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unts-And-Rank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8" table:default-cell-style-name="Default"/>
        <table:table-row table:style-name="ro1">
          <table:table-cell/>
          <table:table-cell table:style-name="ce1" office:value-type="string" calcext:value-type="string" table:number-columns-spanned="16" table:number-rows-spanned="1">
            <text:p>Distmult</text:p>
          </table:table-cell>
          <table:covered-table-cell table:number-columns-repeated="3" table:style-name="ce1"/>
          <table:covered-table-cell table:number-columns-repeated="12"/>
          <table:table-cell table:style-name="ce1" office:value-type="string" calcext:value-type="string" table:number-columns-spanned="16" table:number-rows-spanned="1">
            <text:p>QuatE</text:p>
          </table:table-cell>
          <table:covered-table-cell table:number-columns-repeated="3" table:style-name="ce1"/>
          <table:covered-table-cell table:number-columns-repeated="12"/>
          <table:table-cell table:style-name="ce1" office:value-type="string" calcext:value-type="string" table:number-columns-spanned="16" table:number-rows-spanned="1">
            <text:p>Omult</text:p>
          </table:table-cell>
          <table:covered-table-cell table:number-columns-repeated="3" table:style-name="ce1"/>
          <table:covered-table-cell table:number-columns-repeated="12"/>
          <table:table-cell table:style-name="ce1" office:value-type="string" calcext:value-type="string" table:number-columns-spanned="16" table:number-rows-spanned="1">
            <text:p>Keci</text:p>
          </table:table-cell>
          <table:covered-table-cell table:number-columns-repeated="3" table:style-name="ce1"/>
          <table:covered-table-cell table:number-columns-repeated="12"/>
          <table:table-cell/>
          <table:table-cell table:style-name="ce1" office:value-type="string" calcext:value-type="string" table:number-columns-spanned="2" table:number-rows-spanned="1">
            <text:p>Angula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Euclidean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FB15k-237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Yag03-1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Distmul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Quat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mul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Keci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veral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FB15k-237</text:p>
          </table:table-cell>
          <table:covered-table-cell table:number-columns-repeated="3" table:style-name="ce1"/>
          <table:covered-table-cell table:number-columns-repeated="4"/>
          <table:table-cell table:style-name="ce1" office:value-type="string" calcext:value-type="string" table:number-columns-spanned="8" table:number-rows-spanned="1">
            <text:p>Yago3-10</text:p>
          </table:table-cell>
          <table:covered-table-cell table:number-columns-repeated="3" table:style-name="ce1"/>
          <table:covered-table-cell table:number-columns-repeated="4"/>
          <table:table-cell table:style-name="ce1" office:value-type="string" calcext:value-type="string" table:number-columns-spanned="8" table:number-rows-spanned="1">
            <text:p>FB15k-237</text:p>
          </table:table-cell>
          <table:covered-table-cell table:number-columns-repeated="3" table:style-name="ce1"/>
          <table:covered-table-cell table:number-columns-repeated="4"/>
          <table:table-cell table:style-name="ce1" office:value-type="string" calcext:value-type="string" table:number-columns-spanned="8" table:number-rows-spanned="1">
            <text:p>Yago3-10</text:p>
          </table:table-cell>
          <table:covered-table-cell table:number-columns-repeated="3" table:style-name="ce1"/>
          <table:covered-table-cell table:number-columns-repeated="4"/>
          <table:table-cell table:style-name="ce1" office:value-type="string" calcext:value-type="string" table:number-columns-spanned="8" table:number-rows-spanned="1">
            <text:p>FB15k-237</text:p>
          </table:table-cell>
          <table:covered-table-cell table:number-columns-repeated="3" table:style-name="ce1"/>
          <table:covered-table-cell table:number-columns-repeated="4"/>
          <table:table-cell table:style-name="ce1" office:value-type="string" calcext:value-type="string" table:number-columns-spanned="8" table:number-rows-spanned="1">
            <text:p>Yago3-10</text:p>
          </table:table-cell>
          <table:covered-table-cell table:number-columns-repeated="3" table:style-name="ce1"/>
          <table:covered-table-cell table:number-columns-repeated="4"/>
          <table:table-cell table:style-name="ce1" office:value-type="string" calcext:value-type="string" table:number-columns-spanned="8" table:number-rows-spanned="1">
            <text:p>FB15k-237</text:p>
          </table:table-cell>
          <table:covered-table-cell table:number-columns-repeated="3" table:style-name="ce1"/>
          <table:covered-table-cell table:number-columns-repeated="4"/>
          <table:table-cell table:style-name="ce1" office:value-type="string" calcext:value-type="string" table:number-columns-spanned="8" table:number-rows-spanned="1">
            <text:p>Yago3-10</text:p>
          </table:table-cell>
          <table:covered-table-cell table:number-columns-repeated="3" table:style-name="ce1"/>
          <table:covered-table-cell table:number-columns-repeated="4"/>
          <table:table-cell/>
          <table:table-cell office:value-type="string" calcext:value-type="string">
            <text:p>k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ngula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uclidea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ngula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uclidea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ngula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uclidea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ngula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uclidea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ngula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uclidea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ngula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uclidea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ngula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uclidea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ngula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uclidean</text:p>
          </table:table-cell>
          <table:covered-table-cell table:number-columns-repeated="3"/>
          <table:table-cell/>
          <table:table-cell office:value-type="string" calcext:value-type="string">
            <text:p>N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string" calcext:value-type="string">
            <text:p>N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string" calcext:value-type="string">
            <text:p>N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vg. Rank (R_j)</text:p>
          </table:table-cell>
          <table:table-cell table:style-name="Default" office:value-type="string" calcext:value-type="string">
            <text:p>Outperf. (R_j&gt;(R_min+CD))</text:p>
          </table:table-cell>
          <table:table-cell/>
          <table:table-cell office:value-type="string" calcext:value-type="string">
            <text:p>Avg. Rank (R_j)</text:p>
          </table:table-cell>
          <table:table-cell table:style-name="Default" office:value-type="string" calcext:value-type="string">
            <text:p>Outperf. (R_j&gt;(R_min+CD))</text:p>
          </table:table-cell>
          <table:table-cell/>
          <table:table-cell office:value-type="string" calcext:value-type="string">
            <text:p>Avg. Rank (R_j)</text:p>
          </table:table-cell>
          <table:table-cell table:style-name="Default" office:value-type="string" calcext:value-type="string">
            <text:p>Outperf. (R_j&gt;(R_min+CD))</text:p>
          </table:table-cell>
          <table:table-cell/>
          <table:table-cell office:value-type="string" calcext:value-type="string">
            <text:p>Avg. Rank (R_j)</text:p>
          </table:table-cell>
          <table:table-cell office:value-type="string" calcext:value-type="string">
            <text:p>Outperf. (R_j&gt;(R_min+CD))</text:p>
          </table:table-cell>
          <table:table-cell/>
          <table:table-cell office:value-type="string" calcext:value-type="string">
            <text:p>Avg. Rank (R_j)</text:p>
          </table:table-cell>
          <table:table-cell office:value-type="string" calcext:value-type="string">
            <text:p>Outperf. (R_j&gt;(R_min+CD))</text:p>
          </table:table-cell>
          <table:table-cell/>
          <table:table-cell office:value-type="string" calcext:value-type="string">
            <text:p>Avg. Rank (R_j)</text:p>
          </table:table-cell>
          <table:table-cell office:value-type="string" calcext:value-type="string">
            <text:p>Outperf. (R_j&gt;(R_min+CD))</text:p>
          </table:table-cell>
          <table:table-cell/>
          <table:table-cell office:value-type="string" calcext:value-type="string">
            <text:p>Avg. Rank (R_j)</text:p>
          </table:table-cell>
          <table:table-cell office:value-type="string" calcext:value-type="string">
            <text:p>Outperf. (R_j&gt;(R_min+CD))</text:p>
          </table:table-cell>
          <table:table-cell/>
          <table:table-cell office:value-type="string" calcext:value-type="string">
            <text:p>Avg. Rank (R_j)</text:p>
          </table:table-cell>
          <table:table-cell office:value-type="string" calcext:value-type="string">
            <text:p>Outperf. (R_j&gt;(R_min+CD))</text:p>
          </table:table-cell>
          <table:table-cell/>
          <table:table-cell office:value-type="string" calcext:value-type="string">
            <text:p>Avg. Rank (R_j)</text:p>
          </table:table-cell>
          <table:table-cell office:value-type="string" calcext:value-type="string">
            <text:p>Outperf. (R_j&gt;(R_min+CD))</text:p>
          </table:table-cell>
        </table:table-row>
        <table:table-row table:style-name="ro1">
          <table:table-cell office:value-type="string" calcext:value-type="string">
            <text:p>NGT-pan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5]-[.C5]" office:value-type="float" office:value="5" calcext:value-type="float">
            <text:p>5</text:p>
          </table:table-cell>
          <table:table-cell table:formula="of:=COM.MICROSOFT.RANK.AVG([.D5];[.D$5:.D$27];0)"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5]-[.G5]" office:value-type="float" office:value="2" calcext:value-type="float">
            <text:p>2</text:p>
          </table:table-cell>
          <table:table-cell table:formula="of:=COM.MICROSOFT.RANK.AVG([.H5];[.H$5:.H$27];0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5]-[.K5]" office:value-type="float" office:value="2" calcext:value-type="float">
            <text:p>2</text:p>
          </table:table-cell>
          <table:table-cell table:formula="of:=COM.MICROSOFT.RANK.AVG([.L5];[.L$5:.L$27];0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5]-[.O5]" office:value-type="float" office:value="1" calcext:value-type="float">
            <text:p>1</text:p>
          </table:table-cell>
          <table:table-cell table:formula="of:=COM.MICROSOFT.RANK.AVG([.P5];[.P$5:.P$27];0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R5]-[.S5]" office:value-type="float" office:value="6" calcext:value-type="float">
            <text:p>6</text:p>
          </table:table-cell>
          <table:table-cell table:formula="of:=COM.MICROSOFT.RANK.AVG([.T5];[.T$5:.T$27];0)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V5]-[.W5]" office:value-type="float" office:value="3" calcext:value-type="float">
            <text:p>3</text:p>
          </table:table-cell>
          <table:table-cell table:formula="of:=COM.MICROSOFT.RANK.AVG([.X5];[.X$5:.X$27];0)" office:value-type="float" office:value="7.5" calcext:value-type="float">
            <text:p>7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Z5]-[.AA5]" office:value-type="float" office:value="0" calcext:value-type="float">
            <text:p>0</text:p>
          </table:table-cell>
          <table:table-cell table:formula="of:=COM.MICROSOFT.RANK.AVG([.AB5];[.AB$5:.AB$27];0)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D5]-[.AE5]" office:value-type="float" office:value="1" calcext:value-type="float">
            <text:p>1</text:p>
          </table:table-cell>
          <table:table-cell table:formula="of:=COM.MICROSOFT.RANK.AVG([.AF5];[.AF$5:.AF$27];0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H5]-[.AI5]" office:value-type="float" office:value="5" calcext:value-type="float">
            <text:p>5</text:p>
          </table:table-cell>
          <table:table-cell table:formula="of:=COM.MICROSOFT.RANK.AVG([.AJ5];[.AJ$5:.AJ$27];0)"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L5]-[.AM5]" office:value-type="float" office:value="1" calcext:value-type="float">
            <text:p>1</text:p>
          </table:table-cell>
          <table:table-cell table:formula="of:=COM.MICROSOFT.RANK.AVG([.AN5];[.AN$5:.AN$27];0)"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P5]-[.AQ5]" office:value-type="float" office:value="-1" calcext:value-type="float">
            <text:p>-1</text:p>
          </table:table-cell>
          <table:table-cell table:formula="of:=COM.MICROSOFT.RANK.AVG([.AR5];[.AR$5:.AR$27]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T5]-[.AU5]" office:value-type="float" office:value="-1" calcext:value-type="float">
            <text:p>-1</text:p>
          </table:table-cell>
          <table:table-cell table:formula="of:=COM.MICROSOFT.RANK.AVG([.AV5];[.AV$5:.AV$27];0)"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X5]-[.AY5]" office:value-type="float" office:value="2" calcext:value-type="float">
            <text:p>2</text:p>
          </table:table-cell>
          <table:table-cell table:formula="of:=COM.MICROSOFT.RANK.AVG([.AZ5];[.AZ$5:.AZ$27];0)"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B5]-[.BC5]" office:value-type="float" office:value="2" calcext:value-type="float">
            <text:p>2</text:p>
          </table:table-cell>
          <table:table-cell table:formula="of:=COM.MICROSOFT.RANK.AVG([.BD5];[.BD$5:.BD$27];0)"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F5]-[.BG5]" office:value-type="float" office:value="1" calcext:value-type="float">
            <text:p>1</text:p>
          </table:table-cell>
          <table:table-cell table:formula="of:=COM.MICROSOFT.RANK.AVG([.BH5];[.BH$5:.BH$27]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J5]-[.BK5]" office:value-type="float" office:value="2" calcext:value-type="float">
            <text:p>2</text:p>
          </table:table-cell>
          <table:table-cell table:formula="of:=COM.MICROSOFT.RANK.AVG([.BL5];[.BL$5:.BL$27];0)" office:value-type="float" office:value="9" calcext:value-type="float">
            <text:p>9</text:p>
          </table:table-cell>
          <table:table-cell/>
          <table:table-cell table:formula="of:=([.E5]+[.M5]+[.U5]+[.AC5]+[.AK5]+[.AS5]+[.BA5]+[.BI5])/[.BP$3]" office:value-type="float" office:value="9.8125" calcext:value-type="float">
            <text:p>9.8125</text:p>
          </table:table-cell>
          <table:table-cell table:formula="of:=[.BO5]&gt;([.BP$38])" office:value-type="boolean" office:boolean-value="false" calcext:value-type="boolean">
            <text:p>FALSE</text:p>
          </table:table-cell>
          <table:table-cell/>
          <table:table-cell table:formula="of:=([.I5]+[.Q5]+[.Y5]+[.AG5]+[.AO5]+[.AW5]+[.BE5]+[.BM5])/[.BS$3]" office:value-type="float" office:value="11.25" calcext:value-type="float">
            <text:p>11.25</text:p>
          </table:table-cell>
          <table:table-cell table:formula="of:=[.BR5]&gt;([.BS$38])" office:value-type="boolean" office:boolean-value="false" calcext:value-type="boolean">
            <text:p>FALSE</text:p>
          </table:table-cell>
          <table:table-cell/>
          <table:table-cell table:formula="of:=([.E5]+[.I5]+[.U5]+[.Y5]+[.AK5]+[.AO5]+[.BA5]+[.BE5])/[.BV$3]" office:value-type="float" office:value="9.0625" calcext:value-type="float">
            <text:p>9.0625</text:p>
          </table:table-cell>
          <table:table-cell table:formula="of:=[.BU5]&gt;([.BV$38])" office:value-type="boolean" office:boolean-value="false" calcext:value-type="boolean">
            <text:p>FALSE</text:p>
          </table:table-cell>
          <table:table-cell/>
          <table:table-cell table:formula="of:=([.M5]+[.Q5]+[.AC5]+[.AG5]+[.AS5]+[.AW5]+[.BI5]+[.BM5])/[.BY$3]" office:value-type="float" office:value="12" calcext:value-type="float">
            <text:p>12</text:p>
          </table:table-cell>
          <table:table-cell table:style-name="ce3" table:formula="of:=[.BX5]&gt;([.BY$38])" office:value-type="boolean" office:boolean-value="false" calcext:value-type="boolean">
            <text:p>FALSE</text:p>
          </table:table-cell>
          <table:table-cell/>
          <table:table-cell table:formula="of:=([.E5]+[.I5]+[.M5]+[.Q5])/[.CB$3]" office:value-type="float" office:value="9.375" calcext:value-type="float">
            <text:p>9.375</text:p>
          </table:table-cell>
          <table:table-cell table:style-name="ce3" table:formula="of:=[.CA5]&gt;([.CB$38])" office:value-type="boolean" office:boolean-value="false" calcext:value-type="boolean">
            <text:p>FALSE</text:p>
          </table:table-cell>
          <table:table-cell/>
          <table:table-cell table:formula="of:=([.U5]+[.Y5]+[.AC5]+[.AG5])/[.CE$3]" office:value-type="float" office:value="8.625" calcext:value-type="float">
            <text:p>8.625</text:p>
          </table:table-cell>
          <table:table-cell table:style-name="ce3" table:formula="of:=[.CD5]&gt;([.CE$38])" office:value-type="boolean" office:boolean-value="false" calcext:value-type="boolean">
            <text:p>FALSE</text:p>
          </table:table-cell>
          <table:table-cell/>
          <table:table-cell table:formula="of:=([.AK5]+[.AO5]+[.AS5]+[.AW5])/[.CH$3]" office:value-type="float" office:value="13.375" calcext:value-type="float">
            <text:p>13.375</text:p>
          </table:table-cell>
          <table:table-cell table:style-name="ce3" table:formula="of:=[.CG5]&gt;([.CH$38])" office:value-type="boolean" office:boolean-value="false" calcext:value-type="boolean">
            <text:p>FALSE</text:p>
          </table:table-cell>
          <table:table-cell/>
          <table:table-cell table:formula="of:=([.BA5]+[.BE5]+[.BI5]+[.BM5])/[.CK$3]" office:value-type="float" office:value="10.75" calcext:value-type="float">
            <text:p>10.75</text:p>
          </table:table-cell>
          <table:table-cell table:style-name="ce3" table:formula="of:=[.CJ5]&gt;([.CK$38])" office:value-type="boolean" office:boolean-value="false" calcext:value-type="boolean">
            <text:p>FALSE</text:p>
          </table:table-cell>
          <table:table-cell/>
          <table:table-cell table:formula="of:=([.E5]+[.I5]+[.M5]+[.Q5]+[.U5]+[.Y5]+[.AC5]+[.AG5]+[.AK5]+[.AO5]+[.AS5]+[.AW5]+[.BA5]+[.BE5]+[.BI5]+[.BM5])/[.CN$3]" office:value-type="float" office:value="10.53125" calcext:value-type="float">
            <text:p>10.53125</text:p>
          </table:table-cell>
          <table:table-cell table:style-name="ce3" table:formula="of:=[.CM5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GT-q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6]-[.C6]" office:value-type="float" office:value="15" calcext:value-type="float">
            <text:p>15</text:p>
          </table:table-cell>
          <table:table-cell table:formula="of:=COM.MICROSOFT.RANK.AVG([.D6];[.D$5:.D$27]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-[.G6]" office:value-type="float" office:value="4" calcext:value-type="float">
            <text:p>4</text:p>
          </table:table-cell>
          <table:table-cell table:formula="of:=COM.MICROSOFT.RANK.AVG([.H6];[.H$5:.H$27];0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J6]-[.K6]" office:value-type="float" office:value="14" calcext:value-type="float">
            <text:p>14</text:p>
          </table:table-cell>
          <table:table-cell table:formula="of:=COM.MICROSOFT.RANK.AVG([.L6];[.L$5:.L$27]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N6]-[.O6]" office:value-type="float" office:value="6" calcext:value-type="float">
            <text:p>6</text:p>
          </table:table-cell>
          <table:table-cell table:formula="of:=COM.MICROSOFT.RANK.AVG([.P6];[.P$5:.P$27]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R6]-[.S6]" office:value-type="float" office:value="2" calcext:value-type="float">
            <text:p>2</text:p>
          </table:table-cell>
          <table:table-cell table:formula="of:=COM.MICROSOFT.RANK.AVG([.T6];[.T$5:.T$27];0)"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6]-[.W6]" office:value-type="float" office:value="5" calcext:value-type="float">
            <text:p>5</text:p>
          </table:table-cell>
          <table:table-cell table:formula="of:=COM.MICROSOFT.RANK.AVG([.X6];[.X$5:.X$27];0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Z6]-[.AA6]" office:value-type="float" office:value="9" calcext:value-type="float">
            <text:p>9</text:p>
          </table:table-cell>
          <table:table-cell table:formula="of:=COM.MICROSOFT.RANK.AVG([.AB6];[.AB$5:.AB$27]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D6]-[.AE6]" office:value-type="float" office:value="5" calcext:value-type="float">
            <text:p>5</text:p>
          </table:table-cell>
          <table:table-cell table:formula="of:=COM.MICROSOFT.RANK.AVG([.AF6];[.AF$5:.AF$27];0)"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AH6]-[.AI6]" office:value-type="float" office:value="11" calcext:value-type="float">
            <text:p>11</text:p>
          </table:table-cell>
          <table:table-cell table:formula="of:=COM.MICROSOFT.RANK.AVG([.AJ6];[.AJ$5:.AJ$27];0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L6]-[.AM6]" office:value-type="float" office:value="2" calcext:value-type="float">
            <text:p>2</text:p>
          </table:table-cell>
          <table:table-cell table:formula="of:=COM.MICROSOFT.RANK.AVG([.AN6];[.AN$5:.AN$27];0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P6]-[.AQ6]" office:value-type="float" office:value="5" calcext:value-type="float">
            <text:p>5</text:p>
          </table:table-cell>
          <table:table-cell table:formula="of:=COM.MICROSOFT.RANK.AVG([.AR6];[.AR$5:.AR$27];0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T6]-[.AU6]" office:value-type="float" office:value="5" calcext:value-type="float">
            <text:p>5</text:p>
          </table:table-cell>
          <table:table-cell table:formula="of:=COM.MICROSOFT.RANK.AVG([.AV6];[.AV$5:.AV$27];0)"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X6]-[.AY6]" office:value-type="float" office:value="14" calcext:value-type="float">
            <text:p>14</text:p>
          </table:table-cell>
          <table:table-cell table:formula="of:=COM.MICROSOFT.RANK.AVG([.AZ6];[.AZ$5:.AZ$27]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B6]-[.BC6]" office:value-type="float" office:value="4" calcext:value-type="float">
            <text:p>4</text:p>
          </table:table-cell>
          <table:table-cell table:formula="of:=COM.MICROSOFT.RANK.AVG([.BD6];[.BD$5:.BD$27];0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F6]-[.BG6]" office:value-type="float" office:value="14" calcext:value-type="float">
            <text:p>14</text:p>
          </table:table-cell>
          <table:table-cell table:formula="of:=COM.MICROSOFT.RANK.AVG([.BH6];[.BH$5:.BH$27]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J6]-[.BK6]" office:value-type="float" office:value="5" calcext:value-type="float">
            <text:p>5</text:p>
          </table:table-cell>
          <table:table-cell table:formula="of:=COM.MICROSOFT.RANK.AVG([.BL6];[.BL$5:.BL$27];0)" office:value-type="float" office:value="4.5" calcext:value-type="float">
            <text:p>4.5</text:p>
          </table:table-cell>
          <table:table-cell/>
          <table:table-cell table:formula="of:=([.E6]+[.M6]+[.U6]+[.AC6]+[.AK6]+[.AS6]+[.BA6]+[.BI6])/[.BP$3]" office:value-type="float" office:value="3.4375" calcext:value-type="float">
            <text:p>3.4375</text:p>
          </table:table-cell>
          <table:table-cell table:formula="of:=[.BO6]&gt;([.BP$38])" office:value-type="boolean" office:boolean-value="false" calcext:value-type="boolean">
            <text:p>FALSE</text:p>
          </table:table-cell>
          <table:table-cell/>
          <table:table-cell table:formula="of:=([.I6]+[.Q6]+[.Y6]+[.AG6]+[.AO6]+[.AW6]+[.BE6]+[.BM6])/[.BS$3]" office:value-type="float" office:value="5.8125" calcext:value-type="float">
            <text:p>5.8125</text:p>
          </table:table-cell>
          <table:table-cell table:formula="of:=[.BR6]&gt;([.BS$38])" office:value-type="boolean" office:boolean-value="false" calcext:value-type="boolean">
            <text:p>FALSE</text:p>
          </table:table-cell>
          <table:table-cell/>
          <table:table-cell table:formula="of:=([.E6]+[.I6]+[.U6]+[.Y6]+[.AK6]+[.AO6]+[.BA6]+[.BE6])/[.BV$3]" office:value-type="float" office:value="5.8125" calcext:value-type="float">
            <text:p>5.8125</text:p>
          </table:table-cell>
          <table:table-cell table:formula="of:=[.BU6]&gt;([.BV$38])" office:value-type="boolean" office:boolean-value="false" calcext:value-type="boolean">
            <text:p>FALSE</text:p>
          </table:table-cell>
          <table:table-cell/>
          <table:table-cell table:formula="of:=([.M6]+[.Q6]+[.AC6]+[.AG6]+[.AS6]+[.AW6]+[.BI6]+[.BM6])/[.BY$3]" office:value-type="float" office:value="3.4375" calcext:value-type="float">
            <text:p>3.4375</text:p>
          </table:table-cell>
          <table:table-cell table:style-name="ce3" table:formula="of:=[.BX6]&gt;([.BY$38])" office:value-type="boolean" office:boolean-value="false" calcext:value-type="boolean">
            <text:p>FALSE</text:p>
          </table:table-cell>
          <table:table-cell/>
          <table:table-cell table:formula="of:=([.E6]+[.I6]+[.M6]+[.Q6])/[.CB$3]" office:value-type="float" office:value="3.25" calcext:value-type="float">
            <text:p>3.25</text:p>
          </table:table-cell>
          <table:table-cell table:style-name="ce3" table:formula="of:=[.CA6]&gt;([.CB$38])" office:value-type="boolean" office:boolean-value="false" calcext:value-type="boolean">
            <text:p>FALSE</text:p>
          </table:table-cell>
          <table:table-cell/>
          <table:table-cell table:formula="of:=([.U6]+[.Y6]+[.AC6]+[.AG6])/[.CE$3]" office:value-type="float" office:value="5.25" calcext:value-type="float">
            <text:p>5.25</text:p>
          </table:table-cell>
          <table:table-cell table:style-name="ce3" table:formula="of:=[.CD6]&gt;([.CE$38])" office:value-type="boolean" office:boolean-value="false" calcext:value-type="boolean">
            <text:p>FALSE</text:p>
          </table:table-cell>
          <table:table-cell/>
          <table:table-cell table:formula="of:=([.AK6]+[.AO6]+[.AS6]+[.AW6])/[.CH$3]" office:value-type="float" office:value="6.375" calcext:value-type="float">
            <text:p>6.375</text:p>
          </table:table-cell>
          <table:table-cell table:style-name="ce3" table:formula="of:=[.CG6]&gt;([.CH$38])" office:value-type="boolean" office:boolean-value="false" calcext:value-type="boolean">
            <text:p>FALSE</text:p>
          </table:table-cell>
          <table:table-cell/>
          <table:table-cell table:formula="of:=([.BA6]+[.BE6]+[.BI6]+[.BM6])/[.CK$3]" office:value-type="float" office:value="3.625" calcext:value-type="float">
            <text:p>3.625</text:p>
          </table:table-cell>
          <table:table-cell table:style-name="ce3" table:formula="of:=[.CJ6]&gt;([.CK$38])" office:value-type="boolean" office:boolean-value="false" calcext:value-type="boolean">
            <text:p>FALSE</text:p>
          </table:table-cell>
          <table:table-cell/>
          <table:table-cell table:formula="of:=([.E6]+[.I6]+[.M6]+[.Q6]+[.U6]+[.Y6]+[.AC6]+[.AG6]+[.AK6]+[.AO6]+[.AS6]+[.AW6]+[.BA6]+[.BE6]+[.BI6]+[.BM6])/[.CN$3]" office:value-type="float" office:value="4.625" calcext:value-type="float">
            <text:p>4.625</text:p>
          </table:table-cell>
          <table:table-cell table:style-name="ce3" table:formula="of:=[.CM6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uteforce-bl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7]-[.C7]" office:value-type="float" office:value="3" calcext:value-type="float">
            <text:p>3</text:p>
          </table:table-cell>
          <table:table-cell table:formula="of:=COM.MICROSOFT.RANK.AVG([.D7];[.D$5:.D$27];0)"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7]-[.G7]" office:value-type="float" office:value="3" calcext:value-type="float">
            <text:p>3</text:p>
          </table:table-cell>
          <table:table-cell table:formula="of:=COM.MICROSOFT.RANK.AVG([.H7];[.H$5:.H$27];0)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7]-[.K7]" office:value-type="float" office:value="2" calcext:value-type="float">
            <text:p>2</text:p>
          </table:table-cell>
          <table:table-cell table:formula="of:=COM.MICROSOFT.RANK.AVG([.L7];[.L$5:.L$27];0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7]-[.O7]" office:value-type="float" office:value="0" calcext:value-type="float">
            <text:p>0</text:p>
          </table:table-cell>
          <table:table-cell table:formula="of:=COM.MICROSOFT.RANK.AVG([.P7];[.P$5:.P$27];0)"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R7]-[.S7]" office:value-type="float" office:value="1" calcext:value-type="float">
            <text:p>1</text:p>
          </table:table-cell>
          <table:table-cell table:formula="of:=COM.MICROSOFT.RANK.AVG([.T7];[.T$5:.T$27];0)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7]-[.W7]" office:value-type="float" office:value="1" calcext:value-type="float">
            <text:p>1</text:p>
          </table:table-cell>
          <table:table-cell table:formula="of:=COM.MICROSOFT.RANK.AVG([.X7];[.X$5:.X$27];0)" office:value-type="float" office:value="12.5" calcext:value-type="float">
            <text:p>12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Z7]-[.AA7]" office:value-type="float" office:value="0" calcext:value-type="float">
            <text:p>0</text:p>
          </table:table-cell>
          <table:table-cell table:formula="of:=COM.MICROSOFT.RANK.AVG([.AB7];[.AB$5:.AB$27];0)" office:value-type="float" office:value="12.5" calcext:value-type="float">
            <text:p>12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D7]-[.AE7]" office:value-type="float" office:value="0" calcext:value-type="float">
            <text:p>0</text:p>
          </table:table-cell>
          <table:table-cell table:formula="of:=COM.MICROSOFT.RANK.AVG([.AF7];[.AF$5:.AF$27];0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H7]-[.AI7]" office:value-type="float" office:value="3" calcext:value-type="float">
            <text:p>3</text:p>
          </table:table-cell>
          <table:table-cell table:formula="of:=COM.MICROSOFT.RANK.AVG([.AJ7];[.AJ$5:.AJ$27];0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L7]-[.AM7]" office:value-type="float" office:value="4" calcext:value-type="float">
            <text:p>4</text:p>
          </table:table-cell>
          <table:table-cell table:formula="of:=COM.MICROSOFT.RANK.AVG([.AN7];[.AN$5:.AN$27];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P7]-[.AQ7]" office:value-type="float" office:value="2" calcext:value-type="float">
            <text:p>2</text:p>
          </table:table-cell>
          <table:table-cell table:formula="of:=COM.MICROSOFT.RANK.AVG([.AR7];[.AR$5:.AR$27];0)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T7]-[.AU7]" office:value-type="float" office:value="1" calcext:value-type="float">
            <text:p>1</text:p>
          </table:table-cell>
          <table:table-cell table:formula="of:=COM.MICROSOFT.RANK.AVG([.AV7];[.AV$5:.AV$27];0)"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X7]-[.AY7]" office:value-type="float" office:value="4" calcext:value-type="float">
            <text:p>4</text:p>
          </table:table-cell>
          <table:table-cell table:formula="of:=COM.MICROSOFT.RANK.AVG([.AZ7];[.AZ$5:.AZ$27];0)"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B7]-[.BC7]" office:value-type="float" office:value="2" calcext:value-type="float">
            <text:p>2</text:p>
          </table:table-cell>
          <table:table-cell table:formula="of:=COM.MICROSOFT.RANK.AVG([.BD7];[.BD$5:.BD$27];0)"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F7]-[.BG7]" office:value-type="float" office:value="0" calcext:value-type="float">
            <text:p>0</text:p>
          </table:table-cell>
          <table:table-cell table:formula="of:=COM.MICROSOFT.RANK.AVG([.BH7];[.BH$5:.BH$27];0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J7]-[.BK7]" office:value-type="float" office:value="0" calcext:value-type="float">
            <text:p>0</text:p>
          </table:table-cell>
          <table:table-cell table:formula="of:=COM.MICROSOFT.RANK.AVG([.BL7];[.BL$5:.BL$27];0)" office:value-type="float" office:value="13" calcext:value-type="float">
            <text:p>13</text:p>
          </table:table-cell>
          <table:table-cell/>
          <table:table-cell table:formula="of:=([.E7]+[.M7]+[.U7]+[.AC7]+[.AK7]+[.AS7]+[.BA7]+[.BI7])/[.BP$3]" office:value-type="float" office:value="11.1875" calcext:value-type="float">
            <text:p>11.1875</text:p>
          </table:table-cell>
          <table:table-cell table:formula="of:=[.BO7]&gt;([.BP$38])" office:value-type="boolean" office:boolean-value="false" calcext:value-type="boolean">
            <text:p>FALSE</text:p>
          </table:table-cell>
          <table:table-cell/>
          <table:table-cell table:formula="of:=([.I7]+[.Q7]+[.Y7]+[.AG7]+[.AO7]+[.AW7]+[.BE7]+[.BM7])/[.BS$3]" office:value-type="float" office:value="11.3125" calcext:value-type="float">
            <text:p>11.3125</text:p>
          </table:table-cell>
          <table:table-cell table:formula="of:=[.BR7]&gt;([.BS$38])" office:value-type="boolean" office:boolean-value="false" calcext:value-type="boolean">
            <text:p>FALSE</text:p>
          </table:table-cell>
          <table:table-cell/>
          <table:table-cell table:formula="of:=([.E7]+[.I7]+[.U7]+[.Y7]+[.AK7]+[.AO7]+[.BA7]+[.BE7])/[.BV$3]" office:value-type="float" office:value="10.375" calcext:value-type="float">
            <text:p>10.375</text:p>
          </table:table-cell>
          <table:table-cell table:formula="of:=[.BU7]&gt;([.BV$38])" office:value-type="boolean" office:boolean-value="false" calcext:value-type="boolean">
            <text:p>FALSE</text:p>
          </table:table-cell>
          <table:table-cell/>
          <table:table-cell table:formula="of:=([.M7]+[.Q7]+[.AC7]+[.AG7]+[.AS7]+[.AW7]+[.BI7]+[.BM7])/[.BY$3]" office:value-type="float" office:value="12.125" calcext:value-type="float">
            <text:p>12.125</text:p>
          </table:table-cell>
          <table:table-cell table:style-name="ce3" table:formula="of:=[.BX7]&gt;([.BY$38])" office:value-type="boolean" office:boolean-value="false" calcext:value-type="boolean">
            <text:p>FALSE</text:p>
          </table:table-cell>
          <table:table-cell/>
          <table:table-cell table:formula="of:=([.E7]+[.I7]+[.M7]+[.Q7])/[.CB$3]" office:value-type="float" office:value="10.875" calcext:value-type="float">
            <text:p>10.875</text:p>
          </table:table-cell>
          <table:table-cell table:style-name="ce3" table:formula="of:=[.CA7]&gt;([.CB$38])" office:value-type="boolean" office:boolean-value="false" calcext:value-type="boolean">
            <text:p>FALSE</text:p>
          </table:table-cell>
          <table:table-cell/>
          <table:table-cell table:formula="of:=([.U7]+[.Y7]+[.AC7]+[.AG7])/[.CE$3]" office:value-type="float" office:value="12.875" calcext:value-type="float">
            <text:p>12.875</text:p>
          </table:table-cell>
          <table:table-cell table:style-name="ce3" table:formula="of:=[.CD7]&gt;([.CE$38])" office:value-type="boolean" office:boolean-value="false" calcext:value-type="boolean">
            <text:p>FALSE</text:p>
          </table:table-cell>
          <table:table-cell/>
          <table:table-cell table:formula="of:=([.AK7]+[.AO7]+[.AS7]+[.AW7])/[.CH$3]" office:value-type="float" office:value="10" calcext:value-type="float">
            <text:p>10</text:p>
          </table:table-cell>
          <table:table-cell table:style-name="ce3" table:formula="of:=[.CG7]&gt;([.CH$38])" office:value-type="boolean" office:boolean-value="false" calcext:value-type="boolean">
            <text:p>FALSE</text:p>
          </table:table-cell>
          <table:table-cell/>
          <table:table-cell table:formula="of:=([.BA7]+[.BE7]+[.BI7]+[.BM7])/[.CK$3]" office:value-type="float" office:value="11.25" calcext:value-type="float">
            <text:p>11.25</text:p>
          </table:table-cell>
          <table:table-cell table:style-name="ce3" table:formula="of:=[.CJ7]&gt;([.CK$38])" office:value-type="boolean" office:boolean-value="false" calcext:value-type="boolean">
            <text:p>FALSE</text:p>
          </table:table-cell>
          <table:table-cell/>
          <table:table-cell table:formula="of:=([.E7]+[.I7]+[.M7]+[.Q7]+[.U7]+[.Y7]+[.AC7]+[.AG7]+[.AK7]+[.AO7]+[.AS7]+[.AW7]+[.BA7]+[.BE7]+[.BI7]+[.BM7])/[.CN$3]" office:value-type="float" office:value="11.25" calcext:value-type="float">
            <text:p>11.25</text:p>
          </table:table-cell>
          <table:table-cell table:style-name="ce3" table:formula="of:=[.CM7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8]-[.C8]" office:value-type="float" office:value="-17" calcext:value-type="float">
            <text:p>-17</text:p>
          </table:table-cell>
          <table:table-cell table:formula="of:=COM.MICROSOFT.RANK.AVG([.D8];[.D$5:.D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F8]-[.G8]" office:value-type="float" office:value="-21" calcext:value-type="float">
            <text:p>-21</text:p>
          </table:table-cell>
          <table:table-cell table:formula="of:=COM.MICROSOFT.RANK.AVG([.H8];[.H$5:.H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J8]-[.K8]" office:value-type="float" office:value="-17" calcext:value-type="float">
            <text:p>-17</text:p>
          </table:table-cell>
          <table:table-cell table:formula="of:=COM.MICROSOFT.RANK.AVG([.L8];[.L$5:.L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N8]-[.O8]" office:value-type="float" office:value="-21" calcext:value-type="float">
            <text:p>-21</text:p>
          </table:table-cell>
          <table:table-cell table:formula="of:=COM.MICROSOFT.RANK.AVG([.P8];[.P$5:.P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R8]-[.S8]" office:value-type="float" office:value="-19" calcext:value-type="float">
            <text:p>-19</text:p>
          </table:table-cell>
          <table:table-cell table:formula="of:=COM.MICROSOFT.RANK.AVG([.T8];[.T$5:.T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V8]-[.W8]" office:value-type="float" office:value="-19" calcext:value-type="float">
            <text:p>-19</text:p>
          </table:table-cell>
          <table:table-cell table:formula="of:=COM.MICROSOFT.RANK.AVG([.X8];[.X$5:.X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Z8]-[.AA8]" office:value-type="float" office:value="-19" calcext:value-type="float">
            <text:p>-19</text:p>
          </table:table-cell>
          <table:table-cell table:formula="of:=COM.MICROSOFT.RANK.AVG([.AB8];[.AB$5:.AB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AD8]-[.AE8]" office:value-type="float" office:value="-21" calcext:value-type="float">
            <text:p>-21</text:p>
          </table:table-cell>
          <table:table-cell table:formula="of:=COM.MICROSOFT.RANK.AVG([.AF8];[.AF$5:.AF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AH8]-[.AI8]" office:value-type="float" office:value="-19" calcext:value-type="float">
            <text:p>-19</text:p>
          </table:table-cell>
          <table:table-cell table:formula="of:=COM.MICROSOFT.RANK.AVG([.AJ8];[.AJ$5:.AJ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AL8]-[.AM8]" office:value-type="float" office:value="-21" calcext:value-type="float">
            <text:p>-21</text:p>
          </table:table-cell>
          <table:table-cell table:formula="of:=COM.MICROSOFT.RANK.AVG([.AN8];[.AN$5:.AN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AP8]-[.AQ8]" office:value-type="float" office:value="-20" calcext:value-type="float">
            <text:p>-20</text:p>
          </table:table-cell>
          <table:table-cell table:formula="of:=COM.MICROSOFT.RANK.AVG([.AR8];[.AR$5:.AR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AT8]-[.AU8]" office:value-type="float" office:value="-21" calcext:value-type="float">
            <text:p>-21</text:p>
          </table:table-cell>
          <table:table-cell table:formula="of:=COM.MICROSOFT.RANK.AVG([.AV8];[.AV$5:.AV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AX8]-[.AY8]" office:value-type="float" office:value="-19" calcext:value-type="float">
            <text:p>-19</text:p>
          </table:table-cell>
          <table:table-cell table:formula="of:=COM.MICROSOFT.RANK.AVG([.AZ8];[.AZ$5:.AZ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B8]-[.BC8]" office:value-type="float" office:value="-21" calcext:value-type="float">
            <text:p>-21</text:p>
          </table:table-cell>
          <table:table-cell table:formula="of:=COM.MICROSOFT.RANK.AVG([.BD8];[.BD$5:.BD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F8]-[.BG8]" office:value-type="float" office:value="-19" calcext:value-type="float">
            <text:p>-19</text:p>
          </table:table-cell>
          <table:table-cell table:formula="of:=COM.MICROSOFT.RANK.AVG([.BH8];[.BH$5:.BH$27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J8]-[.BK8]" office:value-type="float" office:value="-21" calcext:value-type="float">
            <text:p>-21</text:p>
          </table:table-cell>
          <table:table-cell table:formula="of:=COM.MICROSOFT.RANK.AVG([.BL8];[.BL$5:.BL$27];0)" office:value-type="float" office:value="23" calcext:value-type="float">
            <text:p>23</text:p>
          </table:table-cell>
          <table:table-cell/>
          <table:table-cell table:formula="of:=([.E8]+[.M8]+[.U8]+[.AC8]+[.AK8]+[.AS8]+[.BA8]+[.BI8])/[.BP$3]" office:value-type="float" office:value="23" calcext:value-type="float">
            <text:p>23</text:p>
          </table:table-cell>
          <table:table-cell table:formula="of:=[.BO8]&gt;([.BP$38])" office:value-type="boolean" office:boolean-value="true" calcext:value-type="boolean">
            <text:p>TRUE</text:p>
          </table:table-cell>
          <table:table-cell/>
          <table:table-cell table:formula="of:=([.I8]+[.Q8]+[.Y8]+[.AG8]+[.AO8]+[.AW8]+[.BE8]+[.BM8])/[.BS$3]" office:value-type="float" office:value="23" calcext:value-type="float">
            <text:p>23</text:p>
          </table:table-cell>
          <table:table-cell table:formula="of:=[.BR8]&gt;([.BS$38])" office:value-type="boolean" office:boolean-value="true" calcext:value-type="boolean">
            <text:p>TRUE</text:p>
          </table:table-cell>
          <table:table-cell/>
          <table:table-cell table:formula="of:=([.E8]+[.I8]+[.U8]+[.Y8]+[.AK8]+[.AO8]+[.BA8]+[.BE8])/[.BV$3]" office:value-type="float" office:value="23" calcext:value-type="float">
            <text:p>23</text:p>
          </table:table-cell>
          <table:table-cell table:formula="of:=[.BU8]&gt;([.BV$38])" office:value-type="boolean" office:boolean-value="true" calcext:value-type="boolean">
            <text:p>TRUE</text:p>
          </table:table-cell>
          <table:table-cell/>
          <table:table-cell table:formula="of:=([.M8]+[.Q8]+[.AC8]+[.AG8]+[.AS8]+[.AW8]+[.BI8]+[.BM8])/[.BY$3]" office:value-type="float" office:value="23" calcext:value-type="float">
            <text:p>23</text:p>
          </table:table-cell>
          <table:table-cell table:style-name="ce3" table:formula="of:=[.BX8]&gt;([.BY$38])" office:value-type="boolean" office:boolean-value="true" calcext:value-type="boolean">
            <text:p>TRUE</text:p>
          </table:table-cell>
          <table:table-cell/>
          <table:table-cell table:formula="of:=([.E8]+[.I8]+[.M8]+[.Q8])/[.CB$3]" office:value-type="float" office:value="23" calcext:value-type="float">
            <text:p>23</text:p>
          </table:table-cell>
          <table:table-cell table:style-name="ce3" table:formula="of:=[.CA8]&gt;([.CB$38])" office:value-type="boolean" office:boolean-value="true" calcext:value-type="boolean">
            <text:p>TRUE</text:p>
          </table:table-cell>
          <table:table-cell/>
          <table:table-cell table:formula="of:=([.U8]+[.Y8]+[.AC8]+[.AG8])/[.CE$3]" office:value-type="float" office:value="23" calcext:value-type="float">
            <text:p>23</text:p>
          </table:table-cell>
          <table:table-cell table:style-name="ce3" table:formula="of:=[.CD8]&gt;([.CE$38])" office:value-type="boolean" office:boolean-value="true" calcext:value-type="boolean">
            <text:p>TRUE</text:p>
          </table:table-cell>
          <table:table-cell/>
          <table:table-cell table:formula="of:=([.AK8]+[.AO8]+[.AS8]+[.AW8])/[.CH$3]" office:value-type="float" office:value="23" calcext:value-type="float">
            <text:p>23</text:p>
          </table:table-cell>
          <table:table-cell table:style-name="ce3" table:formula="of:=[.CG8]&gt;([.CH$38])" office:value-type="boolean" office:boolean-value="true" calcext:value-type="boolean">
            <text:p>TRUE</text:p>
          </table:table-cell>
          <table:table-cell/>
          <table:table-cell table:formula="of:=([.BA8]+[.BE8]+[.BI8]+[.BM8])/[.CK$3]" office:value-type="float" office:value="23" calcext:value-type="float">
            <text:p>23</text:p>
          </table:table-cell>
          <table:table-cell table:style-name="ce3" table:formula="of:=[.CJ8]&gt;([.CK$38])" office:value-type="boolean" office:boolean-value="true" calcext:value-type="boolean">
            <text:p>TRUE</text:p>
          </table:table-cell>
          <table:table-cell/>
          <table:table-cell table:formula="of:=([.E8]+[.I8]+[.M8]+[.Q8]+[.U8]+[.Y8]+[.AC8]+[.AG8]+[.AK8]+[.AO8]+[.AS8]+[.AW8]+[.BA8]+[.BE8]+[.BI8]+[.BM8])/[.CN$3]" office:value-type="float" office:value="23" calcext:value-type="float">
            <text:p>23</text:p>
          </table:table-cell>
          <table:table-cell table:style-name="ce3" table:formula="of:=[.CM8]&gt;([.CN$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iss-iv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9]-[.C9]" office:value-type="float" office:value="3" calcext:value-type="float">
            <text:p>3</text:p>
          </table:table-cell>
          <table:table-cell table:formula="of:=COM.MICROSOFT.RANK.AVG([.D9];[.D$5:.D$27];0)"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9]-[.G9]" office:value-type="float" office:value="20" calcext:value-type="float">
            <text:p>20</text:p>
          </table:table-cell>
          <table:table-cell table:formula="of:=COM.MICROSOFT.RANK.AVG([.H9];[.H$5:.H$27]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COM.MICROSOFT.RANK.AVG([.L9];[.L$5:.L$27];0)"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N9]-[.O9]" office:value-type="float" office:value="19" calcext:value-type="float">
            <text:p>19</text:p>
          </table:table-cell>
          <table:table-cell table:formula="of:=COM.MICROSOFT.RANK.AVG([.P9];[.P$5:.P$27]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R9]-[.S9]" office:value-type="float" office:value="7" calcext:value-type="float">
            <text:p>7</text:p>
          </table:table-cell>
          <table:table-cell table:formula="of:=COM.MICROSOFT.RANK.AVG([.T9];[.T$5:.T$27];0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V9]-[.W9]" office:value-type="float" office:value="17" calcext:value-type="float">
            <text:p>17</text:p>
          </table:table-cell>
          <table:table-cell table:formula="of:=COM.MICROSOFT.RANK.AVG([.X9];[.X$5:.X$27]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Z9]-[.AA9]" office:value-type="float" office:value="6" calcext:value-type="float">
            <text:p>6</text:p>
          </table:table-cell>
          <table:table-cell table:formula="of:=COM.MICROSOFT.RANK.AVG([.AB9];[.AB$5:.AB$27];0)"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AD9]-[.AE9]" office:value-type="float" office:value="19" calcext:value-type="float">
            <text:p>19</text:p>
          </table:table-cell>
          <table:table-cell table:formula="of:=COM.MICROSOFT.RANK.AVG([.AF9];[.AF$5:.AF$27];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9]-[.AI9]" office:value-type="float" office:value="12" calcext:value-type="float">
            <text:p>12</text:p>
          </table:table-cell>
          <table:table-cell table:formula="of:=COM.MICROSOFT.RANK.AVG([.AJ9];[.AJ$5:.AJ$27];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AL9]-[.AM9]" office:value-type="float" office:value="20" calcext:value-type="float">
            <text:p>20</text:p>
          </table:table-cell>
          <table:table-cell table:formula="of:=COM.MICROSOFT.RANK.AVG([.AN9];[.AN$5:.AN$27]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AP9]-[.AQ9]" office:value-type="float" office:value="-11" calcext:value-type="float">
            <text:p>-11</text:p>
          </table:table-cell>
          <table:table-cell table:formula="of:=COM.MICROSOFT.RANK.AVG([.AR9];[.AR$5:.AR$27];0)" office:value-type="float" office:value="21.5" calcext:value-type="float">
            <text:p>21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T9]-[.AU9]" office:value-type="float" office:value="13" calcext:value-type="float">
            <text:p>13</text:p>
          </table:table-cell>
          <table:table-cell table:formula="of:=COM.MICROSOFT.RANK.AVG([.AV9];[.AV$5:.AV$27];0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X9]-[.AY9]" office:value-type="float" office:value="-1" calcext:value-type="float">
            <text:p>-1</text:p>
          </table:table-cell>
          <table:table-cell table:formula="of:=COM.MICROSOFT.RANK.AVG([.AZ9];[.AZ$5:.AZ$27];0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B9]-[.BC9]" office:value-type="float" office:value="17" calcext:value-type="float">
            <text:p>17</text:p>
          </table:table-cell>
          <table:table-cell table:formula="of:=COM.MICROSOFT.RANK.AVG([.BD9];[.BD$5:.BD$27]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F9]-[.BG9]" office:value-type="float" office:value="4" calcext:value-type="float">
            <text:p>4</text:p>
          </table:table-cell>
          <table:table-cell table:formula="of:=COM.MICROSOFT.RANK.AVG([.BH9];[.BH$5:.BH$27];0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J9]-[.BK9]" office:value-type="float" office:value="19" calcext:value-type="float">
            <text:p>19</text:p>
          </table:table-cell>
          <table:table-cell table:formula="of:=COM.MICROSOFT.RANK.AVG([.BL9];[.BL$5:.BL$27];0)" office:value-type="float" office:value="1" calcext:value-type="float">
            <text:p>1</text:p>
          </table:table-cell>
          <table:table-cell/>
          <table:table-cell table:formula="of:=([.E9]+[.M9]+[.U9]+[.AC9]+[.AK9]+[.AS9]+[.BA9]+[.BI9])/[.BP$3]" office:value-type="float" office:value="9.25" calcext:value-type="float">
            <text:p>9.25</text:p>
          </table:table-cell>
          <table:table-cell table:formula="of:=[.BO9]&gt;([.BP$38])" office:value-type="boolean" office:boolean-value="false" calcext:value-type="boolean">
            <text:p>FALSE</text:p>
          </table:table-cell>
          <table:table-cell/>
          <table:table-cell table:formula="of:=([.I9]+[.Q9]+[.Y9]+[.AG9]+[.AO9]+[.AW9]+[.BE9]+[.BM9])/[.BS$3]" office:value-type="float" office:value="1.25" calcext:value-type="float">
            <text:p>1.25</text:p>
          </table:table-cell>
          <table:table-cell table:formula="of:=[.BR9]&gt;([.BS$38])" office:value-type="boolean" office:boolean-value="false" calcext:value-type="boolean">
            <text:p>FALSE</text:p>
          </table:table-cell>
          <table:table-cell/>
          <table:table-cell table:formula="of:=([.E9]+[.I9]+[.U9]+[.Y9]+[.AK9]+[.AO9]+[.BA9]+[.BE9])/[.BV$3]" office:value-type="float" office:value="4.1875" calcext:value-type="float">
            <text:p>4.1875</text:p>
          </table:table-cell>
          <table:table-cell table:formula="of:=[.BU9]&gt;([.BV$38])" office:value-type="boolean" office:boolean-value="false" calcext:value-type="boolean">
            <text:p>FALSE</text:p>
          </table:table-cell>
          <table:table-cell/>
          <table:table-cell table:formula="of:=([.M9]+[.Q9]+[.AC9]+[.AG9]+[.AS9]+[.AW9]+[.BI9]+[.BM9])/[.BY$3]" office:value-type="float" office:value="6.3125" calcext:value-type="float">
            <text:p>6.3125</text:p>
          </table:table-cell>
          <table:table-cell table:style-name="ce3" table:formula="of:=[.BX9]&gt;([.BY$38])" office:value-type="boolean" office:boolean-value="false" calcext:value-type="boolean">
            <text:p>FALSE</text:p>
          </table:table-cell>
          <table:table-cell/>
          <table:table-cell table:formula="of:=([.E9]+[.I9]+[.M9]+[.Q9])/[.CB$3]" office:value-type="float" office:value="6.5" calcext:value-type="float">
            <text:p>6.5</text:p>
          </table:table-cell>
          <table:table-cell table:style-name="ce3" table:formula="of:=[.CA9]&gt;([.CB$38])" office:value-type="boolean" office:boolean-value="false" calcext:value-type="boolean">
            <text:p>FALSE</text:p>
          </table:table-cell>
          <table:table-cell/>
          <table:table-cell table:formula="of:=([.U9]+[.Y9]+[.AC9]+[.AG9])/[.CE$3]" office:value-type="float" office:value="2.125" calcext:value-type="float">
            <text:p>2.125</text:p>
          </table:table-cell>
          <table:table-cell table:style-name="ce3" table:formula="of:=[.CD9]&gt;([.CE$38])" office:value-type="boolean" office:boolean-value="false" calcext:value-type="boolean">
            <text:p>FALSE</text:p>
          </table:table-cell>
          <table:table-cell/>
          <table:table-cell table:formula="of:=([.AK9]+[.AO9]+[.AS9]+[.AW9])/[.CH$3]" office:value-type="float" office:value="6.625" calcext:value-type="float">
            <text:p>6.625</text:p>
          </table:table-cell>
          <table:table-cell table:style-name="ce3" table:formula="of:=[.CG9]&gt;([.CH$38])" office:value-type="boolean" office:boolean-value="false" calcext:value-type="boolean">
            <text:p>FALSE</text:p>
          </table:table-cell>
          <table:table-cell/>
          <table:table-cell table:formula="of:=([.BA9]+[.BE9]+[.BI9]+[.BM9])/[.CK$3]" office:value-type="float" office:value="5.75" calcext:value-type="float">
            <text:p>5.75</text:p>
          </table:table-cell>
          <table:table-cell table:style-name="ce3" table:formula="of:=[.CJ9]&gt;([.CK$38])" office:value-type="boolean" office:boolean-value="false" calcext:value-type="boolean">
            <text:p>FALSE</text:p>
          </table:table-cell>
          <table:table-cell/>
          <table:table-cell table:formula="of:=([.E9]+[.I9]+[.M9]+[.Q9]+[.U9]+[.Y9]+[.AC9]+[.AG9]+[.AK9]+[.AO9]+[.AS9]+[.AW9]+[.BA9]+[.BE9]+[.BI9]+[.BM9])/[.CN$3]" office:value-type="float" office:value="5.25" calcext:value-type="float">
            <text:p>5.25</text:p>
          </table:table-cell>
          <table:table-cell table:style-name="ce3" table:formula="of:=[.CM9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aiss-ivfpqf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4" calcext:value-type="float">
            <text:p>4</text:p>
          </table:table-cell>
          <table:table-cell table:formula="of:=COM.MICROSOFT.RANK.AVG([.D10];[.D$5:.D$27];0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F10]-[.G10]" office:value-type="float" office:value="16" calcext:value-type="float">
            <text:p>16</text:p>
          </table:table-cell>
          <table:table-cell table:formula="of:=COM.MICROSOFT.RANK.AVG([.H10];[.H$5:.H$27]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10]-[.K10]" office:value-type="float" office:value="6" calcext:value-type="float">
            <text:p>6</text:p>
          </table:table-cell>
          <table:table-cell table:formula="of:=COM.MICROSOFT.RANK.AVG([.L10];[.L$5:.L$27];0)"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10]-[.O10]" office:value-type="float" office:value="8" calcext:value-type="float">
            <text:p>8</text:p>
          </table:table-cell>
          <table:table-cell table:formula="of:=COM.MICROSOFT.RANK.AVG([.P10];[.P$5:.P$27]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R10]-[.S10]" office:value-type="float" office:value="5" calcext:value-type="float">
            <text:p>5</text:p>
          </table:table-cell>
          <table:table-cell table:formula="of:=COM.MICROSOFT.RANK.AVG([.T10];[.T$5:.T$27];0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V10]-[.W10]" office:value-type="float" office:value="12" calcext:value-type="float">
            <text:p>12</text:p>
          </table:table-cell>
          <table:table-cell table:formula="of:=COM.MICROSOFT.RANK.AVG([.X10];[.X$5:.X$27]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Z10]-[.AA10]" office:value-type="float" office:value="4" calcext:value-type="float">
            <text:p>4</text:p>
          </table:table-cell>
          <table:table-cell table:formula="of:=COM.MICROSOFT.RANK.AVG([.AB10];[.AB$5:.AB$27];0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D10]-[.AE10]" office:value-type="float" office:value="13" calcext:value-type="float">
            <text:p>13</text:p>
          </table:table-cell>
          <table:table-cell table:formula="of:=COM.MICROSOFT.RANK.AVG([.AF10];[.AF$5:.AF$27]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H10]-[.AI10]" office:value-type="float" office:value="5" calcext:value-type="float">
            <text:p>5</text:p>
          </table:table-cell>
          <table:table-cell table:formula="of:=COM.MICROSOFT.RANK.AVG([.AJ10];[.AJ$5:.AJ$27];0)"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L10]-[.AM10]" office:value-type="float" office:value="13" calcext:value-type="float">
            <text:p>13</text:p>
          </table:table-cell>
          <table:table-cell table:formula="of:=COM.MICROSOFT.RANK.AVG([.AN10];[.AN$5:.AN$27]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P10]-[.AQ10]" office:value-type="float" office:value="6" calcext:value-type="float">
            <text:p>6</text:p>
          </table:table-cell>
          <table:table-cell table:formula="of:=COM.MICROSOFT.RANK.AVG([.AR10];[.AR$5:.AR$27];0)"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T10]-[.AU10]" office:value-type="float" office:value="15" calcext:value-type="float">
            <text:p>15</text:p>
          </table:table-cell>
          <table:table-cell table:formula="of:=COM.MICROSOFT.RANK.AVG([.AV10];[.AV$5:.AV$27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X10]-[.AY10]" office:value-type="float" office:value="2" calcext:value-type="float">
            <text:p>2</text:p>
          </table:table-cell>
          <table:table-cell table:formula="of:=COM.MICROSOFT.RANK.AVG([.AZ10];[.AZ$5:.AZ$27];0)"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B10]-[.BC10]" office:value-type="float" office:value="20" calcext:value-type="float">
            <text:p>20</text:p>
          </table:table-cell>
          <table:table-cell table:formula="of:=COM.MICROSOFT.RANK.AVG([.BD10];[.BD$5:.BD$27]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F10]-[.BG10]" office:value-type="float" office:value="7" calcext:value-type="float">
            <text:p>7</text:p>
          </table:table-cell>
          <table:table-cell table:formula="of:=COM.MICROSOFT.RANK.AVG([.BH10];[.BH$5:.BH$27];0)"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J10]-[.BK10]" office:value-type="float" office:value="14" calcext:value-type="float">
            <text:p>14</text:p>
          </table:table-cell>
          <table:table-cell table:formula="of:=COM.MICROSOFT.RANK.AVG([.BL10];[.BL$5:.BL$27];0)" office:value-type="float" office:value="2" calcext:value-type="float">
            <text:p>2</text:p>
          </table:table-cell>
          <table:table-cell/>
          <table:table-cell table:formula="of:=([.E10]+[.M10]+[.U10]+[.AC10]+[.AK10]+[.AS10]+[.BA10]+[.BI10])/[.BP$3]" office:value-type="float" office:value="6.9375" calcext:value-type="float">
            <text:p>6.9375</text:p>
          </table:table-cell>
          <table:table-cell table:formula="of:=[.BO10]&gt;([.BP$38])" office:value-type="boolean" office:boolean-value="false" calcext:value-type="boolean">
            <text:p>FALSE</text:p>
          </table:table-cell>
          <table:table-cell/>
          <table:table-cell table:formula="of:=([.I10]+[.Q10]+[.Y10]+[.AG10]+[.AO10]+[.AW10]+[.BE10]+[.BM10])/[.BS$3]" office:value-type="float" office:value="1.75" calcext:value-type="float">
            <text:p>1.75</text:p>
          </table:table-cell>
          <table:table-cell table:formula="of:=[.BR10]&gt;([.BS$38])" office:value-type="boolean" office:boolean-value="false" calcext:value-type="boolean">
            <text:p>FALSE</text:p>
          </table:table-cell>
          <table:table-cell/>
          <table:table-cell table:formula="of:=([.E10]+[.I10]+[.U10]+[.Y10]+[.AK10]+[.AO10]+[.BA10]+[.BE10])/[.BV$3]" office:value-type="float" office:value="5" calcext:value-type="float">
            <text:p>5</text:p>
          </table:table-cell>
          <table:table-cell table:formula="of:=[.BU10]&gt;([.BV$38])" office:value-type="boolean" office:boolean-value="false" calcext:value-type="boolean">
            <text:p>FALSE</text:p>
          </table:table-cell>
          <table:table-cell/>
          <table:table-cell table:formula="of:=([.M10]+[.Q10]+[.AC10]+[.AG10]+[.AS10]+[.AW10]+[.BI10]+[.BM10])/[.BY$3]" office:value-type="float" office:value="3.6875" calcext:value-type="float">
            <text:p>3.6875</text:p>
          </table:table-cell>
          <table:table-cell table:style-name="ce3" table:formula="of:=[.BX10]&gt;([.BY$38])" office:value-type="boolean" office:boolean-value="false" calcext:value-type="boolean">
            <text:p>FALSE</text:p>
          </table:table-cell>
          <table:table-cell/>
          <table:table-cell table:formula="of:=([.E10]+[.I10]+[.M10]+[.Q10])/[.CB$3]" office:value-type="float" office:value="4.125" calcext:value-type="float">
            <text:p>4.125</text:p>
          </table:table-cell>
          <table:table-cell table:style-name="ce3" table:formula="of:=[.CA10]&gt;([.CB$38])" office:value-type="boolean" office:boolean-value="false" calcext:value-type="boolean">
            <text:p>FALSE</text:p>
          </table:table-cell>
          <table:table-cell/>
          <table:table-cell table:formula="of:=([.U10]+[.Y10]+[.AC10]+[.AG10])/[.CE$3]" office:value-type="float" office:value="4.75" calcext:value-type="float">
            <text:p>4.75</text:p>
          </table:table-cell>
          <table:table-cell table:style-name="ce3" table:formula="of:=[.CD10]&gt;([.CE$38])" office:value-type="boolean" office:boolean-value="false" calcext:value-type="boolean">
            <text:p>FALSE</text:p>
          </table:table-cell>
          <table:table-cell/>
          <table:table-cell table:formula="of:=([.AK10]+[.AO10]+[.AS10]+[.AW10])/[.CH$3]" office:value-type="float" office:value="4" calcext:value-type="float">
            <text:p>4</text:p>
          </table:table-cell>
          <table:table-cell table:style-name="ce3" table:formula="of:=[.CG10]&gt;([.CH$38])" office:value-type="boolean" office:boolean-value="false" calcext:value-type="boolean">
            <text:p>FALSE</text:p>
          </table:table-cell>
          <table:table-cell/>
          <table:table-cell table:formula="of:=([.BA10]+[.BE10]+[.BI10]+[.BM10])/[.CK$3]" office:value-type="float" office:value="4.5" calcext:value-type="float">
            <text:p>4.5</text:p>
          </table:table-cell>
          <table:table-cell table:style-name="ce3" table:formula="of:=[.CJ10]&gt;([.CK$38])" office:value-type="boolean" office:boolean-value="false" calcext:value-type="boolean">
            <text:p>FALSE</text:p>
          </table:table-cell>
          <table:table-cell/>
          <table:table-cell table:formula="of:=([.E10]+[.I10]+[.M10]+[.Q10]+[.U10]+[.Y10]+[.AC10]+[.AG10]+[.AK10]+[.AO10]+[.AS10]+[.AW10]+[.BA10]+[.BE10]+[.BI10]+[.BM10])/[.CN$3]" office:value-type="float" office:value="4.34375" calcext:value-type="float">
            <text:p>4.34375</text:p>
          </table:table-cell>
          <table:table-cell table:style-name="ce3" table:formula="of:=[.CM10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lan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1]-[.C11]" office:value-type="float" office:value="-11" calcext:value-type="float">
            <text:p>-11</text:p>
          </table:table-cell>
          <table:table-cell table:formula="of:=COM.MICROSOFT.RANK.AVG([.D11];[.D$5:.D$27];0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1]-[.G11]" office:value-type="float" office:value="6" calcext:value-type="float">
            <text:p>6</text:p>
          </table:table-cell>
          <table:table-cell table:formula="of:=COM.MICROSOFT.RANK.AVG([.H11];[.H$5:.H$27];0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J11]-[.K11]" office:value-type="float" office:value="-9" calcext:value-type="float">
            <text:p>-9</text:p>
          </table:table-cell>
          <table:table-cell table:formula="of:=COM.MICROSOFT.RANK.AVG([.L11];[.L$5:.L$27];0)"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11]-[.O11]" office:value-type="float" office:value="1" calcext:value-type="float">
            <text:p>1</text:p>
          </table:table-cell>
          <table:table-cell table:formula="of:=COM.MICROSOFT.RANK.AVG([.P11];[.P$5:.P$27];0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R11]-[.S11]" office:value-type="float" office:value="3" calcext:value-type="float">
            <text:p>3</text:p>
          </table:table-cell>
          <table:table-cell table:formula="of:=COM.MICROSOFT.RANK.AVG([.T11];[.T$5:.T$27];0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V11]-[.W11]" office:value-type="float" office:value="3" calcext:value-type="float">
            <text:p>3</text:p>
          </table:table-cell>
          <table:table-cell table:formula="of:=COM.MICROSOFT.RANK.AVG([.X11];[.X$5:.X$27];0)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Z11]-[.AA11]" office:value-type="float" office:value="-4" calcext:value-type="float">
            <text:p>-4</text:p>
          </table:table-cell>
          <table:table-cell table:formula="of:=COM.MICROSOFT.RANK.AVG([.AB11];[.AB$5:.AB$27];0)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D11]-[.AE11]" office:value-type="float" office:value="0" calcext:value-type="float">
            <text:p>0</text:p>
          </table:table-cell>
          <table:table-cell table:formula="of:=COM.MICROSOFT.RANK.AVG([.AF11];[.AF$5:.AF$27];0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AH11]-[.AI11]" office:value-type="float" office:value="-9" calcext:value-type="float">
            <text:p>-9</text:p>
          </table:table-cell>
          <table:table-cell table:formula="of:=COM.MICROSOFT.RANK.AVG([.AJ11];[.AJ$5:.AJ$27];0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L11]-[.AM11]" office:value-type="float" office:value="5" calcext:value-type="float">
            <text:p>5</text:p>
          </table:table-cell>
          <table:table-cell table:formula="of:=COM.MICROSOFT.RANK.AVG([.AN11];[.AN$5:.AN$27]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P11]-[.AQ11]" office:value-type="float" office:value="2" calcext:value-type="float">
            <text:p>2</text:p>
          </table:table-cell>
          <table:table-cell table:formula="of:=COM.MICROSOFT.RANK.AVG([.AR11];[.AR$5:.AR$27];0)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T11]-[.AU11]" office:value-type="float" office:value="1" calcext:value-type="float">
            <text:p>1</text:p>
          </table:table-cell>
          <table:table-cell table:formula="of:=COM.MICROSOFT.RANK.AVG([.AV11];[.AV$5:.AV$27];0)"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X11]-[.AY11]" office:value-type="float" office:value="6" calcext:value-type="float">
            <text:p>6</text:p>
          </table:table-cell>
          <table:table-cell table:formula="of:=COM.MICROSOFT.RANK.AVG([.AZ11];[.AZ$5:.AZ$27];0)"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B11]-[.BC11]" office:value-type="float" office:value="5" calcext:value-type="float">
            <text:p>5</text:p>
          </table:table-cell>
          <table:table-cell table:formula="of:=COM.MICROSOFT.RANK.AVG([.BD11];[.BD$5:.BD$27];0)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F11]-[.BG11]" office:value-type="float" office:value="-9" calcext:value-type="float">
            <text:p>-9</text:p>
          </table:table-cell>
          <table:table-cell table:formula="of:=COM.MICROSOFT.RANK.AVG([.BH11];[.BH$5:.BH$27];0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J11]-[.BK11]" office:value-type="float" office:value="1" calcext:value-type="float">
            <text:p>1</text:p>
          </table:table-cell>
          <table:table-cell table:formula="of:=COM.MICROSOFT.RANK.AVG([.BL11];[.BL$5:.BL$27];0)" office:value-type="float" office:value="11" calcext:value-type="float">
            <text:p>11</text:p>
          </table:table-cell>
          <table:table-cell/>
          <table:table-cell table:formula="of:=([.E11]+[.M11]+[.U11]+[.AC11]+[.AK11]+[.AS11]+[.BA11]+[.BI11])/[.BP$3]" office:value-type="float" office:value="15.6875" calcext:value-type="float">
            <text:p>15.6875</text:p>
          </table:table-cell>
          <table:table-cell table:formula="of:=[.BO11]&gt;([.BP$38])" office:value-type="boolean" office:boolean-value="true" calcext:value-type="boolean">
            <text:p>TRUE</text:p>
          </table:table-cell>
          <table:table-cell/>
          <table:table-cell table:formula="of:=([.I11]+[.Q11]+[.Y11]+[.AG11]+[.AO11]+[.AW11]+[.BE11]+[.BM11])/[.BS$3]" office:value-type="float" office:value="7.9375" calcext:value-type="float">
            <text:p>7.9375</text:p>
          </table:table-cell>
          <table:table-cell table:formula="of:=[.BR11]&gt;([.BS$38])" office:value-type="boolean" office:boolean-value="false" calcext:value-type="boolean">
            <text:p>FALSE</text:p>
          </table:table-cell>
          <table:table-cell/>
          <table:table-cell table:formula="of:=([.E11]+[.I11]+[.U11]+[.Y11]+[.AK11]+[.AO11]+[.BA11]+[.BE11])/[.BV$3]" office:value-type="float" office:value="8.9375" calcext:value-type="float">
            <text:p>8.9375</text:p>
          </table:table-cell>
          <table:table-cell table:formula="of:=[.BU11]&gt;([.BV$38])" office:value-type="boolean" office:boolean-value="false" calcext:value-type="boolean">
            <text:p>FALSE</text:p>
          </table:table-cell>
          <table:table-cell/>
          <table:table-cell table:formula="of:=([.M11]+[.Q11]+[.AC11]+[.AG11]+[.AS11]+[.AW11]+[.BI11]+[.BM11])/[.BY$3]" office:value-type="float" office:value="14.6875" calcext:value-type="float">
            <text:p>14.6875</text:p>
          </table:table-cell>
          <table:table-cell table:style-name="ce3" table:formula="of:=[.BX11]&gt;([.BY$38])" office:value-type="boolean" office:boolean-value="false" calcext:value-type="boolean">
            <text:p>FALSE</text:p>
          </table:table-cell>
          <table:table-cell/>
          <table:table-cell table:formula="of:=([.E11]+[.I11]+[.M11]+[.Q11])/[.CB$3]" office:value-type="float" office:value="14.125" calcext:value-type="float">
            <text:p>14.125</text:p>
          </table:table-cell>
          <table:table-cell table:style-name="ce3" table:formula="of:=[.CA11]&gt;([.CB$38])" office:value-type="boolean" office:boolean-value="false" calcext:value-type="boolean">
            <text:p>FALSE</text:p>
          </table:table-cell>
          <table:table-cell/>
          <table:table-cell table:formula="of:=([.U11]+[.Y11]+[.AC11]+[.AG11])/[.CE$3]" office:value-type="float" office:value="12.125" calcext:value-type="float">
            <text:p>12.125</text:p>
          </table:table-cell>
          <table:table-cell table:style-name="ce3" table:formula="of:=[.CD11]&gt;([.CE$38])" office:value-type="boolean" office:boolean-value="false" calcext:value-type="boolean">
            <text:p>FALSE</text:p>
          </table:table-cell>
          <table:table-cell/>
          <table:table-cell table:formula="of:=([.AK11]+[.AO11]+[.AS11]+[.AW11])/[.CH$3]" office:value-type="float" office:value="10.75" calcext:value-type="float">
            <text:p>10.75</text:p>
          </table:table-cell>
          <table:table-cell table:style-name="ce3" table:formula="of:=[.CG11]&gt;([.CH$38])" office:value-type="boolean" office:boolean-value="false" calcext:value-type="boolean">
            <text:p>FALSE</text:p>
          </table:table-cell>
          <table:table-cell/>
          <table:table-cell table:formula="of:=([.BA11]+[.BE11]+[.BI11]+[.BM11])/[.CK$3]" office:value-type="float" office:value="10.25" calcext:value-type="float">
            <text:p>10.25</text:p>
          </table:table-cell>
          <table:table-cell table:style-name="ce3" table:formula="of:=[.CJ11]&gt;([.CK$38])" office:value-type="boolean" office:boolean-value="false" calcext:value-type="boolean">
            <text:p>FALSE</text:p>
          </table:table-cell>
          <table:table-cell/>
          <table:table-cell table:formula="of:=([.E11]+[.I11]+[.M11]+[.Q11]+[.U11]+[.Y11]+[.AC11]+[.AG11]+[.AK11]+[.AO11]+[.AS11]+[.AW11]+[.BA11]+[.BE11]+[.BI11]+[.BM11])/[.CN$3]" office:value-type="float" office:value="11.8125" calcext:value-type="float">
            <text:p>11.8125</text:p>
          </table:table-cell>
          <table:table-cell table:style-name="ce3" table:formula="of:=[.CM11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nsw(fais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2]-[.C12]" office:value-type="float" office:value="5" calcext:value-type="float">
            <text:p>5</text:p>
          </table:table-cell>
          <table:table-cell table:formula="of:=COM.MICROSOFT.RANK.AVG([.D12];[.D$5:.D$27];0)"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12]-[.G12]" office:value-type="float" office:value="1" calcext:value-type="float">
            <text:p>1</text:p>
          </table:table-cell>
          <table:table-cell table:formula="of:=COM.MICROSOFT.RANK.AVG([.H12];[.H$5:.H$27];0)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]-[.K12]" office:value-type="float" office:value="1" calcext:value-type="float">
            <text:p>1</text:p>
          </table:table-cell>
          <table:table-cell table:formula="of:=COM.MICROSOFT.RANK.AVG([.L12];[.L$5:.L$27];0)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12]-[.O12]" office:value-type="float" office:value="-1" calcext:value-type="float">
            <text:p>-1</text:p>
          </table:table-cell>
          <table:table-cell table:formula="of:=COM.MICROSOFT.RANK.AVG([.P12];[.P$5:.P$27];0)"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R12]-[.S12]" office:value-type="float" office:value="1" calcext:value-type="float">
            <text:p>1</text:p>
          </table:table-cell>
          <table:table-cell table:formula="of:=COM.MICROSOFT.RANK.AVG([.T12];[.T$5:.T$27];0)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V12]-[.W12]" office:value-type="float" office:value="-3" calcext:value-type="float">
            <text:p>-3</text:p>
          </table:table-cell>
          <table:table-cell table:formula="of:=COM.MICROSOFT.RANK.AVG([.X12];[.X$5:.X$27];0)" office:value-type="float" office:value="18.5" calcext:value-type="float">
            <text:p>18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Z12]-[.AA12]" office:value-type="float" office:value="5" calcext:value-type="float">
            <text:p>5</text:p>
          </table:table-cell>
          <table:table-cell table:formula="of:=COM.MICROSOFT.RANK.AVG([.AB12];[.AB$5:.AB$27]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D12]-[.AE12]" office:value-type="float" office:value="-2" calcext:value-type="float">
            <text:p>-2</text:p>
          </table:table-cell>
          <table:table-cell table:formula="of:=COM.MICROSOFT.RANK.AVG([.AF12];[.AF$5:.AF$27];0)"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H12]-[.AI12]" office:value-type="float" office:value="8" calcext:value-type="float">
            <text:p>8</text:p>
          </table:table-cell>
          <table:table-cell table:formula="of:=COM.MICROSOFT.RANK.AVG([.AJ12];[.AJ$5:.AJ$27];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L12]-[.AM12]" office:value-type="float" office:value="-1" calcext:value-type="float">
            <text:p>-1</text:p>
          </table:table-cell>
          <table:table-cell table:formula="of:=COM.MICROSOFT.RANK.AVG([.AN12];[.AN$5:.AN$27];0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P12]-[.AQ12]" office:value-type="float" office:value="2" calcext:value-type="float">
            <text:p>2</text:p>
          </table:table-cell>
          <table:table-cell table:formula="of:=COM.MICROSOFT.RANK.AVG([.AR12];[.AR$5:.AR$27];0)"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T12]-[.AU12]" office:value-type="float" office:value="1" calcext:value-type="float">
            <text:p>1</text:p>
          </table:table-cell>
          <table:table-cell table:formula="of:=COM.MICROSOFT.RANK.AVG([.AV12];[.AV$5:.AV$27];0)"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AX12]-[.AY12]" office:value-type="float" office:value="7" calcext:value-type="float">
            <text:p>7</text:p>
          </table:table-cell>
          <table:table-cell table:formula="of:=COM.MICROSOFT.RANK.AVG([.AZ12];[.AZ$5:.AZ$27];0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B12]-[.BC12]" office:value-type="float" office:value="-1" calcext:value-type="float">
            <text:p>-1</text:p>
          </table:table-cell>
          <table:table-cell table:formula="of:=COM.MICROSOFT.RANK.AVG([.BD12];[.BD$5:.BD$27];0)"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F12]-[.BG12]" office:value-type="float" office:value="3" calcext:value-type="float">
            <text:p>3</text:p>
          </table:table-cell>
          <table:table-cell table:formula="of:=COM.MICROSOFT.RANK.AVG([.BH12];[.BH$5:.BH$27];0)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J12]-[.BK12]" office:value-type="float" office:value="-2" calcext:value-type="float">
            <text:p>-2</text:p>
          </table:table-cell>
          <table:table-cell table:formula="of:=COM.MICROSOFT.RANK.AVG([.BL12];[.BL$5:.BL$27];0)" office:value-type="float" office:value="17.5" calcext:value-type="float">
            <text:p>17.5</text:p>
          </table:table-cell>
          <table:table-cell/>
          <table:table-cell table:formula="of:=([.E12]+[.M12]+[.U12]+[.AC12]+[.AK12]+[.AS12]+[.BA12]+[.BI12])/[.BP$3]" office:value-type="float" office:value="8.3125" calcext:value-type="float">
            <text:p>8.3125</text:p>
          </table:table-cell>
          <table:table-cell table:formula="of:=[.BO12]&gt;([.BP$38])" office:value-type="boolean" office:boolean-value="false" calcext:value-type="boolean">
            <text:p>FALSE</text:p>
          </table:table-cell>
          <table:table-cell/>
          <table:table-cell table:formula="of:=([.I12]+[.Q12]+[.Y12]+[.AG12]+[.AO12]+[.AW12]+[.BE12]+[.BM12])/[.BS$3]" office:value-type="float" office:value="15.9375" calcext:value-type="float">
            <text:p>15.9375</text:p>
          </table:table-cell>
          <table:table-cell table:formula="of:=[.BR12]&gt;([.BS$38])" office:value-type="boolean" office:boolean-value="true" calcext:value-type="boolean">
            <text:p>TRUE</text:p>
          </table:table-cell>
          <table:table-cell/>
          <table:table-cell table:formula="of:=([.E12]+[.I12]+[.U12]+[.Y12]+[.AK12]+[.AO12]+[.BA12]+[.BE12])/[.BV$3]" office:value-type="float" office:value="11.5625" calcext:value-type="float">
            <text:p>11.5625</text:p>
          </table:table-cell>
          <table:table-cell table:formula="of:=[.BU12]&gt;([.BV$38])" office:value-type="boolean" office:boolean-value="false" calcext:value-type="boolean">
            <text:p>FALSE</text:p>
          </table:table-cell>
          <table:table-cell/>
          <table:table-cell table:formula="of:=([.M12]+[.Q12]+[.AC12]+[.AG12]+[.AS12]+[.AW12]+[.BI12]+[.BM12])/[.BY$3]" office:value-type="float" office:value="12.6875" calcext:value-type="float">
            <text:p>12.6875</text:p>
          </table:table-cell>
          <table:table-cell table:style-name="ce3" table:formula="of:=[.BX12]&gt;([.BY$38])" office:value-type="boolean" office:boolean-value="false" calcext:value-type="boolean">
            <text:p>FALSE</text:p>
          </table:table-cell>
          <table:table-cell/>
          <table:table-cell table:formula="of:=([.E12]+[.I12]+[.M12]+[.Q12])/[.CB$3]" office:value-type="float" office:value="12" calcext:value-type="float">
            <text:p>12</text:p>
          </table:table-cell>
          <table:table-cell table:style-name="ce3" table:formula="of:=[.CA12]&gt;([.CB$38])" office:value-type="boolean" office:boolean-value="false" calcext:value-type="boolean">
            <text:p>FALSE</text:p>
          </table:table-cell>
          <table:table-cell/>
          <table:table-cell table:formula="of:=([.U12]+[.Y12]+[.AC12]+[.AG12])/[.CE$3]" office:value-type="float" office:value="14.125" calcext:value-type="float">
            <text:p>14.125</text:p>
          </table:table-cell>
          <table:table-cell table:style-name="ce3" table:formula="of:=[.CD12]&gt;([.CE$38])" office:value-type="boolean" office:boolean-value="false" calcext:value-type="boolean">
            <text:p>FALSE</text:p>
          </table:table-cell>
          <table:table-cell/>
          <table:table-cell table:formula="of:=([.AK12]+[.AO12]+[.AS12]+[.AW12])/[.CH$3]" office:value-type="float" office:value="11" calcext:value-type="float">
            <text:p>11</text:p>
          </table:table-cell>
          <table:table-cell table:style-name="ce3" table:formula="of:=[.CG12]&gt;([.CH$38])" office:value-type="boolean" office:boolean-value="false" calcext:value-type="boolean">
            <text:p>FALSE</text:p>
          </table:table-cell>
          <table:table-cell/>
          <table:table-cell table:formula="of:=([.BA12]+[.BE12]+[.BI12]+[.BM12])/[.CK$3]" office:value-type="float" office:value="11.375" calcext:value-type="float">
            <text:p>11.375</text:p>
          </table:table-cell>
          <table:table-cell table:style-name="ce3" table:formula="of:=[.CJ12]&gt;([.CK$38])" office:value-type="boolean" office:boolean-value="false" calcext:value-type="boolean">
            <text:p>FALSE</text:p>
          </table:table-cell>
          <table:table-cell/>
          <table:table-cell table:formula="of:=([.E12]+[.I12]+[.M12]+[.Q12]+[.U12]+[.Y12]+[.AC12]+[.AG12]+[.AK12]+[.AO12]+[.AS12]+[.AW12]+[.BA12]+[.BE12]+[.BI12]+[.BM12])/[.CN$3]" office:value-type="float" office:value="12.125" calcext:value-type="float">
            <text:p>12.125</text:p>
          </table:table-cell>
          <table:table-cell table:style-name="ce3" table:formula="of:=[.CM12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nsw(vespa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13]-[.C13]" office:value-type="float" office:value="4" calcext:value-type="float">
            <text:p>4</text:p>
          </table:table-cell>
          <table:table-cell table:formula="of:=COM.MICROSOFT.RANK.AVG([.D13];[.D$5:.D$27];0)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COM.MICROSOFT.RANK.AVG([.H13];[.H$5:.H$27];0)"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3]-[.K13]" office:value-type="float" office:value="2" calcext:value-type="float">
            <text:p>2</text:p>
          </table:table-cell>
          <table:table-cell table:formula="of:=COM.MICROSOFT.RANK.AVG([.L13];[.L$5:.L$27];0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N13]-[.O13]" office:value-type="float" office:value="-1" calcext:value-type="float">
            <text:p>-1</text:p>
          </table:table-cell>
          <table:table-cell table:formula="of:=COM.MICROSOFT.RANK.AVG([.P13];[.P$5:.P$27];0)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R13]-[.S13]" office:value-type="float" office:value="6" calcext:value-type="float">
            <text:p>6</text:p>
          </table:table-cell>
          <table:table-cell table:formula="of:=COM.MICROSOFT.RANK.AVG([.T13];[.T$5:.T$27];0)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V13]-[.W13]" office:value-type="float" office:value="2" calcext:value-type="float">
            <text:p>2</text:p>
          </table:table-cell>
          <table:table-cell table:formula="of:=COM.MICROSOFT.RANK.AVG([.X13];[.X$5:.X$27];0)"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Z13]-[.AA13]" office:value-type="float" office:value="6" calcext:value-type="float">
            <text:p>6</text:p>
          </table:table-cell>
          <table:table-cell table:formula="of:=COM.MICROSOFT.RANK.AVG([.AB13];[.AB$5:.AB$27];0)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D13]-[.AE13]" office:value-type="float" office:value="-3" calcext:value-type="float">
            <text:p>-3</text:p>
          </table:table-cell>
          <table:table-cell table:formula="of:=COM.MICROSOFT.RANK.AVG([.AF13];[.AF$5:.AF$27];0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H13]-[.AI13]" office:value-type="float" office:value="6" calcext:value-type="float">
            <text:p>6</text:p>
          </table:table-cell>
          <table:table-cell table:formula="of:=COM.MICROSOFT.RANK.AVG([.AJ13];[.AJ$5:.AJ$27];0)" office:value-type="float" office:value="7.5" calcext:value-type="float">
            <text:p>7.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L13]-[.AM13]" office:value-type="float" office:value="0" calcext:value-type="float">
            <text:p>0</text:p>
          </table:table-cell>
          <table:table-cell table:formula="of:=COM.MICROSOFT.RANK.AVG([.AN13];[.AN$5:.AN$27];0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P13]-[.AQ13]" office:value-type="float" office:value="6" calcext:value-type="float">
            <text:p>6</text:p>
          </table:table-cell>
          <table:table-cell table:formula="of:=COM.MICROSOFT.RANK.AVG([.AR13];[.AR$5:.AR$27];0)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T13]-[.AU13]" office:value-type="float" office:value="-5" calcext:value-type="float">
            <text:p>-5</text:p>
          </table:table-cell>
          <table:table-cell table:formula="of:=COM.MICROSOFT.RANK.AVG([.AV13];[.AV$5:.AV$27];0)" office:value-type="float" office:value="19.5" calcext:value-type="float">
            <text:p>19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X13]-[.AY13]" office:value-type="float" office:value="4" calcext:value-type="float">
            <text:p>4</text:p>
          </table:table-cell>
          <table:table-cell table:formula="of:=COM.MICROSOFT.RANK.AVG([.AZ13];[.AZ$5:.AZ$27];0)"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B13]-[.BC13]" office:value-type="float" office:value="1" calcext:value-type="float">
            <text:p>1</text:p>
          </table:table-cell>
          <table:table-cell table:formula="of:=COM.MICROSOFT.RANK.AVG([.BD13];[.BD$5:.BD$27];0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F13]-[.BG13]" office:value-type="float" office:value="2" calcext:value-type="float">
            <text:p>2</text:p>
          </table:table-cell>
          <table:table-cell table:formula="of:=COM.MICROSOFT.RANK.AVG([.BH13];[.BH$5:.BH$27];0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J13]-[.BK13]" office:value-type="float" office:value="-2" calcext:value-type="float">
            <text:p>-2</text:p>
          </table:table-cell>
          <table:table-cell table:formula="of:=COM.MICROSOFT.RANK.AVG([.BL13];[.BL$5:.BL$27];0)" office:value-type="float" office:value="17.5" calcext:value-type="float">
            <text:p>17.5</text:p>
          </table:table-cell>
          <table:table-cell/>
          <table:table-cell table:formula="of:=([.E13]+[.M13]+[.U13]+[.AC13]+[.AK13]+[.AS13]+[.BA13]+[.BI13])/[.BP$3]" office:value-type="float" office:value="6.8125" calcext:value-type="float">
            <text:p>6.8125</text:p>
          </table:table-cell>
          <table:table-cell table:formula="of:=[.BO13]&gt;([.BP$38])" office:value-type="boolean" office:boolean-value="false" calcext:value-type="boolean">
            <text:p>FALSE</text:p>
          </table:table-cell>
          <table:table-cell/>
          <table:table-cell table:formula="of:=([.I13]+[.Q13]+[.Y13]+[.AG13]+[.AO13]+[.AW13]+[.BE13]+[.BM13])/[.BS$3]" office:value-type="float" office:value="15.6875" calcext:value-type="float">
            <text:p>15.6875</text:p>
          </table:table-cell>
          <table:table-cell table:formula="of:=[.BR13]&gt;([.BS$38])" office:value-type="boolean" office:boolean-value="true" calcext:value-type="boolean">
            <text:p>TRUE</text:p>
          </table:table-cell>
          <table:table-cell/>
          <table:table-cell table:formula="of:=([.E13]+[.I13]+[.U13]+[.Y13]+[.AK13]+[.AO13]+[.BA13]+[.BE13])/[.BV$3]" office:value-type="float" office:value="9.9375" calcext:value-type="float">
            <text:p>9.9375</text:p>
          </table:table-cell>
          <table:table-cell table:formula="of:=[.BU13]&gt;([.BV$38])" office:value-type="boolean" office:boolean-value="false" calcext:value-type="boolean">
            <text:p>FALSE</text:p>
          </table:table-cell>
          <table:table-cell/>
          <table:table-cell table:formula="of:=([.M13]+[.Q13]+[.AC13]+[.AG13]+[.AS13]+[.AW13]+[.BI13]+[.BM13])/[.BY$3]" office:value-type="float" office:value="12.5625" calcext:value-type="float">
            <text:p>12.5625</text:p>
          </table:table-cell>
          <table:table-cell table:style-name="ce3" table:formula="of:=[.BX13]&gt;([.BY$38])" office:value-type="boolean" office:boolean-value="false" calcext:value-type="boolean">
            <text:p>FALSE</text:p>
          </table:table-cell>
          <table:table-cell/>
          <table:table-cell table:formula="of:=([.E13]+[.I13]+[.M13]+[.Q13])/[.CB$3]" office:value-type="float" office:value="12.5" calcext:value-type="float">
            <text:p>12.5</text:p>
          </table:table-cell>
          <table:table-cell table:style-name="ce3" table:formula="of:=[.CA13]&gt;([.CB$38])" office:value-type="boolean" office:boolean-value="false" calcext:value-type="boolean">
            <text:p>FALSE</text:p>
          </table:table-cell>
          <table:table-cell/>
          <table:table-cell table:formula="of:=([.U13]+[.Y13]+[.AC13]+[.AG13])/[.CE$3]" office:value-type="float" office:value="8.875" calcext:value-type="float">
            <text:p>8.875</text:p>
          </table:table-cell>
          <table:table-cell table:style-name="ce3" table:formula="of:=[.CD13]&gt;([.CE$38])" office:value-type="boolean" office:boolean-value="false" calcext:value-type="boolean">
            <text:p>FALSE</text:p>
          </table:table-cell>
          <table:table-cell/>
          <table:table-cell table:formula="of:=([.AK13]+[.AO13]+[.AS13]+[.AW13])/[.CH$3]" office:value-type="float" office:value="11.375" calcext:value-type="float">
            <text:p>11.375</text:p>
          </table:table-cell>
          <table:table-cell table:style-name="ce3" table:formula="of:=[.CG13]&gt;([.CH$38])" office:value-type="boolean" office:boolean-value="false" calcext:value-type="boolean">
            <text:p>FALSE</text:p>
          </table:table-cell>
          <table:table-cell/>
          <table:table-cell table:formula="of:=([.BA13]+[.BE13]+[.BI13]+[.BM13])/[.CK$3]" office:value-type="float" office:value="12.25" calcext:value-type="float">
            <text:p>12.25</text:p>
          </table:table-cell>
          <table:table-cell table:style-name="ce3" table:formula="of:=[.CJ13]&gt;([.CK$38])" office:value-type="boolean" office:boolean-value="false" calcext:value-type="boolean">
            <text:p>FALSE</text:p>
          </table:table-cell>
          <table:table-cell/>
          <table:table-cell table:formula="of:=([.E13]+[.I13]+[.M13]+[.Q13]+[.U13]+[.Y13]+[.AC13]+[.AG13]+[.AK13]+[.AO13]+[.AS13]+[.AW13]+[.BA13]+[.BE13]+[.BI13]+[.BM13])/[.CN$3]" office:value-type="float" office:value="11.25" calcext:value-type="float">
            <text:p>11.25</text:p>
          </table:table-cell>
          <table:table-cell table:style-name="ce3" table:formula="of:=[.CM13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nswli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4]-[.C14]" office:value-type="float" office:value="16" calcext:value-type="float">
            <text:p>16</text:p>
          </table:table-cell>
          <table:table-cell table:formula="of:=COM.MICROSOFT.RANK.AVG([.D14];[.D$5:.D$27]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14]-[.G14]" office:value-type="float" office:value="3" calcext:value-type="float">
            <text:p>3</text:p>
          </table:table-cell>
          <table:table-cell table:formula="of:=COM.MICROSOFT.RANK.AVG([.H14];[.H$5:.H$27];0)"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14]-[.K14]" office:value-type="float" office:value="5" calcext:value-type="float">
            <text:p>5</text:p>
          </table:table-cell>
          <table:table-cell table:formula="of:=COM.MICROSOFT.RANK.AVG([.L14];[.L$5:.L$27];0)"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N14]-[.O14]" office:value-type="float" office:value="4" calcext:value-type="float">
            <text:p>4</text:p>
          </table:table-cell>
          <table:table-cell table:formula="of:=COM.MICROSOFT.RANK.AVG([.P14];[.P$5:.P$27];0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R14]-[.S14]" office:value-type="float" office:value="15" calcext:value-type="float">
            <text:p>15</text:p>
          </table:table-cell>
          <table:table-cell table:formula="of:=COM.MICROSOFT.RANK.AVG([.T14];[.T$5:.T$27]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V14]-[.W14]" office:value-type="float" office:value="8" calcext:value-type="float">
            <text:p>8</text:p>
          </table:table-cell>
          <table:table-cell table:formula="of:=COM.MICROSOFT.RANK.AVG([.X14];[.X$5:.X$27];0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Z14]-[.AA14]" office:value-type="float" office:value="6" calcext:value-type="float">
            <text:p>6</text:p>
          </table:table-cell>
          <table:table-cell table:formula="of:=COM.MICROSOFT.RANK.AVG([.AB14];[.AB$5:.AB$27];0)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D14]-[.AE14]" office:value-type="float" office:value="2" calcext:value-type="float">
            <text:p>2</text:p>
          </table:table-cell>
          <table:table-cell table:formula="of:=COM.MICROSOFT.RANK.AVG([.AF14];[.AF$5:.AF$27];0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H14]-[.AI14]" office:value-type="float" office:value="15" calcext:value-type="float">
            <text:p>15</text:p>
          </table:table-cell>
          <table:table-cell table:formula="of:=COM.MICROSOFT.RANK.AVG([.AJ14];[.AJ$5:.AJ$27]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L14]-[.AM14]" office:value-type="float" office:value="3" calcext:value-type="float">
            <text:p>3</text:p>
          </table:table-cell>
          <table:table-cell table:formula="of:=COM.MICROSOFT.RANK.AVG([.AN14];[.AN$5:.AN$27];0)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AP14]-[.AQ14]" office:value-type="float" office:value="9" calcext:value-type="float">
            <text:p>9</text:p>
          </table:table-cell>
          <table:table-cell table:formula="of:=COM.MICROSOFT.RANK.AVG([.AR14];[.AR$5:.AR$27]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T14]-[.AU14]" office:value-type="float" office:value="2" calcext:value-type="float">
            <text:p>2</text:p>
          </table:table-cell>
          <table:table-cell table:formula="of:=COM.MICROSOFT.RANK.AVG([.AV14];[.AV$5:.AV$27];0)"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AX14]-[.AY14]" office:value-type="float" office:value="17" calcext:value-type="float">
            <text:p>17</text:p>
          </table:table-cell>
          <table:table-cell table:formula="of:=COM.MICROSOFT.RANK.AVG([.AZ14];[.AZ$5:.AZ$27]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B14]-[.BC14]" office:value-type="float" office:value="3" calcext:value-type="float">
            <text:p>3</text:p>
          </table:table-cell>
          <table:table-cell table:formula="of:=COM.MICROSOFT.RANK.AVG([.BD14];[.BD$5:.BD$27];0)"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F14]-[.BG14]" office:value-type="float" office:value="13" calcext:value-type="float">
            <text:p>13</text:p>
          </table:table-cell>
          <table:table-cell table:formula="of:=COM.MICROSOFT.RANK.AVG([.BH14];[.BH$5:.BH$27]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J14]-[.BK14]" office:value-type="float" office:value="5" calcext:value-type="float">
            <text:p>5</text:p>
          </table:table-cell>
          <table:table-cell table:formula="of:=COM.MICROSOFT.RANK.AVG([.BL14];[.BL$5:.BL$27];0)" office:value-type="float" office:value="4.5" calcext:value-type="float">
            <text:p>4.5</text:p>
          </table:table-cell>
          <table:table-cell/>
          <table:table-cell table:formula="of:=([.E14]+[.M14]+[.U14]+[.AC14]+[.AK14]+[.AS14]+[.BA14]+[.BI14])/[.BP$3]" office:value-type="float" office:value="2.25" calcext:value-type="float">
            <text:p>2.25</text:p>
          </table:table-cell>
          <table:table-cell table:formula="of:=[.BO14]&gt;([.BP$38])" office:value-type="boolean" office:boolean-value="false" calcext:value-type="boolean">
            <text:p>FALSE</text:p>
          </table:table-cell>
          <table:table-cell/>
          <table:table-cell table:formula="of:=([.I14]+[.Q14]+[.Y14]+[.AG14]+[.AO14]+[.AW14]+[.BE14]+[.BM14])/[.BS$3]" office:value-type="float" office:value="7.3125" calcext:value-type="float">
            <text:p>7.3125</text:p>
          </table:table-cell>
          <table:table-cell table:formula="of:=[.BR14]&gt;([.BS$38])" office:value-type="boolean" office:boolean-value="false" calcext:value-type="boolean">
            <text:p>FALSE</text:p>
          </table:table-cell>
          <table:table-cell/>
          <table:table-cell table:formula="of:=([.E14]+[.I14]+[.U14]+[.Y14]+[.AK14]+[.AO14]+[.BA14]+[.BE14])/[.BV$3]" office:value-type="float" office:value="4.4375" calcext:value-type="float">
            <text:p>4.4375</text:p>
          </table:table-cell>
          <table:table-cell table:formula="of:=[.BU14]&gt;([.BV$38])" office:value-type="boolean" office:boolean-value="false" calcext:value-type="boolean">
            <text:p>FALSE</text:p>
          </table:table-cell>
          <table:table-cell/>
          <table:table-cell table:formula="of:=([.M14]+[.Q14]+[.AC14]+[.AG14]+[.AS14]+[.AW14]+[.BI14]+[.BM14])/[.BY$3]" office:value-type="float" office:value="5.125" calcext:value-type="float">
            <text:p>5.125</text:p>
          </table:table-cell>
          <table:table-cell table:style-name="ce3" table:formula="of:=[.BX14]&gt;([.BY$38])" office:value-type="boolean" office:boolean-value="false" calcext:value-type="boolean">
            <text:p>FALSE</text:p>
          </table:table-cell>
          <table:table-cell/>
          <table:table-cell table:formula="of:=([.E14]+[.I14]+[.M14]+[.Q14])/[.CB$3]" office:value-type="float" office:value="5.75" calcext:value-type="float">
            <text:p>5.75</text:p>
          </table:table-cell>
          <table:table-cell table:style-name="ce3" table:formula="of:=[.CA14]&gt;([.CB$38])" office:value-type="boolean" office:boolean-value="false" calcext:value-type="boolean">
            <text:p>FALSE</text:p>
          </table:table-cell>
          <table:table-cell/>
          <table:table-cell table:formula="of:=([.U14]+[.Y14]+[.AC14]+[.AG14])/[.CE$3]" office:value-type="float" office:value="4.375" calcext:value-type="float">
            <text:p>4.375</text:p>
          </table:table-cell>
          <table:table-cell table:style-name="ce3" table:formula="of:=[.CD14]&gt;([.CE$38])" office:value-type="boolean" office:boolean-value="false" calcext:value-type="boolean">
            <text:p>FALSE</text:p>
          </table:table-cell>
          <table:table-cell/>
          <table:table-cell table:formula="of:=([.AK14]+[.AO14]+[.AS14]+[.AW14])/[.CH$3]" office:value-type="float" office:value="4.75" calcext:value-type="float">
            <text:p>4.75</text:p>
          </table:table-cell>
          <table:table-cell table:style-name="ce3" table:formula="of:=[.CG14]&gt;([.CH$38])" office:value-type="boolean" office:boolean-value="false" calcext:value-type="boolean">
            <text:p>FALSE</text:p>
          </table:table-cell>
          <table:table-cell/>
          <table:table-cell table:formula="of:=([.BA14]+[.BE14]+[.BI14]+[.BM14])/[.CK$3]" office:value-type="float" office:value="4.25" calcext:value-type="float">
            <text:p>4.25</text:p>
          </table:table-cell>
          <table:table-cell table:style-name="ce3" table:formula="of:=[.CJ14]&gt;([.CK$38])" office:value-type="boolean" office:boolean-value="false" calcext:value-type="boolean">
            <text:p>FALSE</text:p>
          </table:table-cell>
          <table:table-cell/>
          <table:table-cell table:formula="of:=([.E14]+[.I14]+[.M14]+[.Q14]+[.U14]+[.Y14]+[.AC14]+[.AG14]+[.AK14]+[.AO14]+[.AS14]+[.AW14]+[.BA14]+[.BE14]+[.BI14]+[.BM14])/[.CN$3]" office:value-type="float" office:value="4.78125" calcext:value-type="float">
            <text:p>4.78125</text:p>
          </table:table-cell>
          <table:table-cell table:style-name="ce3" table:formula="of:=[.CM14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ucenek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5]-[.C15]" office:value-type="float" office:value="-3" calcext:value-type="float">
            <text:p>-3</text:p>
          </table:table-cell>
          <table:table-cell table:formula="of:=COM.MICROSOFT.RANK.AVG([.D15];[.D$5:.D$27]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5]-[.G15]" office:value-type="float" office:value="-14" calcext:value-type="float">
            <text:p>-14</text:p>
          </table:table-cell>
          <table:table-cell table:formula="of:=COM.MICROSOFT.RANK.AVG([.H15];[.H$5:.H$27];0)"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15]-[.K15]" office:value-type="float" office:value="-4" calcext:value-type="float">
            <text:p>-4</text:p>
          </table:table-cell>
          <table:table-cell table:formula="of:=COM.MICROSOFT.RANK.AVG([.L15];[.L$5:.L$27]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N15]-[.O15]" office:value-type="float" office:value="-9" calcext:value-type="float">
            <text:p>-9</text:p>
          </table:table-cell>
          <table:table-cell table:formula="of:=COM.MICROSOFT.RANK.AVG([.P15];[.P$5:.P$27]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R15]-[.S15]" office:value-type="float" office:value="-1" calcext:value-type="float">
            <text:p>-1</text:p>
          </table:table-cell>
          <table:table-cell table:formula="of:=COM.MICROSOFT.RANK.AVG([.T15];[.T$5:.T$27];0)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V15]-[.W15]" office:value-type="float" office:value="-7" calcext:value-type="float">
            <text:p>-7</text:p>
          </table:table-cell>
          <table:table-cell table:formula="of:=COM.MICROSOFT.RANK.AVG([.X15];[.X$5:.X$27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Z15]-[.AA15]" office:value-type="float" office:value="-3" calcext:value-type="float">
            <text:p>-3</text:p>
          </table:table-cell>
          <table:table-cell table:formula="of:=COM.MICROSOFT.RANK.AVG([.AB15];[.AB$5:.AB$27];0)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D15]-[.AE15]" office:value-type="float" office:value="-8" calcext:value-type="float">
            <text:p>-8</text:p>
          </table:table-cell>
          <table:table-cell table:formula="of:=COM.MICROSOFT.RANK.AVG([.AF15];[.AF$5:.AF$27]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H15]-[.AI15]" office:value-type="float" office:value="-5" calcext:value-type="float">
            <text:p>-5</text:p>
          </table:table-cell>
          <table:table-cell table:formula="of:=COM.MICROSOFT.RANK.AVG([.AJ15];[.AJ$5:.AJ$27];0)"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L15]-[.AM15]" office:value-type="float" office:value="-11" calcext:value-type="float">
            <text:p>-11</text:p>
          </table:table-cell>
          <table:table-cell table:formula="of:=COM.MICROSOFT.RANK.AVG([.AN15];[.AN$5:.AN$27];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P15]-[.AQ15]" office:value-type="float" office:value="-5" calcext:value-type="float">
            <text:p>-5</text:p>
          </table:table-cell>
          <table:table-cell table:formula="of:=COM.MICROSOFT.RANK.AVG([.AR15];[.AR$5:.AR$27];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T15]-[.AU15]" office:value-type="float" office:value="-8" calcext:value-type="float">
            <text:p>-8</text:p>
          </table:table-cell>
          <table:table-cell table:formula="of:=COM.MICROSOFT.RANK.AVG([.AV15];[.AV$5:.AV$27];0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X15]-[.AY15]" office:value-type="float" office:value="-4" calcext:value-type="float">
            <text:p>-4</text:p>
          </table:table-cell>
          <table:table-cell table:formula="of:=COM.MICROSOFT.RANK.AVG([.AZ15];[.AZ$5:.AZ$27];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B15]-[.BC15]" office:value-type="float" office:value="-14" calcext:value-type="float">
            <text:p>-14</text:p>
          </table:table-cell>
          <table:table-cell table:formula="of:=COM.MICROSOFT.RANK.AVG([.BD15];[.BD$5:.BD$27];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F15]-[.BG15]" office:value-type="float" office:value="-5" calcext:value-type="float">
            <text:p>-5</text:p>
          </table:table-cell>
          <table:table-cell table:formula="of:=COM.MICROSOFT.RANK.AVG([.BH15];[.BH$5:.BH$27];0)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J15]-[.BK15]" office:value-type="float" office:value="-8" calcext:value-type="float">
            <text:p>-8</text:p>
          </table:table-cell>
          <table:table-cell table:formula="of:=COM.MICROSOFT.RANK.AVG([.BL15];[.BL$5:.BL$27];0)" office:value-type="float" office:value="20.5" calcext:value-type="float">
            <text:p>20.5</text:p>
          </table:table-cell>
          <table:table-cell/>
          <table:table-cell table:formula="of:=([.E15]+[.M15]+[.U15]+[.AC15]+[.AK15]+[.AS15]+[.BA15]+[.BI15])/[.BP$3]" office:value-type="float" office:value="17.125" calcext:value-type="float">
            <text:p>17.125</text:p>
          </table:table-cell>
          <table:table-cell table:formula="of:=[.BO15]&gt;([.BP$38])" office:value-type="boolean" office:boolean-value="true" calcext:value-type="boolean">
            <text:p>TRUE</text:p>
          </table:table-cell>
          <table:table-cell/>
          <table:table-cell table:formula="of:=([.I15]+[.Q15]+[.Y15]+[.AG15]+[.AO15]+[.AW15]+[.BE15]+[.BM15])/[.BS$3]" office:value-type="float" office:value="20.5" calcext:value-type="float">
            <text:p>20.5</text:p>
          </table:table-cell>
          <table:table-cell table:formula="of:=[.BR15]&gt;([.BS$38])" office:value-type="boolean" office:boolean-value="true" calcext:value-type="boolean">
            <text:p>TRUE</text:p>
          </table:table-cell>
          <table:table-cell/>
          <table:table-cell table:formula="of:=([.E15]+[.I15]+[.U15]+[.Y15]+[.AK15]+[.AO15]+[.BA15]+[.BE15])/[.BV$3]" office:value-type="float" office:value="18.4375" calcext:value-type="float">
            <text:p>18.4375</text:p>
          </table:table-cell>
          <table:table-cell table:formula="of:=[.BU15]&gt;([.BV$38])" office:value-type="boolean" office:boolean-value="true" calcext:value-type="boolean">
            <text:p>TRUE</text:p>
          </table:table-cell>
          <table:table-cell/>
          <table:table-cell table:formula="of:=([.M15]+[.Q15]+[.AC15]+[.AG15]+[.AS15]+[.AW15]+[.BI15]+[.BM15])/[.BY$3]" office:value-type="float" office:value="19.1875" calcext:value-type="float">
            <text:p>19.1875</text:p>
          </table:table-cell>
          <table:table-cell table:style-name="ce3" table:formula="of:=[.BX15]&gt;([.BY$38])" office:value-type="boolean" office:boolean-value="true" calcext:value-type="boolean">
            <text:p>TRUE</text:p>
          </table:table-cell>
          <table:table-cell/>
          <table:table-cell table:formula="of:=([.E15]+[.I15]+[.M15]+[.Q15])/[.CB$3]" office:value-type="float" office:value="18.375" calcext:value-type="float">
            <text:p>18.375</text:p>
          </table:table-cell>
          <table:table-cell table:style-name="ce3" table:formula="of:=[.CA15]&gt;([.CB$38])" office:value-type="boolean" office:boolean-value="false" calcext:value-type="boolean">
            <text:p>FALSE</text:p>
          </table:table-cell>
          <table:table-cell/>
          <table:table-cell table:formula="of:=([.U15]+[.Y15]+[.AC15]+[.AG15])/[.CE$3]" office:value-type="float" office:value="18.5" calcext:value-type="float">
            <text:p>18.5</text:p>
          </table:table-cell>
          <table:table-cell table:style-name="ce3" table:formula="of:=[.CD15]&gt;([.CE$38])" office:value-type="boolean" office:boolean-value="false" calcext:value-type="boolean">
            <text:p>FALSE</text:p>
          </table:table-cell>
          <table:table-cell/>
          <table:table-cell table:formula="of:=([.AK15]+[.AO15]+[.AS15]+[.AW15])/[.CH$3]" office:value-type="float" office:value="19.125" calcext:value-type="float">
            <text:p>19.125</text:p>
          </table:table-cell>
          <table:table-cell table:style-name="ce3" table:formula="of:=[.CG15]&gt;([.CH$38])" office:value-type="boolean" office:boolean-value="false" calcext:value-type="boolean">
            <text:p>FALSE</text:p>
          </table:table-cell>
          <table:table-cell/>
          <table:table-cell table:formula="of:=([.BA15]+[.BE15]+[.BI15]+[.BM15])/[.CK$3]" office:value-type="float" office:value="19.25" calcext:value-type="float">
            <text:p>19.25</text:p>
          </table:table-cell>
          <table:table-cell table:style-name="ce3" table:formula="of:=[.CJ15]&gt;([.CK$38])" office:value-type="boolean" office:boolean-value="false" calcext:value-type="boolean">
            <text:p>FALSE</text:p>
          </table:table-cell>
          <table:table-cell/>
          <table:table-cell table:formula="of:=([.E15]+[.I15]+[.M15]+[.Q15]+[.U15]+[.Y15]+[.AC15]+[.AG15]+[.AK15]+[.AO15]+[.AS15]+[.AW15]+[.BA15]+[.BE15]+[.BI15]+[.BM15])/[.CN$3]" office:value-type="float" office:value="18.8125" calcext:value-type="float">
            <text:p>18.8125</text:p>
          </table:table-cell>
          <table:table-cell table:style-name="ce3" table:formula="of:=[.CM15]&gt;([.CN$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rp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6]-[.C16]" office:value-type="float" office:value="-8" calcext:value-type="float">
            <text:p>-8</text:p>
          </table:table-cell>
          <table:table-cell table:formula="of:=COM.MICROSOFT.RANK.AVG([.D16];[.D$5:.D$27];0)"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6]-[.G16]" office:value-type="float" office:value="5" calcext:value-type="float">
            <text:p>5</text:p>
          </table:table-cell>
          <table:table-cell table:formula="of:=COM.MICROSOFT.RANK.AVG([.H16];[.H$5:.H$27]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16]-[.K16]" office:value-type="float" office:value="-3" calcext:value-type="float">
            <text:p>-3</text:p>
          </table:table-cell>
          <table:table-cell table:formula="of:=COM.MICROSOFT.RANK.AVG([.L16];[.L$5:.L$27];0)" office:value-type="float" office:value="16.5" calcext:value-type="float">
            <text:p>16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16]-[.O16]" office:value-type="float" office:value="3" calcext:value-type="float">
            <text:p>3</text:p>
          </table:table-cell>
          <table:table-cell table:formula="of:=COM.MICROSOFT.RANK.AVG([.P16];[.P$5:.P$27];0)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16]-[.S16]" office:value-type="float" office:value="-8" calcext:value-type="float">
            <text:p>-8</text:p>
          </table:table-cell>
          <table:table-cell table:formula="of:=COM.MICROSOFT.RANK.AVG([.T16];[.T$5:.T$27];0)" office:value-type="float" office:value="19.5" calcext:value-type="float">
            <text:p>19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V16]-[.W16]" office:value-type="float" office:value="2" calcext:value-type="float">
            <text:p>2</text:p>
          </table:table-cell>
          <table:table-cell table:formula="of:=COM.MICROSOFT.RANK.AVG([.X16];[.X$5:.X$27];0)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Z16]-[.AA16]" office:value-type="float" office:value="-7" calcext:value-type="float">
            <text:p>-7</text:p>
          </table:table-cell>
          <table:table-cell table:formula="of:=COM.MICROSOFT.RANK.AVG([.AB16];[.AB$5:.AB$27];0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D16]-[.AE16]" office:value-type="float" office:value="3" calcext:value-type="float">
            <text:p>3</text:p>
          </table:table-cell>
          <table:table-cell table:formula="of:=COM.MICROSOFT.RANK.AVG([.AF16];[.AF$5:.AF$27];0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AH16]-[.AI16]" office:value-type="float" office:value="-10" calcext:value-type="float">
            <text:p>-10</text:p>
          </table:table-cell>
          <table:table-cell table:formula="of:=COM.MICROSOFT.RANK.AVG([.AJ16];[.AJ$5:.AJ$27]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L16]-[.AM16]" office:value-type="float" office:value="4" calcext:value-type="float">
            <text:p>4</text:p>
          </table:table-cell>
          <table:table-cell table:formula="of:=COM.MICROSOFT.RANK.AVG([.AN16];[.AN$5:.AN$27];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P16]-[.AQ16]" office:value-type="float" office:value="2" calcext:value-type="float">
            <text:p>2</text:p>
          </table:table-cell>
          <table:table-cell table:formula="of:=COM.MICROSOFT.RANK.AVG([.AR16];[.AR$5:.AR$27];0)"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T16]-[.AU16]" office:value-type="float" office:value="6" calcext:value-type="float">
            <text:p>6</text:p>
          </table:table-cell>
          <table:table-cell table:formula="of:=COM.MICROSOFT.RANK.AVG([.AV16];[.AV$5:.AV$27]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X16]-[.AY16]" office:value-type="float" office:value="-2" calcext:value-type="float">
            <text:p>-2</text:p>
          </table:table-cell>
          <table:table-cell table:formula="of:=COM.MICROSOFT.RANK.AVG([.AZ16];[.AZ$5:.AZ$27]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B16]-[.BC16]" office:value-type="float" office:value="5" calcext:value-type="float">
            <text:p>5</text:p>
          </table:table-cell>
          <table:table-cell table:formula="of:=COM.MICROSOFT.RANK.AVG([.BD16];[.BD$5:.BD$27];0)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F16]-[.BG16]" office:value-type="float" office:value="-6" calcext:value-type="float">
            <text:p>-6</text:p>
          </table:table-cell>
          <table:table-cell table:formula="of:=COM.MICROSOFT.RANK.AVG([.BH16];[.BH$5:.BH$27]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J16]-[.BK16]" office:value-type="float" office:value="2" calcext:value-type="float">
            <text:p>2</text:p>
          </table:table-cell>
          <table:table-cell table:formula="of:=COM.MICROSOFT.RANK.AVG([.BL16];[.BL$5:.BL$27];0)" office:value-type="float" office:value="9" calcext:value-type="float">
            <text:p>9</text:p>
          </table:table-cell>
          <table:table-cell/>
          <table:table-cell table:formula="of:=([.E16]+[.M16]+[.U16]+[.AC16]+[.AK16]+[.AS16]+[.BA16]+[.BI16])/[.BP$3]" office:value-type="float" office:value="17.875" calcext:value-type="float">
            <text:p>17.875</text:p>
          </table:table-cell>
          <table:table-cell table:formula="of:=[.BO16]&gt;([.BP$38])" office:value-type="boolean" office:boolean-value="true" calcext:value-type="boolean">
            <text:p>TRUE</text:p>
          </table:table-cell>
          <table:table-cell/>
          <table:table-cell table:formula="of:=([.I16]+[.Q16]+[.Y16]+[.AG16]+[.AO16]+[.AW16]+[.BE16]+[.BM16])/[.BS$3]" office:value-type="float" office:value="6.5625" calcext:value-type="float">
            <text:p>6.5625</text:p>
          </table:table-cell>
          <table:table-cell table:formula="of:=[.BR16]&gt;([.BS$38])" office:value-type="boolean" office:boolean-value="false" calcext:value-type="boolean">
            <text:p>FALSE</text:p>
          </table:table-cell>
          <table:table-cell/>
          <table:table-cell table:formula="of:=([.E16]+[.I16]+[.U16]+[.Y16]+[.AK16]+[.AO16]+[.BA16]+[.BE16])/[.BV$3]" office:value-type="float" office:value="12.25" calcext:value-type="float">
            <text:p>12.25</text:p>
          </table:table-cell>
          <table:table-cell table:formula="of:=[.BU16]&gt;([.BV$38])" office:value-type="boolean" office:boolean-value="false" calcext:value-type="boolean">
            <text:p>FALSE</text:p>
          </table:table-cell>
          <table:table-cell/>
          <table:table-cell table:formula="of:=([.M16]+[.Q16]+[.AC16]+[.AG16]+[.AS16]+[.AW16]+[.BI16]+[.BM16])/[.BY$3]" office:value-type="float" office:value="12.1875" calcext:value-type="float">
            <text:p>12.1875</text:p>
          </table:table-cell>
          <table:table-cell table:style-name="ce3" table:formula="of:=[.BX16]&gt;([.BY$38])" office:value-type="boolean" office:boolean-value="false" calcext:value-type="boolean">
            <text:p>FALSE</text:p>
          </table:table-cell>
          <table:table-cell/>
          <table:table-cell table:formula="of:=([.E16]+[.I16]+[.M16]+[.Q16])/[.CB$3]" office:value-type="float" office:value="11.875" calcext:value-type="float">
            <text:p>11.875</text:p>
          </table:table-cell>
          <table:table-cell table:style-name="ce3" table:formula="of:=[.CA16]&gt;([.CB$38])" office:value-type="boolean" office:boolean-value="false" calcext:value-type="boolean">
            <text:p>FALSE</text:p>
          </table:table-cell>
          <table:table-cell/>
          <table:table-cell table:formula="of:=([.U16]+[.Y16]+[.AC16]+[.AG16])/[.CE$3]" office:value-type="float" office:value="14.25" calcext:value-type="float">
            <text:p>14.25</text:p>
          </table:table-cell>
          <table:table-cell table:style-name="ce3" table:formula="of:=[.CD16]&gt;([.CE$38])" office:value-type="boolean" office:boolean-value="false" calcext:value-type="boolean">
            <text:p>FALSE</text:p>
          </table:table-cell>
          <table:table-cell/>
          <table:table-cell table:formula="of:=([.AK16]+[.AO16]+[.AS16]+[.AW16])/[.CH$3]" office:value-type="float" office:value="10.375" calcext:value-type="float">
            <text:p>10.375</text:p>
          </table:table-cell>
          <table:table-cell table:style-name="ce3" table:formula="of:=[.CG16]&gt;([.CH$38])" office:value-type="boolean" office:boolean-value="false" calcext:value-type="boolean">
            <text:p>FALSE</text:p>
          </table:table-cell>
          <table:table-cell/>
          <table:table-cell table:formula="of:=([.BA16]+[.BE16]+[.BI16]+[.BM16])/[.CK$3]" office:value-type="float" office:value="12.375" calcext:value-type="float">
            <text:p>12.375</text:p>
          </table:table-cell>
          <table:table-cell table:style-name="ce3" table:formula="of:=[.CJ16]&gt;([.CK$38])" office:value-type="boolean" office:boolean-value="false" calcext:value-type="boolean">
            <text:p>FALSE</text:p>
          </table:table-cell>
          <table:table-cell/>
          <table:table-cell table:formula="of:=([.E16]+[.I16]+[.M16]+[.Q16]+[.U16]+[.Y16]+[.AC16]+[.AG16]+[.AK16]+[.AO16]+[.AS16]+[.AW16]+[.BA16]+[.BE16]+[.BI16]+[.BM16])/[.CN$3]" office:value-type="float" office:value="12.21875" calcext:value-type="float">
            <text:p>12.21875</text:p>
          </table:table-cell>
          <table:table-cell table:style-name="ce3" table:formula="of:=[.CM16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]-[.C17]" office:value-type="float" office:value="-7" calcext:value-type="float">
            <text:p>-7</text:p>
          </table:table-cell>
          <table:table-cell table:formula="of:=COM.MICROSOFT.RANK.AVG([.D17];[.D$5:.D$27];0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17]-[.G17]" office:value-type="float" office:value="4" calcext:value-type="float">
            <text:p>4</text:p>
          </table:table-cell>
          <table:table-cell table:formula="of:=COM.MICROSOFT.RANK.AVG([.H17];[.H$5:.H$27];0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J17]-[.K17]" office:value-type="float" office:value="-9" calcext:value-type="float">
            <text:p>-9</text:p>
          </table:table-cell>
          <table:table-cell table:formula="of:=COM.MICROSOFT.RANK.AVG([.L17];[.L$5:.L$27];0)" office:value-type="float" office:value="20.5" calcext:value-type="float">
            <text:p>20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17]-[.O17]" office:value-type="float" office:value="7" calcext:value-type="float">
            <text:p>7</text:p>
          </table:table-cell>
          <table:table-cell table:formula="of:=COM.MICROSOFT.RANK.AVG([.P17];[.P$5:.P$27];0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17]-[.S17]" office:value-type="float" office:value="-1" calcext:value-type="float">
            <text:p>-1</text:p>
          </table:table-cell>
          <table:table-cell table:formula="of:=COM.MICROSOFT.RANK.AVG([.T17];[.T$5:.T$27];0)" office:value-type="float" office:value="17.5" calcext:value-type="float">
            <text:p>17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V17]-[.W17]" office:value-type="float" office:value="4" calcext:value-type="float">
            <text:p>4</text:p>
          </table:table-cell>
          <table:table-cell table:formula="of:=COM.MICROSOFT.RANK.AVG([.X17];[.X$5:.X$27];0)"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Z17]-[.AA17]" office:value-type="float" office:value="-4" calcext:value-type="float">
            <text:p>-4</text:p>
          </table:table-cell>
          <table:table-cell table:formula="of:=COM.MICROSOFT.RANK.AVG([.AB17];[.AB$5:.AB$27];0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AD17]-[.AE17]" office:value-type="float" office:value="7" calcext:value-type="float">
            <text:p>7</text:p>
          </table:table-cell>
          <table:table-cell table:formula="of:=COM.MICROSOFT.RANK.AVG([.AF17];[.AF$5:.AF$27];0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AH17]-[.AI17]" office:value-type="float" office:value="-6" calcext:value-type="float">
            <text:p>-6</text:p>
          </table:table-cell>
          <table:table-cell table:formula="of:=COM.MICROSOFT.RANK.AVG([.AJ17];[.AJ$5:.AJ$27];0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L17]-[.AM17]" office:value-type="float" office:value="4" calcext:value-type="float">
            <text:p>4</text:p>
          </table:table-cell>
          <table:table-cell table:formula="of:=COM.MICROSOFT.RANK.AVG([.AN17];[.AN$5:.AN$27];0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P17]-[.AQ17]" office:value-type="float" office:value="0" calcext:value-type="float">
            <text:p>0</text:p>
          </table:table-cell>
          <table:table-cell table:formula="of:=COM.MICROSOFT.RANK.AVG([.AR17];[.AR$5:.AR$27];0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T17]-[.AU17]" office:value-type="float" office:value="7" calcext:value-type="float">
            <text:p>7</text:p>
          </table:table-cell>
          <table:table-cell table:formula="of:=COM.MICROSOFT.RANK.AVG([.AV17];[.AV$5:.AV$27];0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X17]-[.AY17]" office:value-type="float" office:value="-5" calcext:value-type="float">
            <text:p>-5</text:p>
          </table:table-cell>
          <table:table-cell table:formula="of:=COM.MICROSOFT.RANK.AVG([.AZ17];[.AZ$5:.AZ$27];0)"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B17]-[.BC17]" office:value-type="float" office:value="6" calcext:value-type="float">
            <text:p>6</text:p>
          </table:table-cell>
          <table:table-cell table:formula="of:=COM.MICROSOFT.RANK.AVG([.BD17];[.BD$5:.BD$27];0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F17]-[.BG17]" office:value-type="float" office:value="-5" calcext:value-type="float">
            <text:p>-5</text:p>
          </table:table-cell>
          <table:table-cell table:formula="of:=COM.MICROSOFT.RANK.AVG([.BH17];[.BH$5:.BH$27];0)"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J17]-[.BK17]" office:value-type="float" office:value="6" calcext:value-type="float">
            <text:p>6</text:p>
          </table:table-cell>
          <table:table-cell table:formula="of:=COM.MICROSOFT.RANK.AVG([.BL17];[.BL$5:.BL$27];0)" office:value-type="float" office:value="3" calcext:value-type="float">
            <text:p>3</text:p>
          </table:table-cell>
          <table:table-cell/>
          <table:table-cell table:formula="of:=([.E17]+[.M17]+[.U17]+[.AC17]+[.AK17]+[.AS17]+[.BA17]+[.BI17])/[.BP$3]" office:value-type="float" office:value="17.875" calcext:value-type="float">
            <text:p>17.875</text:p>
          </table:table-cell>
          <table:table-cell table:formula="of:=[.BO17]&gt;([.BP$38])" office:value-type="boolean" office:boolean-value="true" calcext:value-type="boolean">
            <text:p>TRUE</text:p>
          </table:table-cell>
          <table:table-cell/>
          <table:table-cell table:formula="of:=([.I17]+[.Q17]+[.Y17]+[.AG17]+[.AO17]+[.AW17]+[.BE17]+[.BM17])/[.BS$3]" office:value-type="float" office:value="4.0625" calcext:value-type="float">
            <text:p>4.0625</text:p>
          </table:table-cell>
          <table:table-cell table:formula="of:=[.BR17]&gt;([.BS$38])" office:value-type="boolean" office:boolean-value="false" calcext:value-type="boolean">
            <text:p>FALSE</text:p>
          </table:table-cell>
          <table:table-cell/>
          <table:table-cell table:formula="of:=([.E17]+[.I17]+[.U17]+[.Y17]+[.AK17]+[.AO17]+[.BA17]+[.BE17])/[.BV$3]" office:value-type="float" office:value="11.3125" calcext:value-type="float">
            <text:p>11.3125</text:p>
          </table:table-cell>
          <table:table-cell table:formula="of:=[.BU17]&gt;([.BV$38])" office:value-type="boolean" office:boolean-value="false" calcext:value-type="boolean">
            <text:p>FALSE</text:p>
          </table:table-cell>
          <table:table-cell/>
          <table:table-cell table:formula="of:=([.M17]+[.Q17]+[.AC17]+[.AG17]+[.AS17]+[.AW17]+[.BI17]+[.BM17])/[.BY$3]" office:value-type="float" office:value="10.625" calcext:value-type="float">
            <text:p>10.625</text:p>
          </table:table-cell>
          <table:table-cell table:style-name="ce3" table:formula="of:=[.BX17]&gt;([.BY$38])" office:value-type="boolean" office:boolean-value="false" calcext:value-type="boolean">
            <text:p>FALSE</text:p>
          </table:table-cell>
          <table:table-cell/>
          <table:table-cell table:formula="of:=([.E17]+[.I17]+[.M17]+[.Q17])/[.CB$3]" office:value-type="float" office:value="11.625" calcext:value-type="float">
            <text:p>11.625</text:p>
          </table:table-cell>
          <table:table-cell table:style-name="ce3" table:formula="of:=[.CA17]&gt;([.CB$38])" office:value-type="boolean" office:boolean-value="false" calcext:value-type="boolean">
            <text:p>FALSE</text:p>
          </table:table-cell>
          <table:table-cell/>
          <table:table-cell table:formula="of:=([.U17]+[.Y17]+[.AC17]+[.AG17])/[.CE$3]" office:value-type="float" office:value="11.25" calcext:value-type="float">
            <text:p>11.25</text:p>
          </table:table-cell>
          <table:table-cell table:style-name="ce3" table:formula="of:=[.CD17]&gt;([.CE$38])" office:value-type="boolean" office:boolean-value="false" calcext:value-type="boolean">
            <text:p>FALSE</text:p>
          </table:table-cell>
          <table:table-cell/>
          <table:table-cell table:formula="of:=([.AK17]+[.AO17]+[.AS17]+[.AW17])/[.CH$3]" office:value-type="float" office:value="10.25" calcext:value-type="float">
            <text:p>10.25</text:p>
          </table:table-cell>
          <table:table-cell table:style-name="ce3" table:formula="of:=[.CG17]&gt;([.CH$38])" office:value-type="boolean" office:boolean-value="false" calcext:value-type="boolean">
            <text:p>FALSE</text:p>
          </table:table-cell>
          <table:table-cell/>
          <table:table-cell table:formula="of:=([.BA17]+[.BE17]+[.BI17]+[.BM17])/[.CK$3]" office:value-type="float" office:value="10.75" calcext:value-type="float">
            <text:p>10.75</text:p>
          </table:table-cell>
          <table:table-cell table:style-name="ce3" table:formula="of:=[.CJ17]&gt;([.CK$38])" office:value-type="boolean" office:boolean-value="false" calcext:value-type="boolean">
            <text:p>FALSE</text:p>
          </table:table-cell>
          <table:table-cell/>
          <table:table-cell table:formula="of:=([.E17]+[.I17]+[.M17]+[.Q17]+[.U17]+[.Y17]+[.AC17]+[.AG17]+[.AK17]+[.AO17]+[.AS17]+[.AW17]+[.BA17]+[.BE17]+[.BI17]+[.BM17])/[.CN$3]" office:value-type="float" office:value="10.96875" calcext:value-type="float">
            <text:p>10.96875</text:p>
          </table:table-cell>
          <table:table-cell table:style-name="ce3" table:formula="of:=[.CM17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ndescen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8]-[.C18]" office:value-type="float" office:value="6" calcext:value-type="float">
            <text:p>6</text:p>
          </table:table-cell>
          <table:table-cell table:formula="of:=COM.MICROSOFT.RANK.AVG([.D18];[.D$5:.D$27]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8]-[.G18]" office:value-type="float" office:value="4" calcext:value-type="float">
            <text:p>4</text:p>
          </table:table-cell>
          <table:table-cell table:formula="of:=COM.MICROSOFT.RANK.AVG([.H18];[.H$5:.H$27];0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18]-[.K18]" office:value-type="float" office:value="9" calcext:value-type="float">
            <text:p>9</text:p>
          </table:table-cell>
          <table:table-cell table:formula="of:=COM.MICROSOFT.RANK.AVG([.L18];[.L$5:.L$27];0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N18]-[.O18]" office:value-type="float" office:value="4" calcext:value-type="float">
            <text:p>4</text:p>
          </table:table-cell>
          <table:table-cell table:formula="of:=COM.MICROSOFT.RANK.AVG([.P18];[.P$5:.P$27];0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R18]-[.S18]" office:value-type="float" office:value="4" calcext:value-type="float">
            <text:p>4</text:p>
          </table:table-cell>
          <table:table-cell table:formula="of:=COM.MICROSOFT.RANK.AVG([.T18];[.T$5:.T$27];0)"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V18]-[.W18]" office:value-type="float" office:value="1" calcext:value-type="float">
            <text:p>1</text:p>
          </table:table-cell>
          <table:table-cell table:formula="of:=COM.MICROSOFT.RANK.AVG([.X18];[.X$5:.X$27];0)"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Z18]-[.AA18]" office:value-type="float" office:value="7" calcext:value-type="float">
            <text:p>7</text:p>
          </table:table-cell>
          <table:table-cell table:formula="of:=COM.MICROSOFT.RANK.AVG([.AB18];[.AB$5:.AB$27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D18]-[.AE18]" office:value-type="float" office:value="2" calcext:value-type="float">
            <text:p>2</text:p>
          </table:table-cell>
          <table:table-cell table:formula="of:=COM.MICROSOFT.RANK.AVG([.AF18];[.AF$5:.AF$27];0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AH18]-[.AI18]" office:value-type="float" office:value="7" calcext:value-type="float">
            <text:p>7</text:p>
          </table:table-cell>
          <table:table-cell table:formula="of:=COM.MICROSOFT.RANK.AVG([.AJ18];[.AJ$5:.AJ$27];0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L18]-[.AM18]" office:value-type="float" office:value="4" calcext:value-type="float">
            <text:p>4</text:p>
          </table:table-cell>
          <table:table-cell table:formula="of:=COM.MICROSOFT.RANK.AVG([.AN18];[.AN$5:.AN$27];0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P18]-[.AQ18]" office:value-type="float" office:value="5" calcext:value-type="float">
            <text:p>5</text:p>
          </table:table-cell>
          <table:table-cell table:formula="of:=COM.MICROSOFT.RANK.AVG([.AR18];[.AR$5:.AR$27];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T18]-[.AU18]" office:value-type="float" office:value="2" calcext:value-type="float">
            <text:p>2</text:p>
          </table:table-cell>
          <table:table-cell table:formula="of:=COM.MICROSOFT.RANK.AVG([.AV18];[.AV$5:.AV$27];0)"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X18]-[.AY18]" office:value-type="float" office:value="4" calcext:value-type="float">
            <text:p>4</text:p>
          </table:table-cell>
          <table:table-cell table:formula="of:=COM.MICROSOFT.RANK.AVG([.AZ18];[.AZ$5:.AZ$27];0)"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B18]-[.BC18]" office:value-type="float" office:value="3" calcext:value-type="float">
            <text:p>3</text:p>
          </table:table-cell>
          <table:table-cell table:formula="of:=COM.MICROSOFT.RANK.AVG([.BD18];[.BD$5:.BD$27];0)"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F18]-[.BG18]" office:value-type="float" office:value="8" calcext:value-type="float">
            <text:p>8</text:p>
          </table:table-cell>
          <table:table-cell table:formula="of:=COM.MICROSOFT.RANK.AVG([.BH18];[.BH$5:.BH$27];0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J18]-[.BK18]" office:value-type="float" office:value="4" calcext:value-type="float">
            <text:p>4</text:p>
          </table:table-cell>
          <table:table-cell table:formula="of:=COM.MICROSOFT.RANK.AVG([.BL18];[.BL$5:.BL$27];0)" office:value-type="float" office:value="6" calcext:value-type="float">
            <text:p>6</text:p>
          </table:table-cell>
          <table:table-cell/>
          <table:table-cell table:formula="of:=([.E18]+[.M18]+[.U18]+[.AC18]+[.AK18]+[.AS18]+[.BA18]+[.BI18])/[.BP$3]" office:value-type="float" office:value="4.75" calcext:value-type="float">
            <text:p>4.75</text:p>
          </table:table-cell>
          <table:table-cell table:formula="of:=[.BO18]&gt;([.BP$38])" office:value-type="boolean" office:boolean-value="false" calcext:value-type="boolean">
            <text:p>FALSE</text:p>
          </table:table-cell>
          <table:table-cell/>
          <table:table-cell table:formula="of:=([.I18]+[.Q18]+[.Y18]+[.AG18]+[.AO18]+[.AW18]+[.BE18]+[.BM18])/[.BS$3]" office:value-type="float" office:value="7.8125" calcext:value-type="float">
            <text:p>7.8125</text:p>
          </table:table-cell>
          <table:table-cell table:formula="of:=[.BR18]&gt;([.BS$38])" office:value-type="boolean" office:boolean-value="false" calcext:value-type="boolean">
            <text:p>FALSE</text:p>
          </table:table-cell>
          <table:table-cell/>
          <table:table-cell table:formula="of:=([.E18]+[.I18]+[.U18]+[.Y18]+[.AK18]+[.AO18]+[.BA18]+[.BE18])/[.BV$3]" office:value-type="float" office:value="7.25" calcext:value-type="float">
            <text:p>7.25</text:p>
          </table:table-cell>
          <table:table-cell table:formula="of:=[.BU18]&gt;([.BV$38])" office:value-type="boolean" office:boolean-value="false" calcext:value-type="boolean">
            <text:p>FALSE</text:p>
          </table:table-cell>
          <table:table-cell/>
          <table:table-cell table:formula="of:=([.M18]+[.Q18]+[.AC18]+[.AG18]+[.AS18]+[.AW18]+[.BI18]+[.BM18])/[.BY$3]" office:value-type="float" office:value="5.3125" calcext:value-type="float">
            <text:p>5.3125</text:p>
          </table:table-cell>
          <table:table-cell table:style-name="ce3" table:formula="of:=[.BX18]&gt;([.BY$38])" office:value-type="boolean" office:boolean-value="false" calcext:value-type="boolean">
            <text:p>FALSE</text:p>
          </table:table-cell>
          <table:table-cell/>
          <table:table-cell table:formula="of:=([.E18]+[.I18]+[.M18]+[.Q18])/[.CB$3]" office:value-type="float" office:value="4.75" calcext:value-type="float">
            <text:p>4.75</text:p>
          </table:table-cell>
          <table:table-cell table:style-name="ce3" table:formula="of:=[.CA18]&gt;([.CB$38])" office:value-type="boolean" office:boolean-value="false" calcext:value-type="boolean">
            <text:p>FALSE</text:p>
          </table:table-cell>
          <table:table-cell/>
          <table:table-cell table:formula="of:=([.U18]+[.Y18]+[.AC18]+[.AG18])/[.CE$3]" office:value-type="float" office:value="7.5" calcext:value-type="float">
            <text:p>7.5</text:p>
          </table:table-cell>
          <table:table-cell table:style-name="ce3" table:formula="of:=[.CD18]&gt;([.CE$38])" office:value-type="boolean" office:boolean-value="false" calcext:value-type="boolean">
            <text:p>FALSE</text:p>
          </table:table-cell>
          <table:table-cell/>
          <table:table-cell table:formula="of:=([.AK18]+[.AO18]+[.AS18]+[.AW18])/[.CH$3]" office:value-type="float" office:value="6.375" calcext:value-type="float">
            <text:p>6.375</text:p>
          </table:table-cell>
          <table:table-cell table:style-name="ce3" table:formula="of:=[.CG18]&gt;([.CH$38])" office:value-type="boolean" office:boolean-value="false" calcext:value-type="boolean">
            <text:p>FALSE</text:p>
          </table:table-cell>
          <table:table-cell/>
          <table:table-cell table:formula="of:=([.BA18]+[.BE18]+[.BI18]+[.BM18])/[.CK$3]" office:value-type="float" office:value="6.5" calcext:value-type="float">
            <text:p>6.5</text:p>
          </table:table-cell>
          <table:table-cell table:style-name="ce3" table:formula="of:=[.CJ18]&gt;([.CK$38])" office:value-type="boolean" office:boolean-value="false" calcext:value-type="boolean">
            <text:p>FALSE</text:p>
          </table:table-cell>
          <table:table-cell/>
          <table:table-cell table:formula="of:=([.E18]+[.I18]+[.M18]+[.Q18]+[.U18]+[.Y18]+[.AC18]+[.AG18]+[.AK18]+[.AO18]+[.AS18]+[.AW18]+[.BA18]+[.BE18]+[.BI18]+[.BM18])/[.CN$3]" office:value-type="float" office:value="6.28125" calcext:value-type="float">
            <text:p>6.28125</text:p>
          </table:table-cell>
          <table:table-cell table:style-name="ce3" table:formula="of:=[.CM18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pensearchkn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19]-[.C19]" office:value-type="float" office:value="-9" calcext:value-type="float">
            <text:p>-9</text:p>
          </table:table-cell>
          <table:table-cell table:formula="of:=COM.MICROSOFT.RANK.AVG([.D19];[.D$5:.D$27];0)"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F19]-[.G19]" office:value-type="float" office:value="-17" calcext:value-type="float">
            <text:p>-17</text:p>
          </table:table-cell>
          <table:table-cell table:formula="of:=COM.MICROSOFT.RANK.AVG([.H19];[.H$5:.H$27];0)"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COM.MICROSOFT.RANK.AVG([.L19];[.L$5:.L$27];0)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N19]-[.O19]" office:value-type="float" office:value="-6" calcext:value-type="float">
            <text:p>-6</text:p>
          </table:table-cell>
          <table:table-cell table:formula="of:=COM.MICROSOFT.RANK.AVG([.P19];[.P$5:.P$27];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R19]-[.S19]" office:value-type="float" office:value="-10" calcext:value-type="float">
            <text:p>-10</text:p>
          </table:table-cell>
          <table:table-cell table:formula="of:=COM.MICROSOFT.RANK.AVG([.T19];[.T$5:.T$27];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V19]-[.W19]" office:value-type="float" office:value="-14" calcext:value-type="float">
            <text:p>-14</text:p>
          </table:table-cell>
          <table:table-cell table:formula="of:=COM.MICROSOFT.RANK.AVG([.X19];[.X$5:.X$27];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Z19]-[.AA19]" office:value-type="float" office:value="-4" calcext:value-type="float">
            <text:p>-4</text:p>
          </table:table-cell>
          <table:table-cell table:formula="of:=COM.MICROSOFT.RANK.AVG([.AB19];[.AB$5:.AB$27];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D19]-[.AE19]" office:value-type="float" office:value="-8" calcext:value-type="float">
            <text:p>-8</text:p>
          </table:table-cell>
          <table:table-cell table:formula="of:=COM.MICROSOFT.RANK.AVG([.AF19];[.AF$5:.AF$27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AH19]-[.AI19]" office:value-type="float" office:value="-10" calcext:value-type="float">
            <text:p>-10</text:p>
          </table:table-cell>
          <table:table-cell table:formula="of:=COM.MICROSOFT.RANK.AVG([.AJ19];[.AJ$5:.AJ$27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AL19]-[.AM19]" office:value-type="float" office:value="-15" calcext:value-type="float">
            <text:p>-15</text:p>
          </table:table-cell>
          <table:table-cell table:formula="of:=COM.MICROSOFT.RANK.AVG([.AN19];[.AN$5:.AN$27]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P19]-[.AQ19]" office:value-type="float" office:value="1" calcext:value-type="float">
            <text:p>1</text:p>
          </table:table-cell>
          <table:table-cell table:formula="of:=COM.MICROSOFT.RANK.AVG([.AR19];[.AR$5:.AR$27]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AT19]-[.AU19]" office:value-type="float" office:value="-12" calcext:value-type="float">
            <text:p>-12</text:p>
          </table:table-cell>
          <table:table-cell table:formula="of:=COM.MICROSOFT.RANK.AVG([.AV19];[.AV$5:.AV$27]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X19]-[.AY19]" office:value-type="float" office:value="-9" calcext:value-type="float">
            <text:p>-9</text:p>
          </table:table-cell>
          <table:table-cell table:formula="of:=COM.MICROSOFT.RANK.AVG([.AZ19];[.AZ$5:.AZ$27];0)"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BB19]-[.BC19]" office:value-type="float" office:value="-16" calcext:value-type="float">
            <text:p>-16</text:p>
          </table:table-cell>
          <table:table-cell table:formula="of:=COM.MICROSOFT.RANK.AVG([.BD19];[.BD$5:.BD$27]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F19]-[.BG19]" office:value-type="float" office:value="-2" calcext:value-type="float">
            <text:p>-2</text:p>
          </table:table-cell>
          <table:table-cell table:formula="of:=COM.MICROSOFT.RANK.AVG([.BH19];[.BH$5:.BH$27];0)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J19]-[.BK19]" office:value-type="float" office:value="-7" calcext:value-type="float">
            <text:p>-7</text:p>
          </table:table-cell>
          <table:table-cell table:formula="of:=COM.MICROSOFT.RANK.AVG([.BL19];[.BL$5:.BL$27];0)" office:value-type="float" office:value="19" calcext:value-type="float">
            <text:p>19</text:p>
          </table:table-cell>
          <table:table-cell/>
          <table:table-cell table:formula="of:=([.E19]+[.M19]+[.U19]+[.AC19]+[.AK19]+[.AS19]+[.BA19]+[.BI19])/[.BP$3]" office:value-type="float" office:value="17.875" calcext:value-type="float">
            <text:p>17.875</text:p>
          </table:table-cell>
          <table:table-cell table:formula="of:=[.BO19]&gt;([.BP$38])" office:value-type="boolean" office:boolean-value="true" calcext:value-type="boolean">
            <text:p>TRUE</text:p>
          </table:table-cell>
          <table:table-cell/>
          <table:table-cell table:formula="of:=([.I19]+[.Q19]+[.Y19]+[.AG19]+[.AO19]+[.AW19]+[.BE19]+[.BM19])/[.BS$3]" office:value-type="float" office:value="20.875" calcext:value-type="float">
            <text:p>20.875</text:p>
          </table:table-cell>
          <table:table-cell table:formula="of:=[.BR19]&gt;([.BS$38])" office:value-type="boolean" office:boolean-value="true" calcext:value-type="boolean">
            <text:p>TRUE</text:p>
          </table:table-cell>
          <table:table-cell/>
          <table:table-cell table:formula="of:=([.E19]+[.I19]+[.U19]+[.Y19]+[.AK19]+[.AO19]+[.BA19]+[.BE19])/[.BV$3]" office:value-type="float" office:value="21.125" calcext:value-type="float">
            <text:p>21.125</text:p>
          </table:table-cell>
          <table:table-cell table:formula="of:=[.BU19]&gt;([.BV$38])" office:value-type="boolean" office:boolean-value="true" calcext:value-type="boolean">
            <text:p>TRUE</text:p>
          </table:table-cell>
          <table:table-cell/>
          <table:table-cell table:formula="of:=([.M19]+[.Q19]+[.AC19]+[.AG19]+[.AS19]+[.AW19]+[.BI19]+[.BM19])/[.BY$3]" office:value-type="float" office:value="17.625" calcext:value-type="float">
            <text:p>17.625</text:p>
          </table:table-cell>
          <table:table-cell table:style-name="ce3" table:formula="of:=[.BX19]&gt;([.BY$38])" office:value-type="boolean" office:boolean-value="true" calcext:value-type="boolean">
            <text:p>TRUE</text:p>
          </table:table-cell>
          <table:table-cell/>
          <table:table-cell table:formula="of:=([.E19]+[.I19]+[.M19]+[.Q19])/[.CB$3]" office:value-type="float" office:value="18.75" calcext:value-type="float">
            <text:p>18.75</text:p>
          </table:table-cell>
          <table:table-cell table:style-name="ce3" table:formula="of:=[.CA19]&gt;([.CB$38])" office:value-type="boolean" office:boolean-value="false" calcext:value-type="boolean">
            <text:p>FALSE</text:p>
          </table:table-cell>
          <table:table-cell/>
          <table:table-cell table:formula="of:=([.U19]+[.Y19]+[.AC19]+[.AG19])/[.CE$3]" office:value-type="float" office:value="20.25" calcext:value-type="float">
            <text:p>20.25</text:p>
          </table:table-cell>
          <table:table-cell table:style-name="ce3" table:formula="of:=[.CD19]&gt;([.CE$38])" office:value-type="boolean" office:boolean-value="true" calcext:value-type="boolean">
            <text:p>TRUE</text:p>
          </table:table-cell>
          <table:table-cell/>
          <table:table-cell table:formula="of:=([.AK19]+[.AO19]+[.AS19]+[.AW19])/[.CH$3]" office:value-type="float" office:value="19.5" calcext:value-type="float">
            <text:p>19.5</text:p>
          </table:table-cell>
          <table:table-cell table:style-name="ce3" table:formula="of:=[.CG19]&gt;([.CH$38])" office:value-type="boolean" office:boolean-value="false" calcext:value-type="boolean">
            <text:p>FALSE</text:p>
          </table:table-cell>
          <table:table-cell/>
          <table:table-cell table:formula="of:=([.BA19]+[.BE19]+[.BI19]+[.BM19])/[.CK$3]" office:value-type="float" office:value="19" calcext:value-type="float">
            <text:p>19</text:p>
          </table:table-cell>
          <table:table-cell table:style-name="ce3" table:formula="of:=[.CJ19]&gt;([.CK$38])" office:value-type="boolean" office:boolean-value="false" calcext:value-type="boolean">
            <text:p>FALSE</text:p>
          </table:table-cell>
          <table:table-cell/>
          <table:table-cell table:formula="of:=([.E19]+[.I19]+[.M19]+[.Q19]+[.U19]+[.Y19]+[.AC19]+[.AG19]+[.AK19]+[.AO19]+[.AS19]+[.AW19]+[.BA19]+[.BE19]+[.BI19]+[.BM19])/[.CN$3]" office:value-type="float" office:value="19.375" calcext:value-type="float">
            <text:p>19.375</text:p>
          </table:table-cell>
          <table:table-cell table:style-name="ce3" table:formula="of:=[.CM19]&gt;([.CN$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g_embedd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20]-[.C20]" office:value-type="float" office:value="-8" calcext:value-type="float">
            <text:p>-8</text:p>
          </table:table-cell>
          <table:table-cell table:formula="of:=COM.MICROSOFT.RANK.AVG([.D20];[.D$5:.D$27];0)"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-[.G20]" office:value-type="float" office:value="0" calcext:value-type="float">
            <text:p>0</text:p>
          </table:table-cell>
          <table:table-cell table:formula="of:=COM.MICROSOFT.RANK.AVG([.H20];[.H$5:.H$27];0)"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J20]-[.K20]" office:value-type="float" office:value="-7" calcext:value-type="float">
            <text:p>-7</text:p>
          </table:table-cell>
          <table:table-cell table:formula="of:=COM.MICROSOFT.RANK.AVG([.L20];[.L$5:.L$27];0)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]-[.O20]" office:value-type="float" office:value="0" calcext:value-type="float">
            <text:p>0</text:p>
          </table:table-cell>
          <table:table-cell table:formula="of:=COM.MICROSOFT.RANK.AVG([.P20];[.P$5:.P$27];0)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R20]-[.S20]" office:value-type="float" office:value="-8" calcext:value-type="float">
            <text:p>-8</text:p>
          </table:table-cell>
          <table:table-cell table:formula="of:=COM.MICROSOFT.RANK.AVG([.T20];[.T$5:.T$27];0)" office:value-type="float" office:value="19.5" calcext:value-type="float">
            <text:p>19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V20]-[.W20]" office:value-type="float" office:value="0" calcext:value-type="float">
            <text:p>0</text:p>
          </table:table-cell>
          <table:table-cell table:formula="of:=COM.MICROSOFT.RANK.AVG([.X20];[.X$5:.X$27];0)"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Z20]-[.AA20]" office:value-type="float" office:value="-3" calcext:value-type="float">
            <text:p>-3</text:p>
          </table:table-cell>
          <table:table-cell table:formula="of:=COM.MICROSOFT.RANK.AVG([.AB20];[.AB$5:.AB$27];0)"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D20]-[.AE20]" office:value-type="float" office:value="0" calcext:value-type="float">
            <text:p>0</text:p>
          </table:table-cell>
          <table:table-cell table:formula="of:=COM.MICROSOFT.RANK.AVG([.AF20];[.AF$5:.AF$27]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AH20]-[.AI20]" office:value-type="float" office:value="-10" calcext:value-type="float">
            <text:p>-10</text:p>
          </table:table-cell>
          <table:table-cell table:formula="of:=COM.MICROSOFT.RANK.AVG([.AJ20];[.AJ$5:.AJ$27];0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L20]-[.AM20]" office:value-type="float" office:value="0" calcext:value-type="float">
            <text:p>0</text:p>
          </table:table-cell>
          <table:table-cell table:formula="of:=COM.MICROSOFT.RANK.AVG([.AN20];[.AN$5:.AN$27]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AP20]-[.AQ20]" office:value-type="float" office:value="-7" calcext:value-type="float">
            <text:p>-7</text:p>
          </table:table-cell>
          <table:table-cell table:formula="of:=COM.MICROSOFT.RANK.AVG([.AR20];[.AR$5:.AR$27];0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T20]-[.AU20]" office:value-type="float" office:value="0" calcext:value-type="float">
            <text:p>0</text:p>
          </table:table-cell>
          <table:table-cell table:formula="of:=COM.MICROSOFT.RANK.AVG([.AV20];[.AV$5:.AV$27];0)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X20]-[.AY20]" office:value-type="float" office:value="-9" calcext:value-type="float">
            <text:p>-9</text:p>
          </table:table-cell>
          <table:table-cell table:formula="of:=COM.MICROSOFT.RANK.AVG([.AZ20];[.AZ$5:.AZ$27];0)"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B20]-[.BC20]" office:value-type="float" office:value="0" calcext:value-type="float">
            <text:p>0</text:p>
          </table:table-cell>
          <table:table-cell table:formula="of:=COM.MICROSOFT.RANK.AVG([.BD20];[.BD$5:.BD$27];0)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F20]-[.BG20]" office:value-type="float" office:value="-4" calcext:value-type="float">
            <text:p>-4</text:p>
          </table:table-cell>
          <table:table-cell table:formula="of:=COM.MICROSOFT.RANK.AVG([.BH20];[.BH$5:.BH$27];0)"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20]-[.BK20]" office:value-type="float" office:value="0" calcext:value-type="float">
            <text:p>0</text:p>
          </table:table-cell>
          <table:table-cell table:formula="of:=COM.MICROSOFT.RANK.AVG([.BL20];[.BL$5:.BL$27];0)" office:value-type="float" office:value="13" calcext:value-type="float">
            <text:p>13</text:p>
          </table:table-cell>
          <table:table-cell/>
          <table:table-cell table:formula="of:=([.E20]+[.M20]+[.U20]+[.AC20]+[.AK20]+[.AS20]+[.BA20]+[.BI20])/[.BP$3]" office:value-type="float" office:value="18.8125" calcext:value-type="float">
            <text:p>18.8125</text:p>
          </table:table-cell>
          <table:table-cell table:formula="of:=[.BO20]&gt;([.BP$38])" office:value-type="boolean" office:boolean-value="true" calcext:value-type="boolean">
            <text:p>TRUE</text:p>
          </table:table-cell>
          <table:table-cell/>
          <table:table-cell table:formula="of:=([.I20]+[.Q20]+[.Y20]+[.AG20]+[.AO20]+[.AW20]+[.BE20]+[.BM20])/[.BS$3]" office:value-type="float" office:value="14.3125" calcext:value-type="float">
            <text:p>14.3125</text:p>
          </table:table-cell>
          <table:table-cell table:formula="of:=[.BR20]&gt;([.BS$38])" office:value-type="boolean" office:boolean-value="true" calcext:value-type="boolean">
            <text:p>TRUE</text:p>
          </table:table-cell>
          <table:table-cell/>
          <table:table-cell table:formula="of:=([.E20]+[.I20]+[.U20]+[.Y20]+[.AK20]+[.AO20]+[.BA20]+[.BE20])/[.BV$3]" office:value-type="float" office:value="17.375" calcext:value-type="float">
            <text:p>17.375</text:p>
          </table:table-cell>
          <table:table-cell table:formula="of:=[.BU20]&gt;([.BV$38])" office:value-type="boolean" office:boolean-value="true" calcext:value-type="boolean">
            <text:p>TRUE</text:p>
          </table:table-cell>
          <table:table-cell/>
          <table:table-cell table:formula="of:=([.M20]+[.Q20]+[.AC20]+[.AG20]+[.AS20]+[.AW20]+[.BI20]+[.BM20])/[.BY$3]" office:value-type="float" office:value="15.75" calcext:value-type="float">
            <text:p>15.75</text:p>
          </table:table-cell>
          <table:table-cell table:style-name="ce3" table:formula="of:=[.BX20]&gt;([.BY$38])" office:value-type="boolean" office:boolean-value="false" calcext:value-type="boolean">
            <text:p>FALSE</text:p>
          </table:table-cell>
          <table:table-cell/>
          <table:table-cell table:formula="of:=([.E20]+[.I20]+[.M20]+[.Q20])/[.CB$3]" office:value-type="float" office:value="16.875" calcext:value-type="float">
            <text:p>16.875</text:p>
          </table:table-cell>
          <table:table-cell table:style-name="ce3" table:formula="of:=[.CA20]&gt;([.CB$38])" office:value-type="boolean" office:boolean-value="false" calcext:value-type="boolean">
            <text:p>FALSE</text:p>
          </table:table-cell>
          <table:table-cell/>
          <table:table-cell table:formula="of:=([.U20]+[.Y20]+[.AC20]+[.AG20])/[.CE$3]" office:value-type="float" office:value="16.125" calcext:value-type="float">
            <text:p>16.125</text:p>
          </table:table-cell>
          <table:table-cell table:style-name="ce3" table:formula="of:=[.CD20]&gt;([.CE$38])" office:value-type="boolean" office:boolean-value="false" calcext:value-type="boolean">
            <text:p>FALSE</text:p>
          </table:table-cell>
          <table:table-cell/>
          <table:table-cell table:formula="of:=([.AK20]+[.AO20]+[.AS20]+[.AW20])/[.CH$3]" office:value-type="float" office:value="17.125" calcext:value-type="float">
            <text:p>17.125</text:p>
          </table:table-cell>
          <table:table-cell table:style-name="ce3" table:formula="of:=[.CG20]&gt;([.CH$38])" office:value-type="boolean" office:boolean-value="false" calcext:value-type="boolean">
            <text:p>FALSE</text:p>
          </table:table-cell>
          <table:table-cell/>
          <table:table-cell table:formula="of:=([.BA20]+[.BE20]+[.BI20]+[.BM20])/[.CK$3]" office:value-type="float" office:value="16.125" calcext:value-type="float">
            <text:p>16.125</text:p>
          </table:table-cell>
          <table:table-cell table:style-name="ce3" table:formula="of:=[.CJ20]&gt;([.CK$38])" office:value-type="boolean" office:boolean-value="false" calcext:value-type="boolean">
            <text:p>FALSE</text:p>
          </table:table-cell>
          <table:table-cell/>
          <table:table-cell table:formula="of:=([.E20]+[.I20]+[.M20]+[.Q20]+[.U20]+[.Y20]+[.AC20]+[.AG20]+[.AK20]+[.AO20]+[.AS20]+[.AW20]+[.BA20]+[.BE20]+[.BI20]+[.BM20])/[.CN$3]" office:value-type="float" office:value="16.5625" calcext:value-type="float">
            <text:p>16.5625</text:p>
          </table:table-cell>
          <table:table-cell table:style-name="ce3" table:formula="of:=[.CM20]&gt;([.CN$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ynndesc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1]-[.C21]" office:value-type="float" office:value="-1" calcext:value-type="float">
            <text:p>-1</text:p>
          </table:table-cell>
          <table:table-cell table:formula="of:=COM.MICROSOFT.RANK.AVG([.D21];[.D$5:.D$27];0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1]-[.G21]" office:value-type="float" office:value="3" calcext:value-type="float">
            <text:p>3</text:p>
          </table:table-cell>
          <table:table-cell table:formula="of:=COM.MICROSOFT.RANK.AVG([.H21];[.H$5:.H$27];0)"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21]-[.K21]" office:value-type="float" office:value="1" calcext:value-type="float">
            <text:p>1</text:p>
          </table:table-cell>
          <table:table-cell table:formula="of:=COM.MICROSOFT.RANK.AVG([.L21];[.L$5:.L$27];0)"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N21]-[.O21]" office:value-type="float" office:value="3" calcext:value-type="float">
            <text:p>3</text:p>
          </table:table-cell>
          <table:table-cell table:formula="of:=COM.MICROSOFT.RANK.AVG([.P21];[.P$5:.P$27];0)"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R21]-[.S21]" office:value-type="float" office:value="2" calcext:value-type="float">
            <text:p>2</text:p>
          </table:table-cell>
          <table:table-cell table:formula="of:=COM.MICROSOFT.RANK.AVG([.T21];[.T$5:.T$27];0)"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V21]-[.W21]" office:value-type="float" office:value="1" calcext:value-type="float">
            <text:p>1</text:p>
          </table:table-cell>
          <table:table-cell table:formula="of:=COM.MICROSOFT.RANK.AVG([.X21];[.X$5:.X$27];0)"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Z21]-[.AA21]" office:value-type="float" office:value="2" calcext:value-type="float">
            <text:p>2</text:p>
          </table:table-cell>
          <table:table-cell table:formula="of:=COM.MICROSOFT.RANK.AVG([.AB21];[.AB$5:.AB$27];0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D21]-[.AE21]" office:value-type="float" office:value="4" calcext:value-type="float">
            <text:p>4</text:p>
          </table:table-cell>
          <table:table-cell table:formula="of:=COM.MICROSOFT.RANK.AVG([.AF21];[.AF$5:.AF$27];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H21]-[.AI21]" office:value-type="float" office:value="-3" calcext:value-type="float">
            <text:p>-3</text:p>
          </table:table-cell>
          <table:table-cell table:formula="of:=COM.MICROSOFT.RANK.AVG([.AJ21];[.AJ$5:.AJ$27];0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L21]-[.AM21]" office:value-type="float" office:value="4" calcext:value-type="float">
            <text:p>4</text:p>
          </table:table-cell>
          <table:table-cell table:formula="of:=COM.MICROSOFT.RANK.AVG([.AN21];[.AN$5:.AN$27];0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P21]-[.AQ21]" office:value-type="float" office:value="3" calcext:value-type="float">
            <text:p>3</text:p>
          </table:table-cell>
          <table:table-cell table:formula="of:=COM.MICROSOFT.RANK.AVG([.AR21];[.AR$5:.AR$27];0)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T21]-[.AU21]" office:value-type="float" office:value="0" calcext:value-type="float">
            <text:p>0</text:p>
          </table:table-cell>
          <table:table-cell table:formula="of:=COM.MICROSOFT.RANK.AVG([.AV21];[.AV$5:.AV$27];0)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X21]-[.AY21]" office:value-type="float" office:value="-1" calcext:value-type="float">
            <text:p>-1</text:p>
          </table:table-cell>
          <table:table-cell table:formula="of:=COM.MICROSOFT.RANK.AVG([.AZ21];[.AZ$5:.AZ$27];0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B21]-[.BC21]" office:value-type="float" office:value="4" calcext:value-type="float">
            <text:p>4</text:p>
          </table:table-cell>
          <table:table-cell table:formula="of:=COM.MICROSOFT.RANK.AVG([.BD21];[.BD$5:.BD$27];0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F21]-[.BG21]" office:value-type="float" office:value="3" calcext:value-type="float">
            <text:p>3</text:p>
          </table:table-cell>
          <table:table-cell table:formula="of:=COM.MICROSOFT.RANK.AVG([.BH21];[.BH$5:.BH$27];0)"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J21]-[.BK21]" office:value-type="float" office:value="3" calcext:value-type="float">
            <text:p>3</text:p>
          </table:table-cell>
          <table:table-cell table:formula="of:=COM.MICROSOFT.RANK.AVG([.BL21];[.BL$5:.BL$27];0)" office:value-type="float" office:value="7" calcext:value-type="float">
            <text:p>7</text:p>
          </table:table-cell>
          <table:table-cell/>
          <table:table-cell table:formula="of:=([.E21]+[.M21]+[.U21]+[.AC21]+[.AK21]+[.AS21]+[.BA21]+[.BI21])/[.BP$3]" office:value-type="float" office:value="11.6875" calcext:value-type="float">
            <text:p>11.6875</text:p>
          </table:table-cell>
          <table:table-cell table:formula="of:=[.BO21]&gt;([.BP$38])" office:value-type="boolean" office:boolean-value="false" calcext:value-type="boolean">
            <text:p>FALSE</text:p>
          </table:table-cell>
          <table:table-cell/>
          <table:table-cell table:formula="of:=([.I21]+[.Q21]+[.Y21]+[.AG21]+[.AO21]+[.AW21]+[.BE21]+[.BM21])/[.BS$3]" office:value-type="float" office:value="8.75" calcext:value-type="float">
            <text:p>8.75</text:p>
          </table:table-cell>
          <table:table-cell table:formula="of:=[.BR21]&gt;([.BS$38])" office:value-type="boolean" office:boolean-value="false" calcext:value-type="boolean">
            <text:p>FALSE</text:p>
          </table:table-cell>
          <table:table-cell/>
          <table:table-cell table:formula="of:=([.E21]+[.I21]+[.U21]+[.Y21]+[.AK21]+[.AO21]+[.BA21]+[.BE21])/[.BV$3]" office:value-type="float" office:value="11.0625" calcext:value-type="float">
            <text:p>11.0625</text:p>
          </table:table-cell>
          <table:table-cell table:formula="of:=[.BU21]&gt;([.BV$38])" office:value-type="boolean" office:boolean-value="false" calcext:value-type="boolean">
            <text:p>FALSE</text:p>
          </table:table-cell>
          <table:table-cell/>
          <table:table-cell table:formula="of:=([.M21]+[.Q21]+[.AC21]+[.AG21]+[.AS21]+[.AW21]+[.BI21]+[.BM21])/[.BY$3]" office:value-type="float" office:value="9.375" calcext:value-type="float">
            <text:p>9.375</text:p>
          </table:table-cell>
          <table:table-cell table:style-name="ce3" table:formula="of:=[.BX21]&gt;([.BY$38])" office:value-type="boolean" office:boolean-value="false" calcext:value-type="boolean">
            <text:p>FALSE</text:p>
          </table:table-cell>
          <table:table-cell/>
          <table:table-cell table:formula="of:=([.E21]+[.I21]+[.M21]+[.Q21])/[.CB$3]" office:value-type="float" office:value="10.875" calcext:value-type="float">
            <text:p>10.875</text:p>
          </table:table-cell>
          <table:table-cell table:style-name="ce3" table:formula="of:=[.CA21]&gt;([.CB$38])" office:value-type="boolean" office:boolean-value="false" calcext:value-type="boolean">
            <text:p>FALSE</text:p>
          </table:table-cell>
          <table:table-cell/>
          <table:table-cell table:formula="of:=([.U21]+[.Y21]+[.AC21]+[.AG21])/[.CE$3]" office:value-type="float" office:value="10.25" calcext:value-type="float">
            <text:p>10.25</text:p>
          </table:table-cell>
          <table:table-cell table:style-name="ce3" table:formula="of:=[.CD21]&gt;([.CE$38])" office:value-type="boolean" office:boolean-value="false" calcext:value-type="boolean">
            <text:p>FALSE</text:p>
          </table:table-cell>
          <table:table-cell/>
          <table:table-cell table:formula="of:=([.AK21]+[.AO21]+[.AS21]+[.AW21])/[.CH$3]" office:value-type="float" office:value="10.625" calcext:value-type="float">
            <text:p>10.625</text:p>
          </table:table-cell>
          <table:table-cell table:style-name="ce3" table:formula="of:=[.CG21]&gt;([.CH$38])" office:value-type="boolean" office:boolean-value="false" calcext:value-type="boolean">
            <text:p>FALSE</text:p>
          </table:table-cell>
          <table:table-cell/>
          <table:table-cell table:formula="of:=([.BA21]+[.BE21]+[.BI21]+[.BM21])/[.CK$3]" office:value-type="float" office:value="9.125" calcext:value-type="float">
            <text:p>9.125</text:p>
          </table:table-cell>
          <table:table-cell table:style-name="ce3" table:formula="of:=[.CJ21]&gt;([.CK$38])" office:value-type="boolean" office:boolean-value="false" calcext:value-type="boolean">
            <text:p>FALSE</text:p>
          </table:table-cell>
          <table:table-cell/>
          <table:table-cell table:formula="of:=([.E21]+[.I21]+[.M21]+[.Q21]+[.U21]+[.Y21]+[.AC21]+[.AG21]+[.AK21]+[.AO21]+[.AS21]+[.AW21]+[.BA21]+[.BE21]+[.BI21]+[.BM21])/[.CN$3]" office:value-type="float" office:value="10.21875" calcext:value-type="float">
            <text:p>10.21875</text:p>
          </table:table-cell>
          <table:table-cell table:style-name="ce3" table:formula="of:=[.CM21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sgng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2]-[.C22]" office:value-type="float" office:value="10" calcext:value-type="float">
            <text:p>10</text:p>
          </table:table-cell>
          <table:table-cell table:formula="of:=COM.MICROSOFT.RANK.AVG([.D22];[.D$5:.D$27];0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2]-[.G22]" office:value-type="float" office:value="3" calcext:value-type="float">
            <text:p>3</text:p>
          </table:table-cell>
          <table:table-cell table:formula="of:=COM.MICROSOFT.RANK.AVG([.H22];[.H$5:.H$27];0)"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22]-[.K22]" office:value-type="float" office:value="12" calcext:value-type="float">
            <text:p>12</text:p>
          </table:table-cell>
          <table:table-cell table:formula="of:=COM.MICROSOFT.RANK.AVG([.L22];[.L$5:.L$27]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N22]-[.O22]" office:value-type="float" office:value="4" calcext:value-type="float">
            <text:p>4</text:p>
          </table:table-cell>
          <table:table-cell table:formula="of:=COM.MICROSOFT.RANK.AVG([.P22];[.P$5:.P$27];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R22]-[.S22]" office:value-type="float" office:value="3" calcext:value-type="float">
            <text:p>3</text:p>
          </table:table-cell>
          <table:table-cell table:formula="of:=COM.MICROSOFT.RANK.AVG([.T22];[.T$5:.T$27];0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V22]-[.W22]" office:value-type="float" office:value="4" calcext:value-type="float">
            <text:p>4</text:p>
          </table:table-cell>
          <table:table-cell table:formula="of:=COM.MICROSOFT.RANK.AVG([.X22];[.X$5:.X$27];0)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Z22]-[.AA22]" office:value-type="float" office:value="5" calcext:value-type="float">
            <text:p>5</text:p>
          </table:table-cell>
          <table:table-cell table:formula="of:=COM.MICROSOFT.RANK.AVG([.AB22];[.AB$5:.AB$27]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D22]-[.AE22]" office:value-type="float" office:value="5" calcext:value-type="float">
            <text:p>5</text:p>
          </table:table-cell>
          <table:table-cell table:formula="of:=COM.MICROSOFT.RANK.AVG([.AF22];[.AF$5:.AF$27];0)"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AH22]-[.AI22]" office:value-type="float" office:value="10" calcext:value-type="float">
            <text:p>10</text:p>
          </table:table-cell>
          <table:table-cell table:formula="of:=COM.MICROSOFT.RANK.AVG([.AJ22];[.AJ$5:.AJ$27]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L22]-[.AM22]" office:value-type="float" office:value="3" calcext:value-type="float">
            <text:p>3</text:p>
          </table:table-cell>
          <table:table-cell table:formula="of:=COM.MICROSOFT.RANK.AVG([.AN22];[.AN$5:.AN$27];0)"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P22]-[.AQ22]" office:value-type="float" office:value="8" calcext:value-type="float">
            <text:p>8</text:p>
          </table:table-cell>
          <table:table-cell table:formula="of:=COM.MICROSOFT.RANK.AVG([.AR22];[.AR$5:.AR$27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T22]-[.AU22]" office:value-type="float" office:value="1" calcext:value-type="float">
            <text:p>1</text:p>
          </table:table-cell>
          <table:table-cell table:formula="of:=COM.MICROSOFT.RANK.AVG([.AV22];[.AV$5:.AV$27];0)"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X22]-[.AY22]" office:value-type="float" office:value="6" calcext:value-type="float">
            <text:p>6</text:p>
          </table:table-cell>
          <table:table-cell table:formula="of:=COM.MICROSOFT.RANK.AVG([.AZ22];[.AZ$5:.AZ$27];0)"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B22]-[.BC22]" office:value-type="float" office:value="4" calcext:value-type="float">
            <text:p>4</text:p>
          </table:table-cell>
          <table:table-cell table:formula="of:=COM.MICROSOFT.RANK.AVG([.BD22];[.BD$5:.BD$27];0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F22]-[.BG22]" office:value-type="float" office:value="3" calcext:value-type="float">
            <text:p>3</text:p>
          </table:table-cell>
          <table:table-cell table:formula="of:=COM.MICROSOFT.RANK.AVG([.BH22];[.BH$5:.BH$27];0)"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J22]-[.BK22]" office:value-type="float" office:value="2" calcext:value-type="float">
            <text:p>2</text:p>
          </table:table-cell>
          <table:table-cell table:formula="of:=COM.MICROSOFT.RANK.AVG([.BL22];[.BL$5:.BL$27];0)" office:value-type="float" office:value="9" calcext:value-type="float">
            <text:p>9</text:p>
          </table:table-cell>
          <table:table-cell/>
          <table:table-cell table:formula="of:=([.E22]+[.M22]+[.U22]+[.AC22]+[.AK22]+[.AS22]+[.BA22]+[.BI22])/[.BP$3]" office:value-type="float" office:value="5.125" calcext:value-type="float">
            <text:p>5.125</text:p>
          </table:table-cell>
          <table:table-cell table:formula="of:=[.BO22]&gt;([.BP$38])" office:value-type="boolean" office:boolean-value="false" calcext:value-type="boolean">
            <text:p>FALSE</text:p>
          </table:table-cell>
          <table:table-cell/>
          <table:table-cell table:formula="of:=([.I22]+[.Q22]+[.Y22]+[.AG22]+[.AO22]+[.AW22]+[.BE22]+[.BM22])/[.BS$3]" office:value-type="float" office:value="7.6875" calcext:value-type="float">
            <text:p>7.6875</text:p>
          </table:table-cell>
          <table:table-cell table:formula="of:=[.BR22]&gt;([.BS$38])" office:value-type="boolean" office:boolean-value="false" calcext:value-type="boolean">
            <text:p>FALSE</text:p>
          </table:table-cell>
          <table:table-cell/>
          <table:table-cell table:formula="of:=([.E22]+[.I22]+[.U22]+[.Y22]+[.AK22]+[.AO22]+[.BA22]+[.BE22])/[.BV$3]" office:value-type="float" office:value="6.5" calcext:value-type="float">
            <text:p>6.5</text:p>
          </table:table-cell>
          <table:table-cell table:formula="of:=[.BU22]&gt;([.BV$38])" office:value-type="boolean" office:boolean-value="false" calcext:value-type="boolean">
            <text:p>FALSE</text:p>
          </table:table-cell>
          <table:table-cell/>
          <table:table-cell table:formula="of:=([.M22]+[.Q22]+[.AC22]+[.AG22]+[.AS22]+[.AW22]+[.BI22]+[.BM22])/[.BY$3]" office:value-type="float" office:value="6.3125" calcext:value-type="float">
            <text:p>6.3125</text:p>
          </table:table-cell>
          <table:table-cell table:style-name="ce3" table:formula="of:=[.BX22]&gt;([.BY$38])" office:value-type="boolean" office:boolean-value="false" calcext:value-type="boolean">
            <text:p>FALSE</text:p>
          </table:table-cell>
          <table:table-cell/>
          <table:table-cell table:formula="of:=([.E22]+[.I22]+[.M22]+[.Q22])/[.CB$3]" office:value-type="float" office:value="5.125" calcext:value-type="float">
            <text:p>5.125</text:p>
          </table:table-cell>
          <table:table-cell table:style-name="ce3" table:formula="of:=[.CA22]&gt;([.CB$38])" office:value-type="boolean" office:boolean-value="false" calcext:value-type="boolean">
            <text:p>FALSE</text:p>
          </table:table-cell>
          <table:table-cell/>
          <table:table-cell table:formula="of:=([.U22]+[.Y22]+[.AC22]+[.AG22])/[.CE$3]" office:value-type="float" office:value="6.75" calcext:value-type="float">
            <text:p>6.75</text:p>
          </table:table-cell>
          <table:table-cell table:style-name="ce3" table:formula="of:=[.CD22]&gt;([.CE$38])" office:value-type="boolean" office:boolean-value="false" calcext:value-type="boolean">
            <text:p>FALSE</text:p>
          </table:table-cell>
          <table:table-cell/>
          <table:table-cell table:formula="of:=([.AK22]+[.AO22]+[.AS22]+[.AW22])/[.CH$3]" office:value-type="float" office:value="6.5" calcext:value-type="float">
            <text:p>6.5</text:p>
          </table:table-cell>
          <table:table-cell table:style-name="ce3" table:formula="of:=[.CG22]&gt;([.CH$38])" office:value-type="boolean" office:boolean-value="false" calcext:value-type="boolean">
            <text:p>FALSE</text:p>
          </table:table-cell>
          <table:table-cell/>
          <table:table-cell table:formula="of:=([.BA22]+[.BE22]+[.BI22]+[.BM22])/[.CK$3]" office:value-type="float" office:value="7.25" calcext:value-type="float">
            <text:p>7.25</text:p>
          </table:table-cell>
          <table:table-cell table:style-name="ce3" table:formula="of:=[.CJ22]&gt;([.CK$38])" office:value-type="boolean" office:boolean-value="false" calcext:value-type="boolean">
            <text:p>FALSE</text:p>
          </table:table-cell>
          <table:table-cell/>
          <table:table-cell table:formula="of:=([.E22]+[.I22]+[.M22]+[.Q22]+[.U22]+[.Y22]+[.AC22]+[.AG22]+[.AK22]+[.AO22]+[.AS22]+[.AW22]+[.BA22]+[.BE22]+[.BI22]+[.BM22])/[.CN$3]" office:value-type="float" office:value="6.40625" calcext:value-type="float">
            <text:p>6.40625</text:p>
          </table:table-cell>
          <table:table-cell table:style-name="ce3" table:formula="of:=[.CM22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an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23]-[.C23]" office:value-type="float" office:value="2" calcext:value-type="float">
            <text:p>2</text:p>
          </table:table-cell>
          <table:table-cell table:formula="of:=COM.MICROSOFT.RANK.AVG([.D23];[.D$5:.D$27]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3]-[.G23]" office:value-type="float" office:value="-1" calcext:value-type="float">
            <text:p>-1</text:p>
          </table:table-cell>
          <table:table-cell table:formula="of:=COM.MICROSOFT.RANK.AVG([.H23];[.H$5:.H$27];0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J23]-[.K23]" office:value-type="float" office:value="6" calcext:value-type="float">
            <text:p>6</text:p>
          </table:table-cell>
          <table:table-cell table:formula="of:=COM.MICROSOFT.RANK.AVG([.L23];[.L$5:.L$27];0)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23]-[.O23]" office:value-type="float" office:value="0" calcext:value-type="float">
            <text:p>0</text:p>
          </table:table-cell>
          <table:table-cell table:formula="of:=COM.MICROSOFT.RANK.AVG([.P23];[.P$5:.P$27];0)"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R23]-[.S23]" office:value-type="float" office:value="3" calcext:value-type="float">
            <text:p>3</text:p>
          </table:table-cell>
          <table:table-cell table:formula="of:=COM.MICROSOFT.RANK.AVG([.T23];[.T$5:.T$27];0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V23]-[.W23]" office:value-type="float" office:value="-2" calcext:value-type="float">
            <text:p>-2</text:p>
          </table:table-cell>
          <table:table-cell table:formula="of:=COM.MICROSOFT.RANK.AVG([.X23];[.X$5:.X$27];0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Z23]-[.AA23]" office:value-type="float" office:value="6" calcext:value-type="float">
            <text:p>6</text:p>
          </table:table-cell>
          <table:table-cell table:formula="of:=COM.MICROSOFT.RANK.AVG([.AB23];[.AB$5:.AB$27];0)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D23]-[.AE23]" office:value-type="float" office:value="-1" calcext:value-type="float">
            <text:p>-1</text:p>
          </table:table-cell>
          <table:table-cell table:formula="of:=COM.MICROSOFT.RANK.AVG([.AF23];[.AF$5:.AF$27];0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H23]-[.AI23]" office:value-type="float" office:value="4" calcext:value-type="float">
            <text:p>4</text:p>
          </table:table-cell>
          <table:table-cell table:formula="of:=COM.MICROSOFT.RANK.AVG([.AJ23];[.AJ$5:.AJ$27];0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L23]-[.AM23]" office:value-type="float" office:value="0" calcext:value-type="float">
            <text:p>0</text:p>
          </table:table-cell>
          <table:table-cell table:formula="of:=COM.MICROSOFT.RANK.AVG([.AN23];[.AN$5:.AN$27];0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P23]-[.AQ23]" office:value-type="float" office:value="5" calcext:value-type="float">
            <text:p>5</text:p>
          </table:table-cell>
          <table:table-cell table:formula="of:=COM.MICROSOFT.RANK.AVG([.AR23];[.AR$5:.AR$27];0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T23]-[.AU23]" office:value-type="float" office:value="5" calcext:value-type="float">
            <text:p>5</text:p>
          </table:table-cell>
          <table:table-cell table:formula="of:=COM.MICROSOFT.RANK.AVG([.AV23];[.AV$5:.AV$27];0)" office:value-type="float" office:value="5.5" calcext:value-type="float">
            <text:p>5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X23]-[.AY23]" office:value-type="float" office:value="0" calcext:value-type="float">
            <text:p>0</text:p>
          </table:table-cell>
          <table:table-cell table:formula="of:=COM.MICROSOFT.RANK.AVG([.AZ23];[.AZ$5:.AZ$27]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B23]-[.BC23]" office:value-type="float" office:value="-1" calcext:value-type="float">
            <text:p>-1</text:p>
          </table:table-cell>
          <table:table-cell table:formula="of:=COM.MICROSOFT.RANK.AVG([.BD23];[.BD$5:.BD$27];0)" office:value-type="float" office:value="16.5" calcext:value-type="float">
            <text:p>16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F23]-[.BG23]" office:value-type="float" office:value="7" calcext:value-type="float">
            <text:p>7</text:p>
          </table:table-cell>
          <table:table-cell table:formula="of:=COM.MICROSOFT.RANK.AVG([.BH23];[.BH$5:.BH$27];0)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J23]-[.BK23]" office:value-type="float" office:value="-1" calcext:value-type="float">
            <text:p>-1</text:p>
          </table:table-cell>
          <table:table-cell table:formula="of:=COM.MICROSOFT.RANK.AVG([.BL23];[.BL$5:.BL$27];0)" office:value-type="float" office:value="15.5" calcext:value-type="float">
            <text:p>15.5</text:p>
          </table:table-cell>
          <table:table-cell/>
          <table:table-cell table:formula="of:=([.E23]+[.M23]+[.U23]+[.AC23]+[.AK23]+[.AS23]+[.BA23]+[.BI23])/[.BP$3]" office:value-type="float" office:value="7.9375" calcext:value-type="float">
            <text:p>7.9375</text:p>
          </table:table-cell>
          <table:table-cell table:formula="of:=[.BO23]&gt;([.BP$38])" office:value-type="boolean" office:boolean-value="false" calcext:value-type="boolean">
            <text:p>FALSE</text:p>
          </table:table-cell>
          <table:table-cell/>
          <table:table-cell table:formula="of:=([.I23]+[.Q23]+[.Y23]+[.AG23]+[.AO23]+[.AW23]+[.BE23]+[.BM23])/[.BS$3]" office:value-type="float" office:value="14.5" calcext:value-type="float">
            <text:p>14.5</text:p>
          </table:table-cell>
          <table:table-cell table:formula="of:=[.BR23]&gt;([.BS$38])" office:value-type="boolean" office:boolean-value="true" calcext:value-type="boolean">
            <text:p>TRUE</text:p>
          </table:table-cell>
          <table:table-cell/>
          <table:table-cell table:formula="of:=([.E23]+[.I23]+[.U23]+[.Y23]+[.AK23]+[.AO23]+[.BA23]+[.BE23])/[.BV$3]" office:value-type="float" office:value="13.6875" calcext:value-type="float">
            <text:p>13.6875</text:p>
          </table:table-cell>
          <table:table-cell table:formula="of:=[.BU23]&gt;([.BV$38])" office:value-type="boolean" office:boolean-value="false" calcext:value-type="boolean">
            <text:p>FALSE</text:p>
          </table:table-cell>
          <table:table-cell/>
          <table:table-cell table:formula="of:=([.M23]+[.Q23]+[.AC23]+[.AG23]+[.AS23]+[.AW23]+[.BI23]+[.BM23])/[.BY$3]" office:value-type="float" office:value="8.75" calcext:value-type="float">
            <text:p>8.75</text:p>
          </table:table-cell>
          <table:table-cell table:style-name="ce3" table:formula="of:=[.BX23]&gt;([.BY$38])" office:value-type="boolean" office:boolean-value="false" calcext:value-type="boolean">
            <text:p>FALSE</text:p>
          </table:table-cell>
          <table:table-cell/>
          <table:table-cell table:formula="of:=([.E23]+[.I23]+[.M23]+[.Q23])/[.CB$3]" office:value-type="float" office:value="12" calcext:value-type="float">
            <text:p>12</text:p>
          </table:table-cell>
          <table:table-cell table:style-name="ce3" table:formula="of:=[.CA23]&gt;([.CB$38])" office:value-type="boolean" office:boolean-value="false" calcext:value-type="boolean">
            <text:p>FALSE</text:p>
          </table:table-cell>
          <table:table-cell/>
          <table:table-cell table:formula="of:=([.U23]+[.Y23]+[.AC23]+[.AG23])/[.CE$3]" office:value-type="float" office:value="11.375" calcext:value-type="float">
            <text:p>11.375</text:p>
          </table:table-cell>
          <table:table-cell table:style-name="ce3" table:formula="of:=[.CD23]&gt;([.CE$38])" office:value-type="boolean" office:boolean-value="false" calcext:value-type="boolean">
            <text:p>FALSE</text:p>
          </table:table-cell>
          <table:table-cell/>
          <table:table-cell table:formula="of:=([.AK23]+[.AO23]+[.AS23]+[.AW23])/[.CH$3]" office:value-type="float" office:value="9.375" calcext:value-type="float">
            <text:p>9.375</text:p>
          </table:table-cell>
          <table:table-cell table:style-name="ce3" table:formula="of:=[.CG23]&gt;([.CH$38])" office:value-type="boolean" office:boolean-value="false" calcext:value-type="boolean">
            <text:p>FALSE</text:p>
          </table:table-cell>
          <table:table-cell/>
          <table:table-cell table:formula="of:=([.BA23]+[.BE23]+[.BI23]+[.BM23])/[.CK$3]" office:value-type="float" office:value="12.125" calcext:value-type="float">
            <text:p>12.125</text:p>
          </table:table-cell>
          <table:table-cell table:style-name="ce3" table:formula="of:=[.CJ23]&gt;([.CK$38])" office:value-type="boolean" office:boolean-value="false" calcext:value-type="boolean">
            <text:p>FALSE</text:p>
          </table:table-cell>
          <table:table-cell/>
          <table:table-cell table:formula="of:=([.E23]+[.I23]+[.M23]+[.Q23]+[.U23]+[.Y23]+[.AC23]+[.AG23]+[.AK23]+[.AO23]+[.AS23]+[.AW23]+[.BA23]+[.BE23]+[.BI23]+[.BM23])/[.CN$3]" office:value-type="float" office:value="11.21875" calcext:value-type="float">
            <text:p>11.21875</text:p>
          </table:table-cell>
          <table:table-cell table:style-name="ce3" table:formula="of:=[.CM23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inykn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4]-[.C24]" office:value-type="float" office:value="-9" calcext:value-type="float">
            <text:p>-9</text:p>
          </table:table-cell>
          <table:table-cell table:formula="of:=COM.MICROSOFT.RANK.AVG([.D24];[.D$5:.D$27];0)"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4]-[.G24]" office:value-type="float" office:value="-4" calcext:value-type="float">
            <text:p>-4</text:p>
          </table:table-cell>
          <table:table-cell table:formula="of:=COM.MICROSOFT.RANK.AVG([.H24];[.H$5:.H$27];0)"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J24]-[.K24]" office:value-type="float" office:value="-11" calcext:value-type="float">
            <text:p>-11</text:p>
          </table:table-cell>
          <table:table-cell table:formula="of:=COM.MICROSOFT.RANK.AVG([.L24];[.L$5:.L$27]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N24]-[.O24]" office:value-type="float" office:value="-13" calcext:value-type="float">
            <text:p>-13</text:p>
          </table:table-cell>
          <table:table-cell table:formula="of:=COM.MICROSOFT.RANK.AVG([.P24];[.P$5:.P$27];0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R24]-[.S24]" office:value-type="float" office:value="-15" calcext:value-type="float">
            <text:p>-15</text:p>
          </table:table-cell>
          <table:table-cell table:formula="of:=COM.MICROSOFT.RANK.AVG([.T24];[.T$5:.T$27];0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V24]-[.W24]" office:value-type="float" office:value="-16" calcext:value-type="float">
            <text:p>-16</text:p>
          </table:table-cell>
          <table:table-cell table:formula="of:=COM.MICROSOFT.RANK.AVG([.X24];[.X$5:.X$27];0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Z24]-[.AA24]" office:value-type="float" office:value="-14" calcext:value-type="float">
            <text:p>-14</text:p>
          </table:table-cell>
          <table:table-cell table:formula="of:=COM.MICROSOFT.RANK.AVG([.AB24];[.AB$5:.AB$27]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D24]-[.AE24]" office:value-type="float" office:value="-8" calcext:value-type="float">
            <text:p>-8</text:p>
          </table:table-cell>
          <table:table-cell table:formula="of:=COM.MICROSOFT.RANK.AVG([.AF24];[.AF$5:.AF$27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AH24]-[.AI24]" office:value-type="float" office:value="-14" calcext:value-type="float">
            <text:p>-14</text:p>
          </table:table-cell>
          <table:table-cell table:formula="of:=COM.MICROSOFT.RANK.AVG([.AJ24];[.AJ$5:.AJ$27]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L24]-[.AM24]" office:value-type="float" office:value="-9" calcext:value-type="float">
            <text:p>-9</text:p>
          </table:table-cell>
          <table:table-cell table:formula="of:=COM.MICROSOFT.RANK.AVG([.AN24];[.AN$5:.AN$27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AP24]-[.AQ24]" office:value-type="float" office:value="-11" calcext:value-type="float">
            <text:p>-11</text:p>
          </table:table-cell>
          <table:table-cell table:formula="of:=COM.MICROSOFT.RANK.AVG([.AR24];[.AR$5:.AR$27];0)"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T24]-[.AU24]" office:value-type="float" office:value="-5" calcext:value-type="float">
            <text:p>-5</text:p>
          </table:table-cell>
          <table:table-cell table:formula="of:=COM.MICROSOFT.RANK.AVG([.AV24];[.AV$5:.AV$27];0)"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AX24]-[.AY24]" office:value-type="float" office:value="-14" calcext:value-type="float">
            <text:p>-14</text:p>
          </table:table-cell>
          <table:table-cell table:formula="of:=COM.MICROSOFT.RANK.AVG([.AZ24];[.AZ$5:.AZ$27]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B24]-[.BC24]" office:value-type="float" office:value="-6" calcext:value-type="float">
            <text:p>-6</text:p>
          </table:table-cell>
          <table:table-cell table:formula="of:=COM.MICROSOFT.RANK.AVG([.BD24];[.BD$5:.BD$27];0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F24]-[.BG24]" office:value-type="float" office:value="-12" calcext:value-type="float">
            <text:p>-12</text:p>
          </table:table-cell>
          <table:table-cell table:formula="of:=COM.MICROSOFT.RANK.AVG([.BH24];[.BH$5:.BH$27];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BJ24]-[.BK24]" office:value-type="float" office:value="-13" calcext:value-type="float">
            <text:p>-13</text:p>
          </table:table-cell>
          <table:table-cell table:formula="of:=COM.MICROSOFT.RANK.AVG([.BL24];[.BL$5:.BL$27];0)" office:value-type="float" office:value="22" calcext:value-type="float">
            <text:p>22</text:p>
          </table:table-cell>
          <table:table-cell/>
          <table:table-cell table:formula="of:=([.E24]+[.M24]+[.U24]+[.AC24]+[.AK24]+[.AS24]+[.BA24]+[.BI24])/[.BP$3]" office:value-type="float" office:value="21.75" calcext:value-type="float">
            <text:p>21.75</text:p>
          </table:table-cell>
          <table:table-cell table:formula="of:=[.BO24]&gt;([.BP$38])" office:value-type="boolean" office:boolean-value="true" calcext:value-type="boolean">
            <text:p>TRUE</text:p>
          </table:table-cell>
          <table:table-cell/>
          <table:table-cell table:formula="of:=([.I24]+[.Q24]+[.Y24]+[.AG24]+[.AO24]+[.AW24]+[.BE24]+[.BM24])/[.BS$3]" office:value-type="float" office:value="20.375" calcext:value-type="float">
            <text:p>20.375</text:p>
          </table:table-cell>
          <table:table-cell table:formula="of:=[.BR24]&gt;([.BS$38])" office:value-type="boolean" office:boolean-value="true" calcext:value-type="boolean">
            <text:p>TRUE</text:p>
          </table:table-cell>
          <table:table-cell/>
          <table:table-cell table:formula="of:=([.E24]+[.I24]+[.U24]+[.Y24]+[.AK24]+[.AO24]+[.BA24]+[.BE24])/[.BV$3]" office:value-type="float" office:value="20.75" calcext:value-type="float">
            <text:p>20.75</text:p>
          </table:table-cell>
          <table:table-cell table:formula="of:=[.BU24]&gt;([.BV$38])" office:value-type="boolean" office:boolean-value="true" calcext:value-type="boolean">
            <text:p>TRUE</text:p>
          </table:table-cell>
          <table:table-cell/>
          <table:table-cell table:formula="of:=([.M24]+[.Q24]+[.AC24]+[.AG24]+[.AS24]+[.AW24]+[.BI24]+[.BM24])/[.BY$3]" office:value-type="float" office:value="21.375" calcext:value-type="float">
            <text:p>21.375</text:p>
          </table:table-cell>
          <table:table-cell table:style-name="ce3" table:formula="of:=[.BX24]&gt;([.BY$38])" office:value-type="boolean" office:boolean-value="true" calcext:value-type="boolean">
            <text:p>TRUE</text:p>
          </table:table-cell>
          <table:table-cell/>
          <table:table-cell table:formula="of:=([.E24]+[.I24]+[.M24]+[.Q24])/[.CB$3]" office:value-type="float" office:value="20.75" calcext:value-type="float">
            <text:p>20.75</text:p>
          </table:table-cell>
          <table:table-cell table:style-name="ce3" table:formula="of:=[.CA24]&gt;([.CB$38])" office:value-type="boolean" office:boolean-value="false" calcext:value-type="boolean">
            <text:p>FALSE</text:p>
          </table:table-cell>
          <table:table-cell/>
          <table:table-cell table:formula="of:=([.U24]+[.Y24]+[.AC24]+[.AG24])/[.CE$3]" office:value-type="float" office:value="21.5" calcext:value-type="float">
            <text:p>21.5</text:p>
          </table:table-cell>
          <table:table-cell table:style-name="ce3" table:formula="of:=[.CD24]&gt;([.CE$38])" office:value-type="boolean" office:boolean-value="true" calcext:value-type="boolean">
            <text:p>TRUE</text:p>
          </table:table-cell>
          <table:table-cell/>
          <table:table-cell table:formula="of:=([.AK24]+[.AO24]+[.AS24]+[.AW24])/[.CH$3]" office:value-type="float" office:value="20.75" calcext:value-type="float">
            <text:p>20.75</text:p>
          </table:table-cell>
          <table:table-cell table:style-name="ce3" table:formula="of:=[.CG24]&gt;([.CH$38])" office:value-type="boolean" office:boolean-value="false" calcext:value-type="boolean">
            <text:p>FALSE</text:p>
          </table:table-cell>
          <table:table-cell/>
          <table:table-cell table:formula="of:=([.BA24]+[.BE24]+[.BI24]+[.BM24])/[.CK$3]" office:value-type="float" office:value="21.25" calcext:value-type="float">
            <text:p>21.25</text:p>
          </table:table-cell>
          <table:table-cell table:style-name="ce3" table:formula="of:=[.CJ24]&gt;([.CK$38])" office:value-type="boolean" office:boolean-value="false" calcext:value-type="boolean">
            <text:p>FALSE</text:p>
          </table:table-cell>
          <table:table-cell/>
          <table:table-cell table:formula="of:=([.E24]+[.I24]+[.M24]+[.Q24]+[.U24]+[.Y24]+[.AC24]+[.AG24]+[.AK24]+[.AO24]+[.AS24]+[.AW24]+[.BA24]+[.BE24]+[.BI24]+[.BM24])/[.CN$3]" office:value-type="float" office:value="21.0625" calcext:value-type="float">
            <text:p>21.0625</text:p>
          </table:table-cell>
          <table:table-cell table:style-name="ce3" table:formula="of:=[.CM24]&gt;([.CN$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ald(NGT-anng)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5]-[.C25]" office:value-type="float" office:value="0" calcext:value-type="float">
            <text:p>0</text:p>
          </table:table-cell>
          <table:table-cell table:formula="of:=COM.MICROSOFT.RANK.AVG([.D25];[.D$5:.D$27];0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5]-[.G25]" office:value-type="float" office:value="-4" calcext:value-type="float">
            <text:p>-4</text:p>
          </table:table-cell>
          <table:table-cell table:formula="of:=COM.MICROSOFT.RANK.AVG([.H25];[.H$5:.H$27];0)"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25]-[.K25]" office:value-type="float" office:value="-2" calcext:value-type="float">
            <text:p>-2</text:p>
          </table:table-cell>
          <table:table-cell table:formula="of:=COM.MICROSOFT.RANK.AVG([.L25];[.L$5:.L$27];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25]-[.O25]" office:value-type="float" office:value="1" calcext:value-type="float">
            <text:p>1</text:p>
          </table:table-cell>
          <table:table-cell table:formula="of:=COM.MICROSOFT.RANK.AVG([.P25];[.P$5:.P$27];0)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R25]-[.S25]" office:value-type="float" office:value="0" calcext:value-type="float">
            <text:p>0</text:p>
          </table:table-cell>
          <table:table-cell table:formula="of:=COM.MICROSOFT.RANK.AVG([.T25];[.T$5:.T$27];0)"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V25]-[.W25]" office:value-type="float" office:value="-3" calcext:value-type="float">
            <text:p>-3</text:p>
          </table:table-cell>
          <table:table-cell table:formula="of:=COM.MICROSOFT.RANK.AVG([.X25];[.X$5:.X$27];0)"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Z25]-[.AA25]" office:value-type="float" office:value="-1" calcext:value-type="float">
            <text:p>-1</text:p>
          </table:table-cell>
          <table:table-cell table:formula="of:=COM.MICROSOFT.RANK.AVG([.AB25];[.AB$5:.AB$27];0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D25]-[.AE25]" office:value-type="float" office:value="2" calcext:value-type="float">
            <text:p>2</text:p>
          </table:table-cell>
          <table:table-cell table:formula="of:=COM.MICROSOFT.RANK.AVG([.AF25];[.AF$5:.AF$27];0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H25]-[.AI25]" office:value-type="float" office:value="-1" calcext:value-type="float">
            <text:p>-1</text:p>
          </table:table-cell>
          <table:table-cell table:formula="of:=COM.MICROSOFT.RANK.AVG([.AJ25];[.AJ$5:.AJ$27];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L25]-[.AM25]" office:value-type="float" office:value="-5" calcext:value-type="float">
            <text:p>-5</text:p>
          </table:table-cell>
          <table:table-cell table:formula="of:=COM.MICROSOFT.RANK.AVG([.AN25];[.AN$5:.AN$27]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P25]-[.AQ25]" office:value-type="float" office:value="-3" calcext:value-type="float">
            <text:p>-3</text:p>
          </table:table-cell>
          <table:table-cell table:formula="of:=COM.MICROSOFT.RANK.AVG([.AR25];[.AR$5:.AR$27]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T25]-[.AU25]" office:value-type="float" office:value="-1" calcext:value-type="float">
            <text:p>-1</text:p>
          </table:table-cell>
          <table:table-cell table:formula="of:=COM.MICROSOFT.RANK.AVG([.AV25];[.AV$5:.AV$27];0)"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X25]-[.AY25]" office:value-type="float" office:value="-1" calcext:value-type="float">
            <text:p>-1</text:p>
          </table:table-cell>
          <table:table-cell table:formula="of:=COM.MICROSOFT.RANK.AVG([.AZ25];[.AZ$5:.AZ$27];0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B25]-[.BC25]" office:value-type="float" office:value="-4" calcext:value-type="float">
            <text:p>-4</text:p>
          </table:table-cell>
          <table:table-cell table:formula="of:=COM.MICROSOFT.RANK.AVG([.BD25];[.BD$5:.BD$27]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F25]-[.BG25]" office:value-type="float" office:value="-2" calcext:value-type="float">
            <text:p>-2</text:p>
          </table:table-cell>
          <table:table-cell table:formula="of:=COM.MICROSOFT.RANK.AVG([.BH25];[.BH$5:.BH$27];0)" office:value-type="float" office:value="14.5" calcext:value-type="float">
            <text:p>14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J25]-[.BK25]" office:value-type="float" office:value="0" calcext:value-type="float">
            <text:p>0</text:p>
          </table:table-cell>
          <table:table-cell table:formula="of:=COM.MICROSOFT.RANK.AVG([.BL25];[.BL$5:.BL$27];0)" office:value-type="float" office:value="13" calcext:value-type="float">
            <text:p>13</text:p>
          </table:table-cell>
          <table:table-cell/>
          <table:table-cell table:formula="of:=([.E25]+[.M25]+[.U25]+[.AC25]+[.AK25]+[.AS25]+[.BA25]+[.BI25])/[.BP$3]" office:value-type="float" office:value="14.625" calcext:value-type="float">
            <text:p>14.625</text:p>
          </table:table-cell>
          <table:table-cell table:formula="of:=[.BO25]&gt;([.BP$38])" office:value-type="boolean" office:boolean-value="true" calcext:value-type="boolean">
            <text:p>TRUE</text:p>
          </table:table-cell>
          <table:table-cell/>
          <table:table-cell table:formula="of:=([.I25]+[.Q25]+[.Y25]+[.AG25]+[.AO25]+[.AW25]+[.BE25]+[.BM25])/[.BS$3]" office:value-type="float" office:value="15.1875" calcext:value-type="float">
            <text:p>15.1875</text:p>
          </table:table-cell>
          <table:table-cell table:formula="of:=[.BR25]&gt;([.BS$38])" office:value-type="boolean" office:boolean-value="true" calcext:value-type="boolean">
            <text:p>TRUE</text:p>
          </table:table-cell>
          <table:table-cell/>
          <table:table-cell table:formula="of:=([.E25]+[.I25]+[.U25]+[.Y25]+[.AK25]+[.AO25]+[.BA25]+[.BE25])/[.BV$3]" office:value-type="float" office:value="16.0625" calcext:value-type="float">
            <text:p>16.0625</text:p>
          </table:table-cell>
          <table:table-cell table:formula="of:=[.BU25]&gt;([.BV$38])" office:value-type="boolean" office:boolean-value="false" calcext:value-type="boolean">
            <text:p>FALSE</text:p>
          </table:table-cell>
          <table:table-cell/>
          <table:table-cell table:formula="of:=([.M25]+[.Q25]+[.AC25]+[.AG25]+[.AS25]+[.AW25]+[.BI25]+[.BM25])/[.BY$3]" office:value-type="float" office:value="13.75" calcext:value-type="float">
            <text:p>13.75</text:p>
          </table:table-cell>
          <table:table-cell table:style-name="ce3" table:formula="of:=[.BX25]&gt;([.BY$38])" office:value-type="boolean" office:boolean-value="false" calcext:value-type="boolean">
            <text:p>FALSE</text:p>
          </table:table-cell>
          <table:table-cell/>
          <table:table-cell table:formula="of:=([.E25]+[.I25]+[.M25]+[.Q25])/[.CB$3]" office:value-type="float" office:value="14.375" calcext:value-type="float">
            <text:p>14.375</text:p>
          </table:table-cell>
          <table:table-cell table:style-name="ce3" table:formula="of:=[.CA25]&gt;([.CB$38])" office:value-type="boolean" office:boolean-value="false" calcext:value-type="boolean">
            <text:p>FALSE</text:p>
          </table:table-cell>
          <table:table-cell/>
          <table:table-cell table:formula="of:=([.U25]+[.Y25]+[.AC25]+[.AG25])/[.CE$3]" office:value-type="float" office:value="14.25" calcext:value-type="float">
            <text:p>14.25</text:p>
          </table:table-cell>
          <table:table-cell table:style-name="ce3" table:formula="of:=[.CD25]&gt;([.CE$38])" office:value-type="boolean" office:boolean-value="false" calcext:value-type="boolean">
            <text:p>FALSE</text:p>
          </table:table-cell>
          <table:table-cell/>
          <table:table-cell table:formula="of:=([.AK25]+[.AO25]+[.AS25]+[.AW25])/[.CH$3]" office:value-type="float" office:value="16.125" calcext:value-type="float">
            <text:p>16.125</text:p>
          </table:table-cell>
          <table:table-cell table:style-name="ce3" table:formula="of:=[.CG25]&gt;([.CH$38])" office:value-type="boolean" office:boolean-value="false" calcext:value-type="boolean">
            <text:p>FALSE</text:p>
          </table:table-cell>
          <table:table-cell/>
          <table:table-cell table:formula="of:=([.BA25]+[.BE25]+[.BI25]+[.BM25])/[.CK$3]" office:value-type="float" office:value="14.875" calcext:value-type="float">
            <text:p>14.875</text:p>
          </table:table-cell>
          <table:table-cell table:style-name="ce3" table:formula="of:=[.CJ25]&gt;([.CK$38])" office:value-type="boolean" office:boolean-value="false" calcext:value-type="boolean">
            <text:p>FALSE</text:p>
          </table:table-cell>
          <table:table-cell/>
          <table:table-cell table:formula="of:=([.E25]+[.I25]+[.M25]+[.Q25]+[.U25]+[.Y25]+[.AC25]+[.AG25]+[.AK25]+[.AO25]+[.AS25]+[.AW25]+[.BA25]+[.BE25]+[.BI25]+[.BM25])/[.CN$3]" office:value-type="float" office:value="14.90625" calcext:value-type="float">
            <text:p>14.90625</text:p>
          </table:table-cell>
          <table:table-cell table:style-name="ce3" table:formula="of:=[.CM25]&gt;([.CN$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oya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26]-[.C26]" office:value-type="float" office:value="4" calcext:value-type="float">
            <text:p>4</text:p>
          </table:table-cell>
          <table:table-cell table:formula="of:=COM.MICROSOFT.RANK.AVG([.D26];[.D$5:.D$27]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26]-[.G26]" office:value-type="float" office:value="1" calcext:value-type="float">
            <text:p>1</text:p>
          </table:table-cell>
          <table:table-cell table:formula="of:=COM.MICROSOFT.RANK.AVG([.H26];[.H$5:.H$27];0)"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J26]-[.K26]" office:value-type="float" office:value="5" calcext:value-type="float">
            <text:p>5</text:p>
          </table:table-cell>
          <table:table-cell table:formula="of:=COM.MICROSOFT.RANK.AVG([.L26];[.L$5:.L$27];0)" office:value-type="float" office:value="6.5" calcext:value-type="float">
            <text:p>6.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N26]-[.O26]" office:value-type="float" office:value="0" calcext:value-type="float">
            <text:p>0</text:p>
          </table:table-cell>
          <table:table-cell table:formula="of:=COM.MICROSOFT.RANK.AVG([.P26];[.P$5:.P$27];0)"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R26]-[.S26]" office:value-type="float" office:value="4" calcext:value-type="float">
            <text:p>4</text:p>
          </table:table-cell>
          <table:table-cell table:formula="of:=COM.MICROSOFT.RANK.AVG([.T26];[.T$5:.T$27];0)"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V26]-[.W26]" office:value-type="float" office:value="1" calcext:value-type="float">
            <text:p>1</text:p>
          </table:table-cell>
          <table:table-cell table:formula="of:=COM.MICROSOFT.RANK.AVG([.X26];[.X$5:.X$27];0)"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Z26]-[.AA26]" office:value-type="float" office:value="5" calcext:value-type="float">
            <text:p>5</text:p>
          </table:table-cell>
          <table:table-cell table:formula="of:=COM.MICROSOFT.RANK.AVG([.AB26];[.AB$5:.AB$27]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D26]-[.AE26]" office:value-type="float" office:value="-2" calcext:value-type="float">
            <text:p>-2</text:p>
          </table:table-cell>
          <table:table-cell table:formula="of:=COM.MICROSOFT.RANK.AVG([.AF26];[.AF$5:.AF$27];0)"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AH26]-[.AI26]" office:value-type="float" office:value="6" calcext:value-type="float">
            <text:p>6</text:p>
          </table:table-cell>
          <table:table-cell table:formula="of:=COM.MICROSOFT.RANK.AVG([.AJ26];[.AJ$5:.AJ$27];0)"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L26]-[.AM26]" office:value-type="float" office:value="1" calcext:value-type="float">
            <text:p>1</text:p>
          </table:table-cell>
          <table:table-cell table:formula="of:=COM.MICROSOFT.RANK.AVG([.AN26];[.AN$5:.AN$27];0)"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P26]-[.AQ26]" office:value-type="float" office:value="4" calcext:value-type="float">
            <text:p>4</text:p>
          </table:table-cell>
          <table:table-cell table:formula="of:=COM.MICROSOFT.RANK.AVG([.AR26];[.AR$5:.AR$27]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T26]-[.AU26]" office:value-type="float" office:value="-3" calcext:value-type="float">
            <text:p>-3</text:p>
          </table:table-cell>
          <table:table-cell table:formula="of:=COM.MICROSOFT.RANK.AVG([.AV26];[.AV$5:.AV$27];0)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X26]-[.AY26]" office:value-type="float" office:value="4" calcext:value-type="float">
            <text:p>4</text:p>
          </table:table-cell>
          <table:table-cell table:formula="of:=COM.MICROSOFT.RANK.AVG([.AZ26];[.AZ$5:.AZ$27];0)" office:value-type="float" office:value="7.5" calcext:value-type="float">
            <text:p>7.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B26]-[.BC26]" office:value-type="float" office:value="0" calcext:value-type="float">
            <text:p>0</text:p>
          </table:table-cell>
          <table:table-cell table:formula="of:=COM.MICROSOFT.RANK.AVG([.BD26];[.BD$5:.BD$27];0)"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F26]-[.BG26]" office:value-type="float" office:value="3" calcext:value-type="float">
            <text:p>3</text:p>
          </table:table-cell>
          <table:table-cell table:formula="of:=COM.MICROSOFT.RANK.AVG([.BH26];[.BH$5:.BH$27];0)"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J26]-[.BK26]" office:value-type="float" office:value="-1" calcext:value-type="float">
            <text:p>-1</text:p>
          </table:table-cell>
          <table:table-cell table:formula="of:=COM.MICROSOFT.RANK.AVG([.BL26];[.BL$5:.BL$27];0)" office:value-type="float" office:value="15.5" calcext:value-type="float">
            <text:p>15.5</text:p>
          </table:table-cell>
          <table:table-cell/>
          <table:table-cell table:formula="of:=([.E26]+[.M26]+[.U26]+[.AC26]+[.AK26]+[.AS26]+[.BA26]+[.BI26])/[.BP$3]" office:value-type="float" office:value="7.5625" calcext:value-type="float">
            <text:p>7.5625</text:p>
          </table:table-cell>
          <table:table-cell table:formula="of:=[.BO26]&gt;([.BP$38])" office:value-type="boolean" office:boolean-value="false" calcext:value-type="boolean">
            <text:p>FALSE</text:p>
          </table:table-cell>
          <table:table-cell/>
          <table:table-cell table:formula="of:=([.I26]+[.Q26]+[.Y26]+[.AG26]+[.AO26]+[.AW26]+[.BE26]+[.BM26])/[.BS$3]" office:value-type="float" office:value="14.625" calcext:value-type="float">
            <text:p>14.625</text:p>
          </table:table-cell>
          <table:table-cell table:formula="of:=[.BR26]&gt;([.BS$38])" office:value-type="boolean" office:boolean-value="true" calcext:value-type="boolean">
            <text:p>TRUE</text:p>
          </table:table-cell>
          <table:table-cell/>
          <table:table-cell table:formula="of:=([.E26]+[.I26]+[.U26]+[.Y26]+[.AK26]+[.AO26]+[.BA26]+[.BE26])/[.BV$3]" office:value-type="float" office:value="10.3125" calcext:value-type="float">
            <text:p>10.3125</text:p>
          </table:table-cell>
          <table:table-cell table:formula="of:=[.BU26]&gt;([.BV$38])" office:value-type="boolean" office:boolean-value="false" calcext:value-type="boolean">
            <text:p>FALSE</text:p>
          </table:table-cell>
          <table:table-cell/>
          <table:table-cell table:formula="of:=([.M26]+[.Q26]+[.AC26]+[.AG26]+[.AS26]+[.AW26]+[.BI26]+[.BM26])/[.BY$3]" office:value-type="float" office:value="11.875" calcext:value-type="float">
            <text:p>11.875</text:p>
          </table:table-cell>
          <table:table-cell table:style-name="ce3" table:formula="of:=[.BX26]&gt;([.BY$38])" office:value-type="boolean" office:boolean-value="false" calcext:value-type="boolean">
            <text:p>FALSE</text:p>
          </table:table-cell>
          <table:table-cell/>
          <table:table-cell table:formula="of:=([.E26]+[.I26]+[.M26]+[.Q26])/[.CB$3]" office:value-type="float" office:value="10.625" calcext:value-type="float">
            <text:p>10.625</text:p>
          </table:table-cell>
          <table:table-cell table:style-name="ce3" table:formula="of:=[.CA26]&gt;([.CB$38])" office:value-type="boolean" office:boolean-value="false" calcext:value-type="boolean">
            <text:p>FALSE</text:p>
          </table:table-cell>
          <table:table-cell/>
          <table:table-cell table:formula="of:=([.U26]+[.Y26]+[.AC26]+[.AG26])/[.CE$3]" office:value-type="float" office:value="10.875" calcext:value-type="float">
            <text:p>10.875</text:p>
          </table:table-cell>
          <table:table-cell table:style-name="ce3" table:formula="of:=[.CD26]&gt;([.CE$38])" office:value-type="boolean" office:boolean-value="false" calcext:value-type="boolean">
            <text:p>FALSE</text:p>
          </table:table-cell>
          <table:table-cell/>
          <table:table-cell table:formula="of:=([.AK26]+[.AO26]+[.AS26]+[.AW26])/[.CH$3]" office:value-type="float" office:value="11.375" calcext:value-type="float">
            <text:p>11.375</text:p>
          </table:table-cell>
          <table:table-cell table:style-name="ce3" table:formula="of:=[.CG26]&gt;([.CH$38])" office:value-type="boolean" office:boolean-value="false" calcext:value-type="boolean">
            <text:p>FALSE</text:p>
          </table:table-cell>
          <table:table-cell/>
          <table:table-cell table:formula="of:=([.BA26]+[.BE26]+[.BI26]+[.BM26])/[.CK$3]" office:value-type="float" office:value="11.5" calcext:value-type="float">
            <text:p>11.5</text:p>
          </table:table-cell>
          <table:table-cell table:style-name="ce3" table:formula="of:=[.CJ26]&gt;([.CK$38])" office:value-type="boolean" office:boolean-value="false" calcext:value-type="boolean">
            <text:p>FALSE</text:p>
          </table:table-cell>
          <table:table-cell/>
          <table:table-cell table:formula="of:=([.E26]+[.I26]+[.M26]+[.Q26]+[.U26]+[.Y26]+[.AC26]+[.AG26]+[.AK26]+[.AO26]+[.AS26]+[.AW26]+[.BA26]+[.BE26]+[.BI26]+[.BM26])/[.CN$3]" office:value-type="float" office:value="11.09375" calcext:value-type="float">
            <text:p>11.09375</text:p>
          </table:table-cell>
          <table:table-cell table:style-name="ce3" table:formula="of:=[.CM26]&gt;([.CN$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27]-[.C27]" office:value-type="float" office:value="-4" calcext:value-type="float">
            <text:p>-4</text:p>
          </table:table-cell>
          <table:table-cell table:formula="of:=COM.MICROSOFT.RANK.AVG([.D27];[.D$5:.D$27]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F27]-[.G27]" office:value-type="float" office:value="-14" calcext:value-type="float">
            <text:p>-14</text:p>
          </table:table-cell>
          <table:table-cell table:formula="of:=COM.MICROSOFT.RANK.AVG([.H27];[.H$5:.H$27];0)"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27]-[.K27]" office:value-type="float" office:value="-3" calcext:value-type="float">
            <text:p>-3</text:p>
          </table:table-cell>
          <table:table-cell table:formula="of:=COM.MICROSOFT.RANK.AVG([.L27];[.L$5:.L$27];0)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N27]-[.O27]" office:value-type="float" office:value="-10" calcext:value-type="float">
            <text:p>-10</text:p>
          </table:table-cell>
          <table:table-cell table:formula="of:=COM.MICROSOFT.RANK.AVG([.P27];[.P$5:.P$27];0)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R27]-[.S27]" office:value-type="float" office:value="0" calcext:value-type="float">
            <text:p>0</text:p>
          </table:table-cell>
          <table:table-cell table:formula="of:=COM.MICROSOFT.RANK.AVG([.T27];[.T$5:.T$27];0)" office:value-type="float" office:value="15.5" calcext:value-type="float">
            <text:p>15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V27]-[.W27]" office:value-type="float" office:value="0" calcext:value-type="float">
            <text:p>0</text:p>
          </table:table-cell>
          <table:table-cell table:formula="of:=COM.MICROSOFT.RANK.AVG([.X27];[.X$5:.X$27];0)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Z27]-[.AA27]" office:value-type="float" office:value="-2" calcext:value-type="float">
            <text:p>-2</text:p>
          </table:table-cell>
          <table:table-cell table:formula="of:=COM.MICROSOFT.RANK.AVG([.AB27];[.AB$5:.AB$27]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AD27]-[.AE27]" office:value-type="float" office:value="-10" calcext:value-type="float">
            <text:p>-10</text:p>
          </table:table-cell>
          <table:table-cell table:formula="of:=COM.MICROSOFT.RANK.AVG([.AF27];[.AF$5:.AF$27];0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AH27]-[.AI27]" office:value-type="float" office:value="-5" calcext:value-type="float">
            <text:p>-5</text:p>
          </table:table-cell>
          <table:table-cell table:formula="of:=COM.MICROSOFT.RANK.AVG([.AJ27];[.AJ$5:.AJ$27];0)"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L27]-[.AM27]" office:value-type="float" office:value="-6" calcext:value-type="float">
            <text:p>-6</text:p>
          </table:table-cell>
          <table:table-cell table:formula="of:=COM.MICROSOFT.RANK.AVG([.AN27];[.AN$5:.AN$27];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P27]-[.AQ27]" office:value-type="float" office:value="-2" calcext:value-type="float">
            <text:p>-2</text:p>
          </table:table-cell>
          <table:table-cell table:formula="of:=COM.MICROSOFT.RANK.AVG([.AR27];[.AR$5:.AR$27];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T27]-[.AU27]" office:value-type="float" office:value="-3" calcext:value-type="float">
            <text:p>-3</text:p>
          </table:table-cell>
          <table:table-cell table:formula="of:=COM.MICROSOFT.RANK.AVG([.AV27];[.AV$5:.AV$27];0)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X27]-[.AY27]" office:value-type="float" office:value="-5" calcext:value-type="float">
            <text:p>-5</text:p>
          </table:table-cell>
          <table:table-cell table:formula="of:=COM.MICROSOFT.RANK.AVG([.AZ27];[.AZ$5:.AZ$27];0)"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BB27]-[.BC27]" office:value-type="float" office:value="-13" calcext:value-type="float">
            <text:p>-13</text:p>
          </table:table-cell>
          <table:table-cell table:formula="of:=COM.MICROSOFT.RANK.AVG([.BD27];[.BD$5:.BD$27]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F27]-[.BG27]" office:value-type="float" office:value="-4" calcext:value-type="float">
            <text:p>-4</text:p>
          </table:table-cell>
          <table:table-cell table:formula="of:=COM.MICROSOFT.RANK.AVG([.BH27];[.BH$5:.BH$27];0)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J27]-[.BK27]" office:value-type="float" office:value="-8" calcext:value-type="float">
            <text:p>-8</text:p>
          </table:table-cell>
          <table:table-cell table:formula="of:=COM.MICROSOFT.RANK.AVG([.BL27];[.BL$5:.BL$27];0)" office:value-type="float" office:value="20.5" calcext:value-type="float">
            <text:p>20.5</text:p>
          </table:table-cell>
          <table:table-cell/>
          <table:table-cell table:formula="of:=([.E27]+[.M27]+[.U27]+[.AC27]+[.AK27]+[.AS27]+[.BA27]+[.BI27])/[.BP$3]" office:value-type="float" office:value="16.3125" calcext:value-type="float">
            <text:p>16.3125</text:p>
          </table:table-cell>
          <table:table-cell table:formula="of:=[.BO27]&gt;([.BP$38])" office:value-type="boolean" office:boolean-value="true" calcext:value-type="boolean">
            <text:p>TRUE</text:p>
          </table:table-cell>
          <table:table-cell/>
          <table:table-cell table:formula="of:=([.I27]+[.Q27]+[.Y27]+[.AG27]+[.AO27]+[.AW27]+[.BE27]+[.BM27])/[.BS$3]" office:value-type="float" office:value="19.5" calcext:value-type="float">
            <text:p>19.5</text:p>
          </table:table-cell>
          <table:table-cell table:formula="of:=[.BR27]&gt;([.BS$38])" office:value-type="boolean" office:boolean-value="true" calcext:value-type="boolean">
            <text:p>TRUE</text:p>
          </table:table-cell>
          <table:table-cell/>
          <table:table-cell table:formula="of:=([.E27]+[.I27]+[.U27]+[.Y27]+[.AK27]+[.AO27]+[.BA27]+[.BE27])/[.BV$3]" office:value-type="float" office:value="17.5625" calcext:value-type="float">
            <text:p>17.5625</text:p>
          </table:table-cell>
          <table:table-cell table:formula="of:=[.BU27]&gt;([.BV$38])" office:value-type="boolean" office:boolean-value="true" calcext:value-type="boolean">
            <text:p>TRUE</text:p>
          </table:table-cell>
          <table:table-cell/>
          <table:table-cell table:formula="of:=([.M27]+[.Q27]+[.AC27]+[.AG27]+[.AS27]+[.AW27]+[.BI27]+[.BM27])/[.BY$3]" office:value-type="float" office:value="18.25" calcext:value-type="float">
            <text:p>18.25</text:p>
          </table:table-cell>
          <table:table-cell table:style-name="ce3" table:formula="of:=[.BX27]&gt;([.BY$38])" office:value-type="boolean" office:boolean-value="true" calcext:value-type="boolean">
            <text:p>TRUE</text:p>
          </table:table-cell>
          <table:table-cell/>
          <table:table-cell table:formula="of:=([.E27]+[.I27]+[.M27]+[.Q27])/[.CB$3]" office:value-type="float" office:value="18.5" calcext:value-type="float">
            <text:p>18.5</text:p>
          </table:table-cell>
          <table:table-cell table:style-name="ce3" table:formula="of:=[.CA27]&gt;([.CB$38])" office:value-type="boolean" office:boolean-value="false" calcext:value-type="boolean">
            <text:p>FALSE</text:p>
          </table:table-cell>
          <table:table-cell/>
          <table:table-cell table:formula="of:=([.U27]+[.Y27]+[.AC27]+[.AG27])/[.CE$3]" office:value-type="float" office:value="17" calcext:value-type="float">
            <text:p>17</text:p>
          </table:table-cell>
          <table:table-cell table:style-name="ce3" table:formula="of:=[.CD27]&gt;([.CE$38])" office:value-type="boolean" office:boolean-value="false" calcext:value-type="boolean">
            <text:p>FALSE</text:p>
          </table:table-cell>
          <table:table-cell/>
          <table:table-cell table:formula="of:=([.AK27]+[.AO27]+[.AS27]+[.AW27])/[.CH$3]" office:value-type="float" office:value="17.25" calcext:value-type="float">
            <text:p>17.25</text:p>
          </table:table-cell>
          <table:table-cell table:style-name="ce3" table:formula="of:=[.CG27]&gt;([.CH$38])" office:value-type="boolean" office:boolean-value="false" calcext:value-type="boolean">
            <text:p>FALSE</text:p>
          </table:table-cell>
          <table:table-cell/>
          <table:table-cell table:formula="of:=([.BA27]+[.BE27]+[.BI27]+[.BM27])/[.CK$3]" office:value-type="float" office:value="18.875" calcext:value-type="float">
            <text:p>18.875</text:p>
          </table:table-cell>
          <table:table-cell table:style-name="ce3" table:formula="of:=[.CJ27]&gt;([.CK$38])" office:value-type="boolean" office:boolean-value="false" calcext:value-type="boolean">
            <text:p>FALSE</text:p>
          </table:table-cell>
          <table:table-cell/>
          <table:table-cell table:formula="of:=([.E27]+[.I27]+[.M27]+[.Q27]+[.U27]+[.Y27]+[.AC27]+[.AG27]+[.AK27]+[.AO27]+[.AS27]+[.AW27]+[.BA27]+[.BE27]+[.BI27]+[.BM27])/[.CN$3]" office:value-type="float" office:value="17.90625" calcext:value-type="float">
            <text:p>17.90625</text:p>
          </table:table-cell>
          <table:table-cell table:style-name="ce3" table:formula="of:=[.CM27]&gt;([.CN$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Sums (check)</text:p>
          </table:table-cell>
          <table:table-cell table:formula="of:=SUM([.B5:.B27])" office:value-type="float" office:value="97" calcext:value-type="float">
            <text:p>97</text:p>
          </table:table-cell>
          <table:table-cell table:formula="of:=SUM([.C5:.C27])" office:value-type="float" office:value="97" calcext:value-type="float">
            <text:p>97</text:p>
          </table:table-cell>
          <table:table-cell table:number-columns-repeated="2"/>
          <table:table-cell table:formula="of:=SUM([.F5:.F27])" office:value-type="float" office:value="112" calcext:value-type="float">
            <text:p>112</text:p>
          </table:table-cell>
          <table:table-cell table:formula="of:=SUM([.G5:.G27])" office:value-type="float" office:value="112" calcext:value-type="float">
            <text:p>112</text:p>
          </table:table-cell>
          <table:table-cell table:number-columns-repeated="2"/>
          <table:table-cell table:formula="of:=SUM([.J5:.J27])" office:value-type="float" office:value="82" calcext:value-type="float">
            <text:p>82</text:p>
          </table:table-cell>
          <table:table-cell table:formula="of:=SUM([.K5:.K27])" office:value-type="float" office:value="82" calcext:value-type="float">
            <text:p>82</text:p>
          </table:table-cell>
          <table:table-cell table:number-columns-repeated="2"/>
          <table:table-cell table:formula="of:=SUM([.N5:.N27])" office:value-type="float" office:value="85" calcext:value-type="float">
            <text:p>85</text:p>
          </table:table-cell>
          <table:table-cell table:formula="of:=SUM([.O5:.O27])" office:value-type="float" office:value="85" calcext:value-type="float">
            <text:p>85</text:p>
          </table:table-cell>
          <table:table-cell table:number-columns-repeated="2"/>
          <table:table-cell table:formula="of:=SUM([.R5:.R27])" office:value-type="float" office:value="81" calcext:value-type="float">
            <text:p>81</text:p>
          </table:table-cell>
          <table:table-cell table:formula="of:=SUM([.S5:.S27])" office:value-type="float" office:value="81" calcext:value-type="float">
            <text:p>81</text:p>
          </table:table-cell>
          <table:table-cell table:number-columns-repeated="2"/>
          <table:table-cell table:formula="of:=SUM([.V5:.V27])" office:value-type="float" office:value="90" calcext:value-type="float">
            <text:p>90</text:p>
          </table:table-cell>
          <table:table-cell table:formula="of:=SUM([.W5:.W27])" office:value-type="float" office:value="90" calcext:value-type="float">
            <text:p>90</text:p>
          </table:table-cell>
          <table:table-cell table:number-columns-repeated="2"/>
          <table:table-cell table:formula="of:=SUM([.Z5:.Z27])" office:value-type="float" office:value="74" calcext:value-type="float">
            <text:p>74</text:p>
          </table:table-cell>
          <table:table-cell table:formula="of:=SUM([.AA5:.AA27])" office:value-type="float" office:value="74" calcext:value-type="float">
            <text:p>74</text:p>
          </table:table-cell>
          <table:table-cell table:number-columns-repeated="2"/>
          <table:table-cell table:formula="of:=SUM([.AD5:.AD27])" office:value-type="float" office:value="89" calcext:value-type="float">
            <text:p>89</text:p>
          </table:table-cell>
          <table:table-cell table:formula="of:=SUM([.AE5:.AE27])" office:value-type="float" office:value="89" calcext:value-type="float">
            <text:p>89</text:p>
          </table:table-cell>
          <table:table-cell table:number-columns-repeated="2"/>
          <table:table-cell table:formula="of:=SUM([.AH5:.AH27])" office:value-type="float" office:value="113" calcext:value-type="float">
            <text:p>113</text:p>
          </table:table-cell>
          <table:table-cell table:formula="of:=SUM([.AI5:.AI27])" office:value-type="float" office:value="113" calcext:value-type="float">
            <text:p>113</text:p>
          </table:table-cell>
          <table:table-cell table:number-columns-repeated="2"/>
          <table:table-cell table:formula="of:=SUM([.AL5:.AL27])" office:value-type="float" office:value="96" calcext:value-type="float">
            <text:p>96</text:p>
          </table:table-cell>
          <table:table-cell table:formula="of:=SUM([.AM5:.AM27])" office:value-type="float" office:value="96" calcext:value-type="float">
            <text:p>96</text:p>
          </table:table-cell>
          <table:table-cell table:number-columns-repeated="2"/>
          <table:table-cell table:formula="of:=SUM([.AP5:.AP27])" office:value-type="float" office:value="73" calcext:value-type="float">
            <text:p>73</text:p>
          </table:table-cell>
          <table:table-cell table:formula="of:=SUM([.AQ5:.AQ27])" office:value-type="float" office:value="73" calcext:value-type="float">
            <text:p>73</text:p>
          </table:table-cell>
          <table:table-cell table:number-columns-repeated="2"/>
          <table:table-cell table:formula="of:=SUM([.AT5:.AT27])" office:value-type="float" office:value="81" calcext:value-type="float">
            <text:p>81</text:p>
          </table:table-cell>
          <table:table-cell table:formula="of:=SUM([.AU5:.AU27])" office:value-type="float" office:value="81" calcext:value-type="float">
            <text:p>81</text:p>
          </table:table-cell>
          <table:table-cell table:number-columns-repeated="2"/>
          <table:table-cell table:formula="of:=SUM([.AX5:.AX27])" office:value-type="float" office:value="98" calcext:value-type="float">
            <text:p>98</text:p>
          </table:table-cell>
          <table:table-cell table:formula="of:=SUM([.AY5:.AY27])" office:value-type="float" office:value="98" calcext:value-type="float">
            <text:p>98</text:p>
          </table:table-cell>
          <table:table-cell table:number-columns-repeated="2"/>
          <table:table-cell table:formula="of:=SUM([.BB5:.BB27])" office:value-type="float" office:value="114" calcext:value-type="float">
            <text:p>114</text:p>
          </table:table-cell>
          <table:table-cell table:formula="of:=SUM([.BC5:.BC27])" office:value-type="float" office:value="114" calcext:value-type="float">
            <text:p>114</text:p>
          </table:table-cell>
          <table:table-cell table:number-columns-repeated="2"/>
          <table:table-cell table:formula="of:=SUM([.BF5:.BF27])" office:value-type="float" office:value="86" calcext:value-type="float">
            <text:p>86</text:p>
          </table:table-cell>
          <table:table-cell table:formula="of:=SUM([.BG5:.BG27])" office:value-type="float" office:value="86" calcext:value-type="float">
            <text:p>86</text:p>
          </table:table-cell>
          <table:table-cell table:number-columns-repeated="2"/>
          <table:table-cell table:formula="of:=SUM([.BJ5:.BJ27])" office:value-type="float" office:value="91" calcext:value-type="float">
            <text:p>91</text:p>
          </table:table-cell>
          <table:table-cell table:formula="of:=SUM([.BK5:.BK27])"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Chi²F</text:p>
          </table:table-cell>
          <table:table-cell table:style-name="Default" table:formula="of:=((12*[.BP$3])/([.BP$2]*([.BP$2]+1)))*(SUMSQ([.BO5:.BO27])-(([.BP$2]*([.BP$2]+1)*([.BP$2]+1))/4))" office:value-type="float" office:value="141.741847826087" calcext:value-type="float">
            <text:p>141.741847826087</text:p>
          </table:table-cell>
          <table:table-cell/>
          <table:table-cell office:value-type="string" calcext:value-type="string">
            <text:p>Chi²F</text:p>
          </table:table-cell>
          <table:table-cell table:style-name="Default" table:formula="of:=((12*[.BS$3])/([.BS$2]*([.BS$2]+1)))*(SUMSQ([.BR5:.BR27])-(([.BS$2]*([.BS$2]+1)*([.BS$2]+1))/4))" office:value-type="float" office:value="155.451086956522" calcext:value-type="float">
            <text:p>155.451086956522</text:p>
          </table:table-cell>
          <table:table-cell/>
          <table:table-cell office:value-type="string" calcext:value-type="string">
            <text:p>Chi²F</text:p>
          </table:table-cell>
          <table:table-cell table:style-name="Default" table:formula="of:=((12*[.BV$3])/([.BV$2]*([.BV$2]+1)))*(SUMSQ([.BU5:.BU27])-(([.BV$2]*([.BV$2]+1)*([.BV$2]+1))/4))" office:value-type="float" office:value="119.849184782609" calcext:value-type="float">
            <text:p>119.849184782609</text:p>
          </table:table-cell>
          <table:table-cell/>
          <table:table-cell office:value-type="string" calcext:value-type="string">
            <text:p>Chi²F</text:p>
          </table:table-cell>
          <table:table-cell table:formula="of:=((12*[.BY$3])/([.BY$2]*([.BY$2]+1)))*(SUMSQ([.BX5:.BX27])-(([.BY$2]*([.BY$2]+1)*([.BY$2]+1))/4))" office:value-type="float" office:value="117.373641304348" calcext:value-type="float">
            <text:p>117.373641304348</text:p>
          </table:table-cell>
          <table:table-cell/>
          <table:table-cell office:value-type="string" calcext:value-type="string">
            <text:p>Chi²F</text:p>
          </table:table-cell>
          <table:table-cell table:formula="of:=((12*[.CB$3])/([.CB$2]*([.CB$2]+1)))*(SUMSQ([.CA5:.CA27])-(([.CB$2]*([.CB$2]+1)*([.CB$2]+1))/4))" office:value-type="float" office:value="59.0760869565217" calcext:value-type="float">
            <text:p>59.0760869565217</text:p>
          </table:table-cell>
          <table:table-cell/>
          <table:table-cell office:value-type="string" calcext:value-type="string">
            <text:p>Chi²F</text:p>
          </table:table-cell>
          <table:table-cell table:formula="of:=((12*[.CE$3])/([.CE$2]*([.CE$2]+1)))*(SUMSQ([.CD5:.CD27])-(([.CE$2]*([.CE$2]+1)*([.CE$2]+1))/4))" office:value-type="float" office:value="61.4809782608696" calcext:value-type="float">
            <text:p>61.4809782608696</text:p>
          </table:table-cell>
          <table:table-cell/>
          <table:table-cell office:value-type="string" calcext:value-type="string">
            <text:p>Chi²F</text:p>
          </table:table-cell>
          <table:table-cell table:formula="of:=((12*[.CH$3])/([.CH$2]*([.CH$2]+1)))*(SUMSQ([.CG5:.CG27])-(([.CH$2]*([.CH$2]+1)*([.CH$2]+1))/4))" office:value-type="float" office:value="55.4891304347826" calcext:value-type="float">
            <text:p>55.4891304347826</text:p>
          </table:table-cell>
          <table:table-cell/>
          <table:table-cell office:value-type="string" calcext:value-type="string">
            <text:p>Chi²F</text:p>
          </table:table-cell>
          <table:table-cell table:formula="of:=((12*[.CK$3])/([.CK$2]*([.CK$2]+1)))*(SUMSQ([.CJ5:.CJ27])-(([.CK$2]*([.CK$2]+1)*([.CK$2]+1))/4))" office:value-type="float" office:value="58.6847826086957" calcext:value-type="float">
            <text:p>58.6847826086957</text:p>
          </table:table-cell>
          <table:table-cell/>
          <table:table-cell office:value-type="string" calcext:value-type="string">
            <text:p>Chi²F</text:p>
          </table:table-cell>
          <table:table-cell table:formula="of:=((12*[.CN$3])/([.CN$2]*([.CN$2]+1)))*(SUMSQ([.CM5:.CM27])-(([.CN$2]*([.CN$2]+1)*([.CN$2]+1))/4))" office:value-type="float" office:value="226.713315217391" calcext:value-type="float">
            <text:p>226.713315217391</text:p>
          </table:table-cell>
        </table:table-row>
        <table:table-row table:style-name="ro1">
          <table:table-cell table:number-columns-repeated="66"/>
          <table:table-cell office:value-type="string" calcext:value-type="string">
            <text:p>F_F</text:p>
          </table:table-cell>
          <table:table-cell table:style-name="Default" table:formula="of:=(([.BP$3]-1)*[.BP29])/(([.BP$3]*([.BP$2]-1))-[.BP29])" office:value-type="float" office:value="28.9622431982232" calcext:value-type="float">
            <text:p>28.9622431982232</text:p>
          </table:table-cell>
          <table:table-cell/>
          <table:table-cell office:value-type="string" calcext:value-type="string">
            <text:p>F_F</text:p>
          </table:table-cell>
          <table:table-cell table:style-name="Default" table:formula="of:=(([.BS$3]-1)*[.BS29])/(([.BS$3]*([.BS$2]-1))-[.BS29])" office:value-type="float" office:value="52.9545093890505" calcext:value-type="float">
            <text:p>52.9545093890505</text:p>
          </table:table-cell>
          <table:table-cell/>
          <table:table-cell office:value-type="string" calcext:value-type="string">
            <text:p>F_F</text:p>
          </table:table-cell>
          <table:table-cell table:style-name="Default" table:formula="of:=(([.BV$3]-1)*[.BV29])/(([.BV$3]*([.BV$2]-1))-[.BV29])" office:value-type="float" office:value="14.9409103007719" calcext:value-type="float">
            <text:p>14.9409103007719</text:p>
          </table:table-cell>
          <table:table-cell/>
          <table:table-cell office:value-type="string" calcext:value-type="string">
            <text:p>F_F</text:p>
          </table:table-cell>
          <table:table-cell table:formula="of:=(([.BY$3]-1)*[.BY29])/(([.BY$3]*([.BY$2]-1))-[.BY29])" office:value-type="float" office:value="14.0144383415606" calcext:value-type="float">
            <text:p>14.0144383415606</text:p>
          </table:table-cell>
          <table:table-cell/>
          <table:table-cell office:value-type="string" calcext:value-type="string">
            <text:p>F_F</text:p>
          </table:table-cell>
          <table:table-cell table:formula="of:=(([.CB$3]-1)*[.CB29])/(([.CB$3]*([.CB$2]-1))-[.CB29])" office:value-type="float" office:value="6.12739571589628" calcext:value-type="float">
            <text:p>6.12739571589628</text:p>
          </table:table-cell>
          <table:table-cell/>
          <table:table-cell office:value-type="string" calcext:value-type="string">
            <text:p>F_F</text:p>
          </table:table-cell>
          <table:table-cell table:formula="of:=(([.CE$3]-1)*[.CE29])/(([.CE$3]*([.CE$2]-1))-[.CE29])" office:value-type="float" office:value="6.95511835229019" calcext:value-type="float">
            <text:p>6.95511835229019</text:p>
          </table:table-cell>
          <table:table-cell/>
          <table:table-cell office:value-type="string" calcext:value-type="string">
            <text:p>F_F</text:p>
          </table:table-cell>
          <table:table-cell table:formula="of:=(([.CH$3]-1)*[.CH29])/(([.CH$3]*([.CH$2]-1))-[.CH29])" office:value-type="float" office:value="5.12036108324975" calcext:value-type="float">
            <text:p>5.12036108324975</text:p>
          </table:table-cell>
          <table:table-cell/>
          <table:table-cell office:value-type="string" calcext:value-type="string">
            <text:p>F_F</text:p>
          </table:table-cell>
          <table:table-cell table:formula="of:=(([.CK$3]-1)*[.CK29])/(([.CK$3]*([.CK$2]-1))-[.CK29])" office:value-type="float" office:value="6.0055617352614" calcext:value-type="float">
            <text:p>6.0055617352614</text:p>
          </table:table-cell>
          <table:table-cell/>
          <table:table-cell office:value-type="string" calcext:value-type="string">
            <text:p>F_F</text:p>
          </table:table-cell>
          <table:table-cell table:formula="of:=(([.CN$3]-1)*[.CN29])/(([.CN$3]*([.CN$2]-1))-[.CN29])" office:value-type="float" office:value="27.1433451540489" calcext:value-type="float">
            <text:p>27.1433451540489</text:p>
          </table:table-cell>
        </table:table-row>
        <table:table-row table:style-name="ro1">
          <table:table-cell table:number-columns-repeated="66"/>
          <table:table-cell office:value-type="string" calcext:value-type="string">
            <text:p>F_crit(22,154)</text:p>
          </table:table-cell>
          <table:table-cell table:style-name="Default" office:value-type="float" office:value="1.5173" calcext:value-type="float">
            <text:p>1.5173</text:p>
          </table:table-cell>
          <table:table-cell/>
          <table:table-cell office:value-type="string" calcext:value-type="string">
            <text:p>F_crit(22,154)</text:p>
          </table:table-cell>
          <table:table-cell table:style-name="Default" office:value-type="float" office:value="1.5173" calcext:value-type="float">
            <text:p>1.5173</text:p>
          </table:table-cell>
          <table:table-cell/>
          <table:table-cell office:value-type="string" calcext:value-type="string">
            <text:p>F_crit(22,154)</text:p>
          </table:table-cell>
          <table:table-cell table:style-name="Default" office:value-type="float" office:value="1.5173" calcext:value-type="float">
            <text:p>1.5173</text:p>
          </table:table-cell>
          <table:table-cell/>
          <table:table-cell office:value-type="string" calcext:value-type="string">
            <text:p>F_crit(22,154)</text:p>
          </table:table-cell>
          <table:table-cell office:value-type="float" office:value="1.5173" calcext:value-type="float">
            <text:p>1.5173</text:p>
          </table:table-cell>
          <table:table-cell/>
          <table:table-cell office:value-type="string" calcext:value-type="string">
            <text:p>F_crit(22,66)</text:p>
          </table:table-cell>
          <table:table-cell office:value-type="float" office:value="1.6084" calcext:value-type="float">
            <text:p>1.6084</text:p>
          </table:table-cell>
          <table:table-cell/>
          <table:table-cell office:value-type="string" calcext:value-type="string">
            <text:p>F_crit(22,154)</text:p>
          </table:table-cell>
          <table:table-cell office:value-type="float" office:value="1.6084" calcext:value-type="float">
            <text:p>1.6084</text:p>
          </table:table-cell>
          <table:table-cell/>
          <table:table-cell office:value-type="string" calcext:value-type="string">
            <text:p>F_crit(22,154)</text:p>
          </table:table-cell>
          <table:table-cell office:value-type="float" office:value="1.6084" calcext:value-type="float">
            <text:p>1.6084</text:p>
          </table:table-cell>
          <table:table-cell/>
          <table:table-cell office:value-type="string" calcext:value-type="string">
            <text:p>F_crit(22,154)</text:p>
          </table:table-cell>
          <table:table-cell office:value-type="float" office:value="1.6084" calcext:value-type="float">
            <text:p>1.6084</text:p>
          </table:table-cell>
          <table:table-cell/>
          <table:table-cell office:value-type="string" calcext:value-type="string">
            <text:p>F_crit(22,154)</text:p>
          </table:table-cell>
          <table:table-cell office:value-type="float" office:value="1.5173" calcext:value-type="float">
            <text:p>1.5173</text:p>
          </table:table-cell>
        </table:table-row>
        <table:table-row table:style-name="ro1">
          <table:table-cell table:number-columns-repeated="66"/>
          <table:table-cell office:value-type="string" calcext:value-type="string">
            <text:p>k-1*N-1</text:p>
          </table:table-cell>
          <table:table-cell table:style-name="Default" table:formula="of:=([.BP2]-1)*([.BP3]-1)" office:value-type="float" office:value="154" calcext:value-type="float">
            <text:p>154</text:p>
          </table:table-cell>
          <table:table-cell/>
          <table:table-cell office:value-type="string" calcext:value-type="string">
            <text:p>k-1*N-1</text:p>
          </table:table-cell>
          <table:table-cell table:style-name="Default" table:formula="of:=([.BS2]-1)*([.BS3]-1)" office:value-type="float" office:value="154" calcext:value-type="float">
            <text:p>154</text:p>
          </table:table-cell>
          <table:table-cell/>
          <table:table-cell office:value-type="string" calcext:value-type="string">
            <text:p>k-1*N-1</text:p>
          </table:table-cell>
          <table:table-cell table:style-name="Default" table:formula="of:=([.BV2]-1)*([.BV3]-1)" office:value-type="float" office:value="154" calcext:value-type="float">
            <text:p>154</text:p>
          </table:table-cell>
          <table:table-cell/>
          <table:table-cell office:value-type="string" calcext:value-type="string">
            <text:p>k-1*N-1</text:p>
          </table:table-cell>
          <table:table-cell table:formula="of:=([.BY2]-1)*([.BY3]-1)" office:value-type="float" office:value="154" calcext:value-type="float">
            <text:p>154</text:p>
          </table:table-cell>
          <table:table-cell/>
          <table:table-cell office:value-type="string" calcext:value-type="string">
            <text:p>k-1*N-1</text:p>
          </table:table-cell>
          <table:table-cell table:formula="of:=([.CB2]-1)*([.CB3]-1)" office:value-type="float" office:value="66" calcext:value-type="float">
            <text:p>66</text:p>
          </table:table-cell>
          <table:table-cell/>
          <table:table-cell office:value-type="string" calcext:value-type="string">
            <text:p>k-1*N-1</text:p>
          </table:table-cell>
          <table:table-cell table:formula="of:=([.CE2]-1)*([.CE3]-1)" office:value-type="float" office:value="66" calcext:value-type="float">
            <text:p>66</text:p>
          </table:table-cell>
          <table:table-cell/>
          <table:table-cell office:value-type="string" calcext:value-type="string">
            <text:p>k-1*N-1</text:p>
          </table:table-cell>
          <table:table-cell table:formula="of:=([.CH2]-1)*([.CH3]-1)" office:value-type="float" office:value="66" calcext:value-type="float">
            <text:p>66</text:p>
          </table:table-cell>
          <table:table-cell/>
          <table:table-cell office:value-type="string" calcext:value-type="string">
            <text:p>k-1*N-1</text:p>
          </table:table-cell>
          <table:table-cell table:formula="of:=([.CK2]-1)*([.CK3]-1)" office:value-type="float" office:value="66" calcext:value-type="float">
            <text:p>66</text:p>
          </table:table-cell>
          <table:table-cell/>
          <table:table-cell office:value-type="string" calcext:value-type="string">
            <text:p>k-1*N-1</text:p>
          </table:table-cell>
          <table:table-cell table:formula="of:=([.CN2]-1)*([.CN3]-1)" office:value-type="float" office:value="330" calcext:value-type="float">
            <text:p>330</text:p>
          </table:table-cell>
        </table:table-row>
        <table:table-row table:style-name="ro1">
          <table:table-cell table:number-columns-repeated="6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66"/>
          <table:table-cell office:value-type="string" calcext:value-type="string">
            <text:p>St. statistics(22,154)</text:p>
          </table:table-cell>
          <table:table-cell table:style-name="Default" office:value-type="float" office:value="5.144" calcext:value-type="float">
            <text:p>5.144</text:p>
          </table:table-cell>
          <table:table-cell/>
          <table:table-cell office:value-type="string" calcext:value-type="string">
            <text:p>St. statistics(22,154)</text:p>
          </table:table-cell>
          <table:table-cell table:style-name="Default" office:value-type="float" office:value="5.144" calcext:value-type="float">
            <text:p>5.144</text:p>
          </table:table-cell>
          <table:table-cell/>
          <table:table-cell office:value-type="string" calcext:value-type="string">
            <text:p>St. statistics(22,154)</text:p>
          </table:table-cell>
          <table:table-cell table:style-name="Default" office:value-type="float" office:value="5.144" calcext:value-type="float">
            <text:p>5.144</text:p>
          </table:table-cell>
          <table:table-cell/>
          <table:table-cell office:value-type="string" calcext:value-type="string">
            <text:p>St. statistics(22,154)</text:p>
          </table:table-cell>
          <table:table-cell office:value-type="float" office:value="5.144" calcext:value-type="float">
            <text:p>5.144</text:p>
          </table:table-cell>
          <table:table-cell/>
          <table:table-cell office:value-type="string" calcext:value-type="string">
            <text:p>St. statistics(22,66)</text:p>
          </table:table-cell>
          <table:table-cell office:value-type="float" office:value="5.266" calcext:value-type="float">
            <text:p>5.266</text:p>
          </table:table-cell>
          <table:table-cell/>
          <table:table-cell office:value-type="string" calcext:value-type="string">
            <text:p>St. statistics(22,66)</text:p>
          </table:table-cell>
          <table:table-cell office:value-type="float" office:value="5.266" calcext:value-type="float">
            <text:p>5.266</text:p>
          </table:table-cell>
          <table:table-cell/>
          <table:table-cell office:value-type="string" calcext:value-type="string">
            <text:p>St. statistics(22,66)</text:p>
          </table:table-cell>
          <table:table-cell office:value-type="float" office:value="5.266" calcext:value-type="float">
            <text:p>5.266</text:p>
          </table:table-cell>
          <table:table-cell/>
          <table:table-cell office:value-type="string" calcext:value-type="string">
            <text:p>St. statistics(22,66)</text:p>
          </table:table-cell>
          <table:table-cell office:value-type="float" office:value="5.266" calcext:value-type="float">
            <text:p>5.266</text:p>
          </table:table-cell>
          <table:table-cell/>
          <table:table-cell office:value-type="string" calcext:value-type="string">
            <text:p>St. statistics(22,154)</text:p>
          </table:table-cell>
          <table:table-cell office:value-type="float" office:value="5.144" calcext:value-type="float">
            <text:p>5.144</text:p>
          </table:table-cell>
        </table:table-row>
        <table:table-row table:style-name="ro1">
          <table:table-cell table:number-columns-repeated="66"/>
          <table:table-cell office:value-type="string" calcext:value-type="string">
            <text:p>q_a</text:p>
          </table:table-cell>
          <table:table-cell table:style-name="Default" table:formula="of:=[.BP34]/SQRT(2)" office:value-type="float" office:value="3.6373572824236" calcext:value-type="float">
            <text:p>3.6373572824236</text:p>
          </table:table-cell>
          <table:table-cell/>
          <table:table-cell office:value-type="string" calcext:value-type="string">
            <text:p>q_a</text:p>
          </table:table-cell>
          <table:table-cell table:style-name="Default" table:formula="of:=[.BS34]/SQRT(2)" office:value-type="float" office:value="3.6373572824236" calcext:value-type="float">
            <text:p>3.6373572824236</text:p>
          </table:table-cell>
          <table:table-cell/>
          <table:table-cell office:value-type="string" calcext:value-type="string">
            <text:p>q_a</text:p>
          </table:table-cell>
          <table:table-cell table:style-name="Default" table:formula="of:=[.BV34]/SQRT(2)" office:value-type="float" office:value="3.6373572824236" calcext:value-type="float">
            <text:p>3.6373572824236</text:p>
          </table:table-cell>
          <table:table-cell/>
          <table:table-cell office:value-type="string" calcext:value-type="string">
            <text:p>q_a</text:p>
          </table:table-cell>
          <table:table-cell table:formula="of:=[.BY34]/SQRT(2)" office:value-type="float" office:value="3.6373572824236" calcext:value-type="float">
            <text:p>3.6373572824236</text:p>
          </table:table-cell>
          <table:table-cell/>
          <table:table-cell office:value-type="string" calcext:value-type="string">
            <text:p>q_a</text:p>
          </table:table-cell>
          <table:table-cell table:formula="of:=[.CB34]/SQRT(2)" office:value-type="float" office:value="3.72362430972836" calcext:value-type="float">
            <text:p>3.72362430972836</text:p>
          </table:table-cell>
          <table:table-cell/>
          <table:table-cell office:value-type="string" calcext:value-type="string">
            <text:p>q_a</text:p>
          </table:table-cell>
          <table:table-cell table:formula="of:=[.CE34]/SQRT(2)" office:value-type="float" office:value="3.72362430972836" calcext:value-type="float">
            <text:p>3.72362430972836</text:p>
          </table:table-cell>
          <table:table-cell/>
          <table:table-cell office:value-type="string" calcext:value-type="string">
            <text:p>q_a</text:p>
          </table:table-cell>
          <table:table-cell table:formula="of:=[.CH34]/SQRT(2)" office:value-type="float" office:value="3.72362430972836" calcext:value-type="float">
            <text:p>3.72362430972836</text:p>
          </table:table-cell>
          <table:table-cell/>
          <table:table-cell office:value-type="string" calcext:value-type="string">
            <text:p>q_a</text:p>
          </table:table-cell>
          <table:table-cell table:formula="of:=[.CK34]/SQRT(2)" office:value-type="float" office:value="3.72362430972836" calcext:value-type="float">
            <text:p>3.72362430972836</text:p>
          </table:table-cell>
          <table:table-cell/>
          <table:table-cell office:value-type="string" calcext:value-type="string">
            <text:p>q_a</text:p>
          </table:table-cell>
          <table:table-cell table:formula="of:=[.CN34]/SQRT(2)" office:value-type="float" office:value="3.6373572824236" calcext:value-type="float">
            <text:p>3.6373572824236</text:p>
          </table:table-cell>
        </table:table-row>
        <table:table-row table:style-name="ro1">
          <table:table-cell table:number-columns-repeated="66"/>
          <table:table-cell office:value-type="string" calcext:value-type="string">
            <text:p>Critical Distance /CD)</text:p>
          </table:table-cell>
          <table:table-cell table:style-name="Default" table:formula="of:=[.BP35]*SQRT(([.BP$2]*([.BP$2]+1))/(6*[.BP$3]))" office:value-type="float" office:value="12.3348786779603" calcext:value-type="float">
            <text:p>12.3348786779603</text:p>
          </table:table-cell>
          <table:table-cell/>
          <table:table-cell office:value-type="string" calcext:value-type="string">
            <text:p>Critical Distance /CD)</text:p>
          </table:table-cell>
          <table:table-cell table:style-name="Default" table:formula="of:=[.BS35]*SQRT(([.BS$2]*([.BS$2]+1))/(6*[.BS$3]))" office:value-type="float" office:value="12.3348786779603" calcext:value-type="float">
            <text:p>12.3348786779603</text:p>
          </table:table-cell>
          <table:table-cell/>
          <table:table-cell office:value-type="string" calcext:value-type="string">
            <text:p>Critical Distance /CD)</text:p>
          </table:table-cell>
          <table:table-cell table:style-name="Default" table:formula="of:=[.BV35]*SQRT(([.BV$2]*([.BV$2]+1))/(6*[.BV$3]))" office:value-type="float" office:value="12.3348786779603" calcext:value-type="float">
            <text:p>12.3348786779603</text:p>
          </table:table-cell>
          <table:table-cell/>
          <table:table-cell office:value-type="string" calcext:value-type="string">
            <text:p>Critical Distance /CD)</text:p>
          </table:table-cell>
          <table:table-cell table:formula="of:=[.BY35]*SQRT(([.BY$2]*([.BY$2]+1))/(6*[.BY$3]))" office:value-type="float" office:value="12.3348786779603" calcext:value-type="float">
            <text:p>12.3348786779603</text:p>
          </table:table-cell>
          <table:table-cell/>
          <table:table-cell office:value-type="string" calcext:value-type="string">
            <text:p>Critical Distance /CD)</text:p>
          </table:table-cell>
          <table:table-cell table:formula="of:=[.CB35]*SQRT(([.CB$2]*([.CB$2]+1))/(6*[.CB$3]))" office:value-type="float" office:value="17.8578748455688" calcext:value-type="float">
            <text:p>17.8578748455688</text:p>
          </table:table-cell>
          <table:table-cell/>
          <table:table-cell office:value-type="string" calcext:value-type="string">
            <text:p>Critical Distance /CD)</text:p>
          </table:table-cell>
          <table:table-cell table:formula="of:=[.CE35]*SQRT(([.CE$2]*([.CE$2]+1))/(6*[.CE$3]))" office:value-type="float" office:value="17.8578748455688" calcext:value-type="float">
            <text:p>17.8578748455688</text:p>
          </table:table-cell>
          <table:table-cell/>
          <table:table-cell office:value-type="string" calcext:value-type="string">
            <text:p>Critical Distance /CD)</text:p>
          </table:table-cell>
          <table:table-cell table:formula="of:=[.CH35]*SQRT(([.CH$2]*([.CH$2]+1))/(6*[.CH$3]))" office:value-type="float" office:value="17.8578748455688" calcext:value-type="float">
            <text:p>17.8578748455688</text:p>
          </table:table-cell>
          <table:table-cell/>
          <table:table-cell office:value-type="string" calcext:value-type="string">
            <text:p>Critical Distance /CD)</text:p>
          </table:table-cell>
          <table:table-cell table:formula="of:=[.CK35]*SQRT(([.CK$2]*([.CK$2]+1))/(6*[.CK$3]))" office:value-type="float" office:value="17.8578748455688" calcext:value-type="float">
            <text:p>17.8578748455688</text:p>
          </table:table-cell>
          <table:table-cell/>
          <table:table-cell office:value-type="string" calcext:value-type="string">
            <text:p>Critical Distance /CD)</text:p>
          </table:table-cell>
          <table:table-cell table:formula="of:=[.CN35]*SQRT(([.CN$2]*([.CN$2]+1))/(6*[.CN$3]))" office:value-type="float" office:value="8.72207635829909" calcext:value-type="float">
            <text:p>8.72207635829909</text:p>
          </table:table-cell>
        </table:table-row>
        <table:table-row table:style-name="ro1">
          <table:table-cell table:number-columns-repeated="66"/>
          <table:table-cell office:value-type="string" calcext:value-type="string">
            <text:p>R_min</text:p>
          </table:table-cell>
          <table:table-cell table:style-name="Default" table:formula="of:=MIN([.BO5:.BO27])" office:value-type="float" office:value="2.25" calcext:value-type="float">
            <text:p>2.25</text:p>
          </table:table-cell>
          <table:table-cell/>
          <table:table-cell office:value-type="string" calcext:value-type="string">
            <text:p>R_min</text:p>
          </table:table-cell>
          <table:table-cell table:style-name="Default" table:formula="of:=MIN([.BR5:.BR27])" office:value-type="float" office:value="1.25" calcext:value-type="float">
            <text:p>1.25</text:p>
          </table:table-cell>
          <table:table-cell/>
          <table:table-cell office:value-type="string" calcext:value-type="string">
            <text:p>R_min</text:p>
          </table:table-cell>
          <table:table-cell table:style-name="Default" table:formula="of:=MIN([.BU5:.BU27])" office:value-type="float" office:value="4.1875" calcext:value-type="float">
            <text:p>4.1875</text:p>
          </table:table-cell>
          <table:table-cell/>
          <table:table-cell office:value-type="string" calcext:value-type="string">
            <text:p>R_min</text:p>
          </table:table-cell>
          <table:table-cell table:formula="of:=MIN([.BX5:.BX27])" office:value-type="float" office:value="3.4375" calcext:value-type="float">
            <text:p>3.4375</text:p>
          </table:table-cell>
          <table:table-cell/>
          <table:table-cell office:value-type="string" calcext:value-type="string">
            <text:p>R_min</text:p>
          </table:table-cell>
          <table:table-cell table:formula="of:=MIN([.CA5:.CA27])" office:value-type="float" office:value="3.25" calcext:value-type="float">
            <text:p>3.25</text:p>
          </table:table-cell>
          <table:table-cell/>
          <table:table-cell office:value-type="string" calcext:value-type="string">
            <text:p>R_min</text:p>
          </table:table-cell>
          <table:table-cell table:formula="of:=MIN([.CD5:.CD27])" office:value-type="float" office:value="2.125" calcext:value-type="float">
            <text:p>2.125</text:p>
          </table:table-cell>
          <table:table-cell/>
          <table:table-cell office:value-type="string" calcext:value-type="string">
            <text:p>R_min</text:p>
          </table:table-cell>
          <table:table-cell table:formula="of:=MIN([.CG5:.CG27])" office:value-type="float" office:value="4" calcext:value-type="float">
            <text:p>4</text:p>
          </table:table-cell>
          <table:table-cell/>
          <table:table-cell office:value-type="string" calcext:value-type="string">
            <text:p>R_min</text:p>
          </table:table-cell>
          <table:table-cell table:formula="of:=MIN([.CJ5:.CJ27])" office:value-type="float" office:value="3.625" calcext:value-type="float">
            <text:p>3.625</text:p>
          </table:table-cell>
          <table:table-cell/>
          <table:table-cell office:value-type="string" calcext:value-type="string">
            <text:p>R_min</text:p>
          </table:table-cell>
          <table:table-cell table:formula="of:=MIN([.CM5:.CM27])" office:value-type="float" office:value="4.34375" calcext:value-type="float">
            <text:p>4.34375</text:p>
          </table:table-cell>
        </table:table-row>
        <table:table-row table:style-name="ro1">
          <table:table-cell table:number-columns-repeated="66"/>
          <table:table-cell office:value-type="string" calcext:value-type="string">
            <text:p>R_min + CD</text:p>
          </table:table-cell>
          <table:table-cell table:style-name="Default" table:formula="of:=[.BP36]+[.BP37]" office:value-type="float" office:value="14.5848786779603" calcext:value-type="float">
            <text:p>14.5848786779603</text:p>
          </table:table-cell>
          <table:table-cell/>
          <table:table-cell office:value-type="string" calcext:value-type="string">
            <text:p>R_min + CD</text:p>
          </table:table-cell>
          <table:table-cell table:style-name="Default" table:formula="of:=[.BS36]+[.BS37]" office:value-type="float" office:value="13.5848786779603" calcext:value-type="float">
            <text:p>13.5848786779603</text:p>
          </table:table-cell>
          <table:table-cell/>
          <table:table-cell office:value-type="string" calcext:value-type="string">
            <text:p>R_min + CD</text:p>
          </table:table-cell>
          <table:table-cell table:style-name="Default" table:formula="of:=[.BV36]+[.BV37]" office:value-type="float" office:value="16.5223786779603" calcext:value-type="float">
            <text:p>16.5223786779603</text:p>
          </table:table-cell>
          <table:table-cell/>
          <table:table-cell office:value-type="string" calcext:value-type="string">
            <text:p>R_min + CD</text:p>
          </table:table-cell>
          <table:table-cell table:formula="of:=[.BY36]+[.BY37]" office:value-type="float" office:value="15.7723786779603" calcext:value-type="float">
            <text:p>15.7723786779603</text:p>
          </table:table-cell>
          <table:table-cell/>
          <table:table-cell office:value-type="string" calcext:value-type="string">
            <text:p>R_min + CD</text:p>
          </table:table-cell>
          <table:table-cell table:formula="of:=[.CB36]+[.CB37]" office:value-type="float" office:value="21.1078748455688" calcext:value-type="float">
            <text:p>21.1078748455688</text:p>
          </table:table-cell>
          <table:table-cell/>
          <table:table-cell office:value-type="string" calcext:value-type="string">
            <text:p>R_min + CD</text:p>
          </table:table-cell>
          <table:table-cell table:formula="of:=[.CE36]+[.CE37]" office:value-type="float" office:value="19.9828748455688" calcext:value-type="float">
            <text:p>19.9828748455688</text:p>
          </table:table-cell>
          <table:table-cell/>
          <table:table-cell office:value-type="string" calcext:value-type="string">
            <text:p>R_min + CD</text:p>
          </table:table-cell>
          <table:table-cell table:formula="of:=[.CH36]+[.CH37]" office:value-type="float" office:value="21.8578748455688" calcext:value-type="float">
            <text:p>21.8578748455688</text:p>
          </table:table-cell>
          <table:table-cell/>
          <table:table-cell office:value-type="string" calcext:value-type="string">
            <text:p>R_min + CD</text:p>
          </table:table-cell>
          <table:table-cell table:formula="of:=[.CK36]+[.CK37]" office:value-type="float" office:value="21.4828748455688" calcext:value-type="float">
            <text:p>21.4828748455688</text:p>
          </table:table-cell>
          <table:table-cell/>
          <table:table-cell office:value-type="string" calcext:value-type="string">
            <text:p>R_min + CD</text:p>
          </table:table-cell>
          <table:table-cell table:formula="of:=[.CN36]+[.CN37]" office:value-type="float" office:value="13.0658263582991" calcext:value-type="float">
            <text:p>13.0658263582991</text:p>
          </table:table-cell>
        </table:table-row>
        <table:table-row table:style-name="ro1">
          <table:table-cell table:number-columns-repeated="6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66"/>
          <table:table-cell office:value-type="string" calcext:value-type="string">
            <text:p>F Statistics:</text:p>
          </table:table-cell>
          <table:table-cell table:style-name="Default" office:value-type="string" calcext:value-type="string">
            <text:p>https://www.statology.org/wp-content/uploads/2018/09/f.05.png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66"/>
          <table:table-cell office:value-type="string" calcext:value-type="string">
            <text:p>Studentized statistics:</text:p>
          </table:table-cell>
          <table:table-cell table:style-name="Default" office:value-type="string" calcext:value-type="string">
            <text:p>https://real-statistics.com/wp-content/uploads/2018/07/studentized-q-.05.cpng_.png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6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66"/>
          <table:table-cell office:value-type="string" calcext:value-type="string">
            <text:p>Latex table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6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65"/>
          <table:table-cell office:value-type="string" calcext:value-type="string">
            <text:p>bruteforce-blas</text:p>
          </table:table-cell>
          <table:table-cell table:style-name="ce2" table:formula="of:=[.BO7]" office:value-type="float" office:value="11.1875" calcext:value-type="float">
            <text:p>11.19</text:p>
          </table:table-cell>
          <table:table-cell table:style-name="ce2" table:formula="of:=[.BR7]" office:value-type="float" office:value="11.3125" calcext:value-type="float">
            <text:p>11.31</text:p>
          </table:table-cell>
          <table:table-cell table:style-name="ce2" table:formula="of:=[.BU7]" office:value-type="float" office:value="10.375" calcext:value-type="float">
            <text:p>10.38</text:p>
          </table:table-cell>
          <table:table-cell table:style-name="ce2" table:formula="of:=[.BX7]" office:value-type="float" office:value="12.125" calcext:value-type="float">
            <text:p>12.13</text:p>
          </table:table-cell>
          <table:table-cell table:style-name="ce2" table:formula="of:=[.CA7]" office:value-type="float" office:value="10.875" calcext:value-type="float">
            <text:p>10.88</text:p>
          </table:table-cell>
          <table:table-cell table:style-name="ce2" table:formula="of:=[.CD7]" office:value-type="float" office:value="12.875" calcext:value-type="float">
            <text:p>12.88</text:p>
          </table:table-cell>
          <table:table-cell table:style-name="ce2" table:formula="of:=[.CG7]" office:value-type="float" office:value="10" calcext:value-type="float">
            <text:p>10.00</text:p>
          </table:table-cell>
          <table:table-cell table:style-name="ce2" table:formula="of:=[.CJ7]" office:value-type="float" office:value="11.25" calcext:value-type="float">
            <text:p>11.25</text:p>
          </table:table-cell>
          <table:table-cell table:style-name="ce2" table:formula="of:=[.CM7]" office:value-type="float" office:value="11.25" calcext:value-type="float">
            <text:p>11.25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elasticsearch</text:p>
          </table:table-cell>
          <table:table-cell table:style-name="ce2" table:formula="of:=[.BO8]" office:value-type="float" office:value="23" calcext:value-type="float">
            <text:p>23.00</text:p>
          </table:table-cell>
          <table:table-cell table:style-name="ce2" table:formula="of:=[.BR8]" office:value-type="float" office:value="23" calcext:value-type="float">
            <text:p>23.00</text:p>
          </table:table-cell>
          <table:table-cell table:style-name="ce2" table:formula="of:=[.BU8]" office:value-type="float" office:value="23" calcext:value-type="float">
            <text:p>23.00</text:p>
          </table:table-cell>
          <table:table-cell table:style-name="ce2" table:formula="of:=[.BX8]" office:value-type="float" office:value="23" calcext:value-type="float">
            <text:p>23.00</text:p>
          </table:table-cell>
          <table:table-cell table:style-name="ce2" table:formula="of:=[.CA8]" office:value-type="float" office:value="23" calcext:value-type="float">
            <text:p>23.00</text:p>
          </table:table-cell>
          <table:table-cell table:style-name="ce2" table:formula="of:=[.CD8]" office:value-type="float" office:value="23" calcext:value-type="float">
            <text:p>23.00</text:p>
          </table:table-cell>
          <table:table-cell table:style-name="ce2" table:formula="of:=[.CG8]" office:value-type="float" office:value="23" calcext:value-type="float">
            <text:p>23.00</text:p>
          </table:table-cell>
          <table:table-cell table:style-name="ce2" table:formula="of:=[.CJ8]" office:value-type="float" office:value="23" calcext:value-type="float">
            <text:p>23.00</text:p>
          </table:table-cell>
          <table:table-cell table:style-name="ce2" table:formula="of:=[.CM8]" office:value-type="float" office:value="23" calcext:value-type="float">
            <text:p>23.00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hnsw(faiss)</text:p>
          </table:table-cell>
          <table:table-cell table:style-name="ce2" table:formula="of:=[.BO12]" office:value-type="float" office:value="8.3125" calcext:value-type="float">
            <text:p>8.31</text:p>
          </table:table-cell>
          <table:table-cell table:style-name="ce2" table:formula="of:=[.BR12]" office:value-type="float" office:value="15.9375" calcext:value-type="float">
            <text:p>15.94</text:p>
          </table:table-cell>
          <table:table-cell table:style-name="ce2" table:formula="of:=[.BU12]" office:value-type="float" office:value="11.5625" calcext:value-type="float">
            <text:p>11.56</text:p>
          </table:table-cell>
          <table:table-cell table:style-name="ce2" table:formula="of:=[.BX12]" office:value-type="float" office:value="12.6875" calcext:value-type="float">
            <text:p>12.69</text:p>
          </table:table-cell>
          <table:table-cell table:style-name="ce2" table:formula="of:=[.CA12]" office:value-type="float" office:value="12" calcext:value-type="float">
            <text:p>12.00</text:p>
          </table:table-cell>
          <table:table-cell table:style-name="ce2" table:formula="of:=[.CD12]" office:value-type="float" office:value="14.125" calcext:value-type="float">
            <text:p>14.13</text:p>
          </table:table-cell>
          <table:table-cell table:style-name="ce2" table:formula="of:=[.CG12]" office:value-type="float" office:value="11" calcext:value-type="float">
            <text:p>11.00</text:p>
          </table:table-cell>
          <table:table-cell table:style-name="ce2" table:formula="of:=[.CJ12]" office:value-type="float" office:value="11.375" calcext:value-type="float">
            <text:p>11.38</text:p>
          </table:table-cell>
          <table:table-cell table:style-name="ce2" table:formula="of:=[.CM12]" office:value-type="float" office:value="12.125" calcext:value-type="float">
            <text:p>12.13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hnswlib</text:p>
          </table:table-cell>
          <table:table-cell table:style-name="ce2" table:formula="of:=[.BO14]" office:value-type="float" office:value="2.25" calcext:value-type="float">
            <text:p>2.25</text:p>
          </table:table-cell>
          <table:table-cell table:style-name="ce2" table:formula="of:=[.BR14]" office:value-type="float" office:value="7.3125" calcext:value-type="float">
            <text:p>7.31</text:p>
          </table:table-cell>
          <table:table-cell table:style-name="ce2" table:formula="of:=[.BU14]" office:value-type="float" office:value="4.4375" calcext:value-type="float">
            <text:p>4.44</text:p>
          </table:table-cell>
          <table:table-cell table:style-name="ce2" table:formula="of:=[.BX14]" office:value-type="float" office:value="5.125" calcext:value-type="float">
            <text:p>5.13</text:p>
          </table:table-cell>
          <table:table-cell table:style-name="ce2" table:formula="of:=[.CA14]" office:value-type="float" office:value="5.75" calcext:value-type="float">
            <text:p>5.75</text:p>
          </table:table-cell>
          <table:table-cell table:style-name="ce2" table:formula="of:=[.CD14]" office:value-type="float" office:value="4.375" calcext:value-type="float">
            <text:p>4.38</text:p>
          </table:table-cell>
          <table:table-cell table:style-name="ce2" table:formula="of:=[.CG14]" office:value-type="float" office:value="4.75" calcext:value-type="float">
            <text:p>4.75</text:p>
          </table:table-cell>
          <table:table-cell table:style-name="ce2" table:formula="of:=[.CJ14]" office:value-type="float" office:value="4.25" calcext:value-type="float">
            <text:p>4.25</text:p>
          </table:table-cell>
          <table:table-cell table:style-name="ce2" table:formula="of:=[.CM14]" office:value-type="float" office:value="4.78125" calcext:value-type="float">
            <text:p>4.78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luceneknn</text:p>
          </table:table-cell>
          <table:table-cell table:style-name="ce2" table:formula="of:=[.BO15]" office:value-type="float" office:value="17.125" calcext:value-type="float">
            <text:p>17.13</text:p>
          </table:table-cell>
          <table:table-cell table:style-name="ce2" table:formula="of:=[.BR15]" office:value-type="float" office:value="20.5" calcext:value-type="float">
            <text:p>20.50</text:p>
          </table:table-cell>
          <table:table-cell table:style-name="ce2" table:formula="of:=[.BU15]" office:value-type="float" office:value="18.4375" calcext:value-type="float">
            <text:p>18.44</text:p>
          </table:table-cell>
          <table:table-cell table:style-name="ce2" table:formula="of:=[.BX15]" office:value-type="float" office:value="19.1875" calcext:value-type="float">
            <text:p>19.19</text:p>
          </table:table-cell>
          <table:table-cell table:style-name="ce2" table:formula="of:=[.CA15]" office:value-type="float" office:value="18.375" calcext:value-type="float">
            <text:p>18.38</text:p>
          </table:table-cell>
          <table:table-cell table:style-name="ce2" table:formula="of:=[.CD15]" office:value-type="float" office:value="18.5" calcext:value-type="float">
            <text:p>18.50</text:p>
          </table:table-cell>
          <table:table-cell table:style-name="ce2" table:formula="of:=[.CG15]" office:value-type="float" office:value="19.125" calcext:value-type="float">
            <text:p>19.13</text:p>
          </table:table-cell>
          <table:table-cell table:style-name="ce2" table:formula="of:=[.CJ15]" office:value-type="float" office:value="19.25" calcext:value-type="float">
            <text:p>19.25</text:p>
          </table:table-cell>
          <table:table-cell table:style-name="ce2" table:formula="of:=[.CM15]" office:value-type="float" office:value="18.8125" calcext:value-type="float">
            <text:p>18.81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n2</text:p>
          </table:table-cell>
          <table:table-cell table:style-name="ce2" table:formula="of:=[.BO17]" office:value-type="float" office:value="17.875" calcext:value-type="float">
            <text:p>17.88</text:p>
          </table:table-cell>
          <table:table-cell table:style-name="ce2" table:formula="of:=[.BR17]" office:value-type="float" office:value="4.0625" calcext:value-type="float">
            <text:p>4.06</text:p>
          </table:table-cell>
          <table:table-cell table:style-name="ce2" table:formula="of:=[.BU17]" office:value-type="float" office:value="11.3125" calcext:value-type="float">
            <text:p>11.31</text:p>
          </table:table-cell>
          <table:table-cell table:style-name="ce2" table:formula="of:=[.BX17]" office:value-type="float" office:value="10.625" calcext:value-type="float">
            <text:p>10.63</text:p>
          </table:table-cell>
          <table:table-cell table:style-name="ce2" table:formula="of:=[.CA17]" office:value-type="float" office:value="11.625" calcext:value-type="float">
            <text:p>11.63</text:p>
          </table:table-cell>
          <table:table-cell table:style-name="ce2" table:formula="of:=[.CD17]" office:value-type="float" office:value="11.25" calcext:value-type="float">
            <text:p>11.25</text:p>
          </table:table-cell>
          <table:table-cell table:style-name="ce2" table:formula="of:=[.CG17]" office:value-type="float" office:value="10.25" calcext:value-type="float">
            <text:p>10.25</text:p>
          </table:table-cell>
          <table:table-cell table:style-name="ce2" table:formula="of:=[.CJ17]" office:value-type="float" office:value="10.75" calcext:value-type="float">
            <text:p>10.75</text:p>
          </table:table-cell>
          <table:table-cell table:style-name="ce2" table:formula="of:=[.CM17]" office:value-type="float" office:value="10.96875" calcext:value-type="float">
            <text:p>10.97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NGT-panng</text:p>
          </table:table-cell>
          <table:table-cell table:style-name="ce2" table:formula="of:=[.BO5]" office:value-type="float" office:value="9.8125" calcext:value-type="float">
            <text:p>9.81</text:p>
          </table:table-cell>
          <table:table-cell table:style-name="ce2" table:formula="of:=[.BR5]" office:value-type="float" office:value="11.25" calcext:value-type="float">
            <text:p>11.25</text:p>
          </table:table-cell>
          <table:table-cell table:style-name="ce2" table:formula="of:=[.BU5]" office:value-type="float" office:value="9.0625" calcext:value-type="float">
            <text:p>9.06</text:p>
          </table:table-cell>
          <table:table-cell table:style-name="ce2" table:formula="of:=[.BX5]" office:value-type="float" office:value="12" calcext:value-type="float">
            <text:p>12.00</text:p>
          </table:table-cell>
          <table:table-cell table:style-name="ce2" table:formula="of:=[.CA5]" office:value-type="float" office:value="9.375" calcext:value-type="float">
            <text:p>9.38</text:p>
          </table:table-cell>
          <table:table-cell table:style-name="ce2" table:formula="of:=[.CD5]" office:value-type="float" office:value="8.625" calcext:value-type="float">
            <text:p>8.63</text:p>
          </table:table-cell>
          <table:table-cell table:style-name="ce2" table:formula="of:=[.CG5]" office:value-type="float" office:value="13.375" calcext:value-type="float">
            <text:p>13.38</text:p>
          </table:table-cell>
          <table:table-cell table:style-name="ce2" table:formula="of:=[.CJ5]" office:value-type="float" office:value="10.75" calcext:value-type="float">
            <text:p>10.75</text:p>
          </table:table-cell>
          <table:table-cell table:style-name="ce2" table:formula="of:=[.CM5]" office:value-type="float" office:value="10.53125" calcext:value-type="float">
            <text:p>10.53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NGT-qg</text:p>
          </table:table-cell>
          <table:table-cell table:style-name="ce2" table:formula="of:=[.BO6]" office:value-type="float" office:value="3.4375" calcext:value-type="float">
            <text:p>3.44</text:p>
          </table:table-cell>
          <table:table-cell table:style-name="ce2" table:formula="of:=[.BR6]" office:value-type="float" office:value="5.8125" calcext:value-type="float">
            <text:p>5.81</text:p>
          </table:table-cell>
          <table:table-cell table:style-name="ce2" table:formula="of:=[.BU6]" office:value-type="float" office:value="5.8125" calcext:value-type="float">
            <text:p>5.81</text:p>
          </table:table-cell>
          <table:table-cell table:style-name="ce2" table:formula="of:=[.BX6]" office:value-type="float" office:value="3.4375" calcext:value-type="float">
            <text:p>3.44</text:p>
          </table:table-cell>
          <table:table-cell table:style-name="ce2" table:formula="of:=[.CA6]" office:value-type="float" office:value="3.25" calcext:value-type="float">
            <text:p>3.25</text:p>
          </table:table-cell>
          <table:table-cell table:style-name="ce2" table:formula="of:=[.CD6]" office:value-type="float" office:value="5.25" calcext:value-type="float">
            <text:p>5.25</text:p>
          </table:table-cell>
          <table:table-cell table:style-name="ce2" table:formula="of:=[.CG6]" office:value-type="float" office:value="6.375" calcext:value-type="float">
            <text:p>6.38</text:p>
          </table:table-cell>
          <table:table-cell table:style-name="ce2" table:formula="of:=[.CJ6]" office:value-type="float" office:value="3.625" calcext:value-type="float">
            <text:p>3.63</text:p>
          </table:table-cell>
          <table:table-cell table:style-name="ce2" table:formula="of:=[.CM6]" office:value-type="float" office:value="4.625" calcext:value-type="float">
            <text:p>4.63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nndescent</text:p>
          </table:table-cell>
          <table:table-cell table:style-name="ce2" table:formula="of:=[.BO18]" office:value-type="float" office:value="4.75" calcext:value-type="float">
            <text:p>4.75</text:p>
          </table:table-cell>
          <table:table-cell table:style-name="ce2" table:formula="of:=[.BR18]" office:value-type="float" office:value="7.8125" calcext:value-type="float">
            <text:p>7.81</text:p>
          </table:table-cell>
          <table:table-cell table:style-name="ce2" table:formula="of:=[.BU18]" office:value-type="float" office:value="7.25" calcext:value-type="float">
            <text:p>7.25</text:p>
          </table:table-cell>
          <table:table-cell table:style-name="ce2" table:formula="of:=[.BX18]" office:value-type="float" office:value="5.3125" calcext:value-type="float">
            <text:p>5.31</text:p>
          </table:table-cell>
          <table:table-cell table:style-name="ce2" table:formula="of:=[.CA18]" office:value-type="float" office:value="4.75" calcext:value-type="float">
            <text:p>4.75</text:p>
          </table:table-cell>
          <table:table-cell table:style-name="ce2" table:formula="of:=[.CD18]" office:value-type="float" office:value="7.5" calcext:value-type="float">
            <text:p>7.50</text:p>
          </table:table-cell>
          <table:table-cell table:style-name="ce2" table:formula="of:=[.CG18]" office:value-type="float" office:value="6.375" calcext:value-type="float">
            <text:p>6.38</text:p>
          </table:table-cell>
          <table:table-cell table:style-name="ce2" table:formula="of:=[.CJ18]" office:value-type="float" office:value="6.5" calcext:value-type="float">
            <text:p>6.50</text:p>
          </table:table-cell>
          <table:table-cell table:style-name="ce2" table:formula="of:=[.CM18]" office:value-type="float" office:value="6.28125" calcext:value-type="float">
            <text:p>6.28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opensearchknn</text:p>
          </table:table-cell>
          <table:table-cell table:style-name="ce2" table:formula="of:=[.BO19]" office:value-type="float" office:value="17.875" calcext:value-type="float">
            <text:p>17.88</text:p>
          </table:table-cell>
          <table:table-cell table:style-name="ce2" table:formula="of:=[.BR19]" office:value-type="float" office:value="20.875" calcext:value-type="float">
            <text:p>20.88</text:p>
          </table:table-cell>
          <table:table-cell table:style-name="ce2" table:formula="of:=[.BU19]" office:value-type="float" office:value="21.125" calcext:value-type="float">
            <text:p>21.13</text:p>
          </table:table-cell>
          <table:table-cell table:style-name="ce2" table:formula="of:=[.BX19]" office:value-type="float" office:value="17.625" calcext:value-type="float">
            <text:p>17.63</text:p>
          </table:table-cell>
          <table:table-cell table:style-name="ce2" table:formula="of:=[.CA19]" office:value-type="float" office:value="18.75" calcext:value-type="float">
            <text:p>18.75</text:p>
          </table:table-cell>
          <table:table-cell table:style-name="ce2" table:formula="of:=[.CD19]" office:value-type="float" office:value="20.25" calcext:value-type="float">
            <text:p>20.25</text:p>
          </table:table-cell>
          <table:table-cell table:style-name="ce2" table:formula="of:=[.CG19]" office:value-type="float" office:value="19.5" calcext:value-type="float">
            <text:p>19.50</text:p>
          </table:table-cell>
          <table:table-cell table:style-name="ce2" table:formula="of:=[.CJ19]" office:value-type="float" office:value="19" calcext:value-type="float">
            <text:p>19.00</text:p>
          </table:table-cell>
          <table:table-cell table:style-name="ce2" table:formula="of:=[.CM19]" office:value-type="float" office:value="19.375" calcext:value-type="float">
            <text:p>19.38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pg_embedding</text:p>
          </table:table-cell>
          <table:table-cell table:style-name="ce2" table:formula="of:=[.BO20]" office:value-type="float" office:value="18.8125" calcext:value-type="float">
            <text:p>18.81</text:p>
          </table:table-cell>
          <table:table-cell table:style-name="ce2" table:formula="of:=[.BR20]" office:value-type="float" office:value="14.3125" calcext:value-type="float">
            <text:p>14.31</text:p>
          </table:table-cell>
          <table:table-cell table:style-name="ce2" table:formula="of:=[.BU20]" office:value-type="float" office:value="17.375" calcext:value-type="float">
            <text:p>17.38</text:p>
          </table:table-cell>
          <table:table-cell table:style-name="ce2" table:formula="of:=[.BX20]" office:value-type="float" office:value="15.75" calcext:value-type="float">
            <text:p>15.75</text:p>
          </table:table-cell>
          <table:table-cell table:style-name="ce2" table:formula="of:=[.CA20]" office:value-type="float" office:value="16.875" calcext:value-type="float">
            <text:p>16.88</text:p>
          </table:table-cell>
          <table:table-cell table:style-name="ce2" table:formula="of:=[.CD20]" office:value-type="float" office:value="16.125" calcext:value-type="float">
            <text:p>16.13</text:p>
          </table:table-cell>
          <table:table-cell table:style-name="ce2" table:formula="of:=[.CG20]" office:value-type="float" office:value="17.125" calcext:value-type="float">
            <text:p>17.13</text:p>
          </table:table-cell>
          <table:table-cell table:style-name="ce2" table:formula="of:=[.CJ20]" office:value-type="float" office:value="16.125" calcext:value-type="float">
            <text:p>16.13</text:p>
          </table:table-cell>
          <table:table-cell table:style-name="ce2" table:formula="of:=[.CM20]" office:value-type="float" office:value="16.5625" calcext:value-type="float">
            <text:p>16.56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pynndescent</text:p>
          </table:table-cell>
          <table:table-cell table:style-name="ce2" table:formula="of:=[.BO21]" office:value-type="float" office:value="11.6875" calcext:value-type="float">
            <text:p>11.69</text:p>
          </table:table-cell>
          <table:table-cell table:style-name="ce2" table:formula="of:=[.BR21]" office:value-type="float" office:value="8.75" calcext:value-type="float">
            <text:p>8.75</text:p>
          </table:table-cell>
          <table:table-cell table:style-name="ce2" table:formula="of:=[.BU21]" office:value-type="float" office:value="11.0625" calcext:value-type="float">
            <text:p>11.06</text:p>
          </table:table-cell>
          <table:table-cell table:style-name="ce2" table:formula="of:=[.BX21]" office:value-type="float" office:value="9.375" calcext:value-type="float">
            <text:p>9.38</text:p>
          </table:table-cell>
          <table:table-cell table:style-name="ce2" table:formula="of:=[.CA21]" office:value-type="float" office:value="10.875" calcext:value-type="float">
            <text:p>10.88</text:p>
          </table:table-cell>
          <table:table-cell table:style-name="ce2" table:formula="of:=[.CD21]" office:value-type="float" office:value="10.25" calcext:value-type="float">
            <text:p>10.25</text:p>
          </table:table-cell>
          <table:table-cell table:style-name="ce2" table:formula="of:=[.CG21]" office:value-type="float" office:value="10.625" calcext:value-type="float">
            <text:p>10.63</text:p>
          </table:table-cell>
          <table:table-cell table:style-name="ce2" table:formula="of:=[.CJ21]" office:value-type="float" office:value="9.125" calcext:value-type="float">
            <text:p>9.13</text:p>
          </table:table-cell>
          <table:table-cell table:style-name="ce2" table:formula="of:=[.CM21]" office:value-type="float" office:value="10.21875" calcext:value-type="float">
            <text:p>10.22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qsgngt</text:p>
          </table:table-cell>
          <table:table-cell table:style-name="ce2" table:formula="of:=[.BO22]" office:value-type="float" office:value="5.125" calcext:value-type="float">
            <text:p>5.13</text:p>
          </table:table-cell>
          <table:table-cell table:style-name="ce2" table:formula="of:=[.BR22]" office:value-type="float" office:value="7.6875" calcext:value-type="float">
            <text:p>7.69</text:p>
          </table:table-cell>
          <table:table-cell table:style-name="ce2" table:formula="of:=[.BU22]" office:value-type="float" office:value="6.5" calcext:value-type="float">
            <text:p>6.50</text:p>
          </table:table-cell>
          <table:table-cell table:style-name="ce2" table:formula="of:=[.BX22]" office:value-type="float" office:value="6.3125" calcext:value-type="float">
            <text:p>6.31</text:p>
          </table:table-cell>
          <table:table-cell table:style-name="ce2" table:formula="of:=[.CA22]" office:value-type="float" office:value="5.125" calcext:value-type="float">
            <text:p>5.13</text:p>
          </table:table-cell>
          <table:table-cell table:style-name="ce2" table:formula="of:=[.CD22]" office:value-type="float" office:value="6.75" calcext:value-type="float">
            <text:p>6.75</text:p>
          </table:table-cell>
          <table:table-cell table:style-name="ce2" table:formula="of:=[.CG22]" office:value-type="float" office:value="6.5" calcext:value-type="float">
            <text:p>6.50</text:p>
          </table:table-cell>
          <table:table-cell table:style-name="ce2" table:formula="of:=[.CJ22]" office:value-type="float" office:value="7.25" calcext:value-type="float">
            <text:p>7.25</text:p>
          </table:table-cell>
          <table:table-cell table:style-name="ce2" table:formula="of:=[.CM22]" office:value-type="float" office:value="6.40625" calcext:value-type="float">
            <text:p>6.41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vald(NGT-anng)</text:p>
          </table:table-cell>
          <table:table-cell table:style-name="ce2" table:formula="of:=[.BO25]" office:value-type="float" office:value="14.625" calcext:value-type="float">
            <text:p>14.63</text:p>
          </table:table-cell>
          <table:table-cell table:style-name="ce2" table:formula="of:=[.BR25]" office:value-type="float" office:value="15.1875" calcext:value-type="float">
            <text:p>15.19</text:p>
          </table:table-cell>
          <table:table-cell table:style-name="ce2" table:formula="of:=[.BU25]" office:value-type="float" office:value="16.0625" calcext:value-type="float">
            <text:p>16.06</text:p>
          </table:table-cell>
          <table:table-cell table:style-name="ce2" table:formula="of:=[.BX25]" office:value-type="float" office:value="13.75" calcext:value-type="float">
            <text:p>13.75</text:p>
          </table:table-cell>
          <table:table-cell table:style-name="ce2" table:formula="of:=[.CA25]" office:value-type="float" office:value="14.375" calcext:value-type="float">
            <text:p>14.38</text:p>
          </table:table-cell>
          <table:table-cell table:style-name="ce2" table:formula="of:=[.CD25]" office:value-type="float" office:value="14.25" calcext:value-type="float">
            <text:p>14.25</text:p>
          </table:table-cell>
          <table:table-cell table:style-name="ce2" table:formula="of:=[.CG25]" office:value-type="float" office:value="16.125" calcext:value-type="float">
            <text:p>16.13</text:p>
          </table:table-cell>
          <table:table-cell table:style-name="ce2" table:formula="of:=[.CJ25]" office:value-type="float" office:value="14.875" calcext:value-type="float">
            <text:p>14.88</text:p>
          </table:table-cell>
          <table:table-cell table:style-name="ce2" table:formula="of:=[.CM25]" office:value-type="float" office:value="14.90625" calcext:value-type="float">
            <text:p>14.91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hnsw(vespa)</text:p>
          </table:table-cell>
          <table:table-cell table:style-name="ce2" table:formula="of:=[.BO13]" office:value-type="float" office:value="6.8125" calcext:value-type="float">
            <text:p>6.81</text:p>
          </table:table-cell>
          <table:table-cell table:style-name="ce2" table:formula="of:=[.BR13]" office:value-type="float" office:value="15.6875" calcext:value-type="float">
            <text:p>15.69</text:p>
          </table:table-cell>
          <table:table-cell table:style-name="ce2" table:formula="of:=[.BU13]" office:value-type="float" office:value="9.9375" calcext:value-type="float">
            <text:p>9.94</text:p>
          </table:table-cell>
          <table:table-cell table:style-name="ce2" table:formula="of:=[.BX13]" office:value-type="float" office:value="12.5625" calcext:value-type="float">
            <text:p>12.56</text:p>
          </table:table-cell>
          <table:table-cell table:style-name="ce2" table:formula="of:=[.CA13]" office:value-type="float" office:value="12.5" calcext:value-type="float">
            <text:p>12.50</text:p>
          </table:table-cell>
          <table:table-cell table:style-name="ce2" table:formula="of:=[.CD13]" office:value-type="float" office:value="8.875" calcext:value-type="float">
            <text:p>8.88</text:p>
          </table:table-cell>
          <table:table-cell table:style-name="ce2" table:formula="of:=[.CG13]" office:value-type="float" office:value="11.375" calcext:value-type="float">
            <text:p>11.38</text:p>
          </table:table-cell>
          <table:table-cell table:style-name="ce2" table:formula="of:=[.CJ13]" office:value-type="float" office:value="12.25" calcext:value-type="float">
            <text:p>12.25</text:p>
          </table:table-cell>
          <table:table-cell table:style-name="ce2" table:formula="of:=[.CM13]" office:value-type="float" office:value="11.25" calcext:value-type="float">
            <text:p>11.25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voyager</text:p>
          </table:table-cell>
          <table:table-cell table:style-name="ce2" table:formula="of:=[.BO26]" office:value-type="float" office:value="7.5625" calcext:value-type="float">
            <text:p>7.56</text:p>
          </table:table-cell>
          <table:table-cell table:style-name="ce2" table:formula="of:=[.BR26]" office:value-type="float" office:value="14.625" calcext:value-type="float">
            <text:p>14.63</text:p>
          </table:table-cell>
          <table:table-cell table:style-name="ce2" table:formula="of:=[.BU26]" office:value-type="float" office:value="10.3125" calcext:value-type="float">
            <text:p>10.31</text:p>
          </table:table-cell>
          <table:table-cell table:style-name="ce2" table:formula="of:=[.BX26]" office:value-type="float" office:value="11.875" calcext:value-type="float">
            <text:p>11.88</text:p>
          </table:table-cell>
          <table:table-cell table:style-name="ce2" table:formula="of:=[.CA26]" office:value-type="float" office:value="10.625" calcext:value-type="float">
            <text:p>10.63</text:p>
          </table:table-cell>
          <table:table-cell table:style-name="ce2" table:formula="of:=[.CD26]" office:value-type="float" office:value="10.875" calcext:value-type="float">
            <text:p>10.88</text:p>
          </table:table-cell>
          <table:table-cell table:style-name="ce2" table:formula="of:=[.CG26]" office:value-type="float" office:value="11.375" calcext:value-type="float">
            <text:p>11.38</text:p>
          </table:table-cell>
          <table:table-cell table:style-name="ce2" table:formula="of:=[.CJ26]" office:value-type="float" office:value="11.5" calcext:value-type="float">
            <text:p>11.50</text:p>
          </table:table-cell>
          <table:table-cell table:style-name="ce2" table:formula="of:=[.CM26]" office:value-type="float" office:value="11.09375" calcext:value-type="float">
            <text:p>11.09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weaviate</text:p>
          </table:table-cell>
          <table:table-cell table:style-name="ce2" table:formula="of:=[.BO27]" office:value-type="float" office:value="16.3125" calcext:value-type="float">
            <text:p>16.31</text:p>
          </table:table-cell>
          <table:table-cell table:style-name="ce2" table:formula="of:=[.BR27]" office:value-type="float" office:value="19.5" calcext:value-type="float">
            <text:p>19.50</text:p>
          </table:table-cell>
          <table:table-cell table:style-name="ce2" table:formula="of:=[.BU27]" office:value-type="float" office:value="17.5625" calcext:value-type="float">
            <text:p>17.56</text:p>
          </table:table-cell>
          <table:table-cell table:style-name="ce2" table:formula="of:=[.BX27]" office:value-type="float" office:value="18.25" calcext:value-type="float">
            <text:p>18.25</text:p>
          </table:table-cell>
          <table:table-cell table:style-name="ce2" table:formula="of:=[.CA27]" office:value-type="float" office:value="18.5" calcext:value-type="float">
            <text:p>18.50</text:p>
          </table:table-cell>
          <table:table-cell table:style-name="ce2" table:formula="of:=[.CD27]" office:value-type="float" office:value="17" calcext:value-type="float">
            <text:p>17.00</text:p>
          </table:table-cell>
          <table:table-cell table:style-name="ce2" table:formula="of:=[.CG27]" office:value-type="float" office:value="17.25" calcext:value-type="float">
            <text:p>17.25</text:p>
          </table:table-cell>
          <table:table-cell table:style-name="ce2" table:formula="of:=[.CJ27]" office:value-type="float" office:value="18.875" calcext:value-type="float">
            <text:p>18.88</text:p>
          </table:table-cell>
          <table:table-cell table:style-name="ce2" table:formula="of:=[.CM27]" office:value-type="float" office:value="17.90625" calcext:value-type="float">
            <text:p>17.91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flann</text:p>
          </table:table-cell>
          <table:table-cell table:style-name="ce2" table:formula="of:=[.BO11]" office:value-type="float" office:value="15.6875" calcext:value-type="float">
            <text:p>15.69</text:p>
          </table:table-cell>
          <table:table-cell table:style-name="ce2" table:formula="of:=[.BR11]" office:value-type="float" office:value="7.9375" calcext:value-type="float">
            <text:p>7.94</text:p>
          </table:table-cell>
          <table:table-cell table:style-name="ce2" table:formula="of:=[.BU11]" office:value-type="float" office:value="8.9375" calcext:value-type="float">
            <text:p>8.94</text:p>
          </table:table-cell>
          <table:table-cell table:style-name="ce2" table:formula="of:=[.BX11]" office:value-type="float" office:value="14.6875" calcext:value-type="float">
            <text:p>14.69</text:p>
          </table:table-cell>
          <table:table-cell table:style-name="ce2" table:formula="of:=[.CA11]" office:value-type="float" office:value="14.125" calcext:value-type="float">
            <text:p>14.13</text:p>
          </table:table-cell>
          <table:table-cell table:style-name="ce2" table:formula="of:=[.CD11]" office:value-type="float" office:value="12.125" calcext:value-type="float">
            <text:p>12.13</text:p>
          </table:table-cell>
          <table:table-cell table:style-name="ce2" table:formula="of:=[.CG11]" office:value-type="float" office:value="10.75" calcext:value-type="float">
            <text:p>10.75</text:p>
          </table:table-cell>
          <table:table-cell table:style-name="ce2" table:formula="of:=[.CJ11]" office:value-type="float" office:value="10.25" calcext:value-type="float">
            <text:p>10.25</text:p>
          </table:table-cell>
          <table:table-cell table:style-name="ce2" table:formula="of:=[.CM11]" office:value-type="float" office:value="11.8125" calcext:value-type="float">
            <text:p>11.81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mrpt</text:p>
          </table:table-cell>
          <table:table-cell table:style-name="ce2" table:formula="of:=[.BO16]" office:value-type="float" office:value="17.875" calcext:value-type="float">
            <text:p>17.88</text:p>
          </table:table-cell>
          <table:table-cell table:style-name="ce2" table:formula="of:=[.BR16]" office:value-type="float" office:value="6.5625" calcext:value-type="float">
            <text:p>6.56</text:p>
          </table:table-cell>
          <table:table-cell table:style-name="ce2" table:formula="of:=[.BU16]" office:value-type="float" office:value="12.25" calcext:value-type="float">
            <text:p>12.25</text:p>
          </table:table-cell>
          <table:table-cell table:style-name="ce2" table:formula="of:=[.BX16]" office:value-type="float" office:value="12.1875" calcext:value-type="float">
            <text:p>12.19</text:p>
          </table:table-cell>
          <table:table-cell table:style-name="ce2" table:formula="of:=[.CA16]" office:value-type="float" office:value="11.875" calcext:value-type="float">
            <text:p>11.88</text:p>
          </table:table-cell>
          <table:table-cell table:style-name="ce2" table:formula="of:=[.CD16]" office:value-type="float" office:value="14.25" calcext:value-type="float">
            <text:p>14.25</text:p>
          </table:table-cell>
          <table:table-cell table:style-name="ce2" table:formula="of:=[.CG16]" office:value-type="float" office:value="10.375" calcext:value-type="float">
            <text:p>10.38</text:p>
          </table:table-cell>
          <table:table-cell table:style-name="ce2" table:formula="of:=[.CJ16]" office:value-type="float" office:value="12.375" calcext:value-type="float">
            <text:p>12.38</text:p>
          </table:table-cell>
          <table:table-cell table:style-name="ce2" table:formula="of:=[.CM16]" office:value-type="float" office:value="12.21875" calcext:value-type="float">
            <text:p>12.22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scann</text:p>
          </table:table-cell>
          <table:table-cell table:style-name="ce2" table:formula="of:=[.BO23]" office:value-type="float" office:value="7.9375" calcext:value-type="float">
            <text:p>7.94</text:p>
          </table:table-cell>
          <table:table-cell table:style-name="ce2" table:formula="of:=[.BR23]" office:value-type="float" office:value="14.5" calcext:value-type="float">
            <text:p>14.50</text:p>
          </table:table-cell>
          <table:table-cell table:style-name="ce2" table:formula="of:=[.BU23]" office:value-type="float" office:value="13.6875" calcext:value-type="float">
            <text:p>13.69</text:p>
          </table:table-cell>
          <table:table-cell table:style-name="ce2" table:formula="of:=[.BX23]" office:value-type="float" office:value="8.75" calcext:value-type="float">
            <text:p>8.75</text:p>
          </table:table-cell>
          <table:table-cell table:style-name="ce2" table:formula="of:=[.CA23]" office:value-type="float" office:value="12" calcext:value-type="float">
            <text:p>12.00</text:p>
          </table:table-cell>
          <table:table-cell table:style-name="ce2" table:formula="of:=[.CD23]" office:value-type="float" office:value="11.375" calcext:value-type="float">
            <text:p>11.38</text:p>
          </table:table-cell>
          <table:table-cell table:style-name="ce2" table:formula="of:=[.CG23]" office:value-type="float" office:value="9.375" calcext:value-type="float">
            <text:p>9.38</text:p>
          </table:table-cell>
          <table:table-cell table:style-name="ce2" table:formula="of:=[.CJ23]" office:value-type="float" office:value="12.125" calcext:value-type="float">
            <text:p>12.13</text:p>
          </table:table-cell>
          <table:table-cell table:style-name="ce2" table:formula="of:=[.CM23]" office:value-type="float" office:value="11.21875" calcext:value-type="float">
            <text:p>11.22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faiss-ivf</text:p>
          </table:table-cell>
          <table:table-cell table:style-name="ce2" table:formula="of:=[.BO9]" office:value-type="float" office:value="9.25" calcext:value-type="float">
            <text:p>9.25</text:p>
          </table:table-cell>
          <table:table-cell table:style-name="ce2" table:formula="of:=[.BR9]" office:value-type="float" office:value="1.25" calcext:value-type="float">
            <text:p>1.25</text:p>
          </table:table-cell>
          <table:table-cell table:style-name="ce2" table:formula="of:=[.BU9]" office:value-type="float" office:value="4.1875" calcext:value-type="float">
            <text:p>4.19</text:p>
          </table:table-cell>
          <table:table-cell table:style-name="ce2" table:formula="of:=[.BX9]" office:value-type="float" office:value="6.3125" calcext:value-type="float">
            <text:p>6.31</text:p>
          </table:table-cell>
          <table:table-cell table:style-name="ce2" table:formula="of:=[.CA9]" office:value-type="float" office:value="6.5" calcext:value-type="float">
            <text:p>6.50</text:p>
          </table:table-cell>
          <table:table-cell table:style-name="ce2" table:formula="of:=[.CD9]" office:value-type="float" office:value="2.125" calcext:value-type="float">
            <text:p>2.13</text:p>
          </table:table-cell>
          <table:table-cell table:style-name="ce2" table:formula="of:=[.CG9]" office:value-type="float" office:value="6.625" calcext:value-type="float">
            <text:p>6.63</text:p>
          </table:table-cell>
          <table:table-cell table:style-name="ce2" table:formula="of:=[.CJ9]" office:value-type="float" office:value="5.75" calcext:value-type="float">
            <text:p>5.75</text:p>
          </table:table-cell>
          <table:table-cell table:style-name="ce2" table:formula="of:=[.CM9]" office:value-type="float" office:value="5.25" calcext:value-type="float">
            <text:p>5.25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faiss-ivfpqfs</text:p>
          </table:table-cell>
          <table:table-cell table:style-name="ce2" table:formula="of:=[.BO10]" office:value-type="float" office:value="6.9375" calcext:value-type="float">
            <text:p>6.94</text:p>
          </table:table-cell>
          <table:table-cell table:style-name="ce2" table:formula="of:=[.BR10]" office:value-type="float" office:value="1.75" calcext:value-type="float">
            <text:p>1.75</text:p>
          </table:table-cell>
          <table:table-cell table:style-name="ce2" table:formula="of:=[.BU10]" office:value-type="float" office:value="5" calcext:value-type="float">
            <text:p>5.00</text:p>
          </table:table-cell>
          <table:table-cell table:style-name="ce2" table:formula="of:=[.BX10]" office:value-type="float" office:value="3.6875" calcext:value-type="float">
            <text:p>3.69</text:p>
          </table:table-cell>
          <table:table-cell table:style-name="ce2" table:formula="of:=[.CA10]" office:value-type="float" office:value="4.125" calcext:value-type="float">
            <text:p>4.13</text:p>
          </table:table-cell>
          <table:table-cell table:style-name="ce2" table:formula="of:=[.CD10]" office:value-type="float" office:value="4.75" calcext:value-type="float">
            <text:p>4.75</text:p>
          </table:table-cell>
          <table:table-cell table:style-name="ce2" table:formula="of:=[.CG10]" office:value-type="float" office:value="4" calcext:value-type="float">
            <text:p>4.00</text:p>
          </table:table-cell>
          <table:table-cell table:style-name="ce2" table:formula="of:=[.CJ10]" office:value-type="float" office:value="4.5" calcext:value-type="float">
            <text:p>4.50</text:p>
          </table:table-cell>
          <table:table-cell table:style-name="ce2" table:formula="of:=[.CM10]" office:value-type="float" office:value="4.34375" calcext:value-type="float">
            <text:p>4.34</text:p>
          </table:table-cell>
          <table:table-cell table:number-columns-repeated="17"/>
        </table:table-row>
        <table:table-row table:style-name="ro1">
          <table:table-cell table:number-columns-repeated="65"/>
          <table:table-cell office:value-type="string" calcext:value-type="string">
            <text:p>tinyknn</text:p>
          </table:table-cell>
          <table:table-cell table:style-name="ce2" table:formula="of:=[.BO24]" office:value-type="float" office:value="21.75" calcext:value-type="float">
            <text:p>21.75</text:p>
          </table:table-cell>
          <table:table-cell table:style-name="ce2" table:formula="of:=[.BR24]" office:value-type="float" office:value="20.375" calcext:value-type="float">
            <text:p>20.38</text:p>
          </table:table-cell>
          <table:table-cell table:style-name="ce2" table:formula="of:=[.BU24]" office:value-type="float" office:value="20.75" calcext:value-type="float">
            <text:p>20.75</text:p>
          </table:table-cell>
          <table:table-cell table:style-name="ce2" table:formula="of:=[.BX24]" office:value-type="float" office:value="21.375" calcext:value-type="float">
            <text:p>21.38</text:p>
          </table:table-cell>
          <table:table-cell table:style-name="ce2" table:formula="of:=[.CA24]" office:value-type="float" office:value="20.75" calcext:value-type="float">
            <text:p>20.75</text:p>
          </table:table-cell>
          <table:table-cell table:style-name="ce2" table:formula="of:=[.CD24]" office:value-type="float" office:value="21.5" calcext:value-type="float">
            <text:p>21.50</text:p>
          </table:table-cell>
          <table:table-cell table:style-name="ce2" table:formula="of:=[.CG24]" office:value-type="float" office:value="20.75" calcext:value-type="float">
            <text:p>20.75</text:p>
          </table:table-cell>
          <table:table-cell table:style-name="ce2" table:formula="of:=[.CJ24]" office:value-type="float" office:value="21.25" calcext:value-type="float">
            <text:p>21.25</text:p>
          </table:table-cell>
          <table:table-cell table:style-name="ce2" table:formula="of:=[.CM24]" office:value-type="float" office:value="21.0625" calcext:value-type="float">
            <text:p>21.06</text:p>
          </table:table-cell>
          <table:table-cell table:number-columns-repeated="17"/>
        </table:table-row>
      </table:table>
      <table:table table:name="Averages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ngular</text:p>
          </table:table-cell>
          <table:table-cell office:value-type="string" calcext:value-type="string">
            <text:p>Eucledian</text:p>
          </table:table-cell>
          <table:table-cell office:value-type="string" calcext:value-type="string">
            <text:p>FB15k-237</text:p>
          </table:table-cell>
          <table:table-cell office:value-type="string" calcext:value-type="string">
            <text:p>Yago3</text:p>
          </table:table-cell>
          <table:table-cell office:value-type="string" calcext:value-type="string">
            <text:p>Distmult</text:p>
          </table:table-cell>
          <table:table-cell office:value-type="string" calcext:value-type="string">
            <text:p>QuatE</text:p>
          </table:table-cell>
          <table:table-cell office:value-type="string" calcext:value-type="string">
            <text:p>Omult</text:p>
          </table:table-cell>
          <table:table-cell office:value-type="string" calcext:value-type="string">
            <text:p>Keci</text:p>
          </table:table-cell>
          <table:table-cell office:value-type="string" calcext:value-type="string">
            <text:p>Overall</text:p>
          </table:table-cell>
        </table:table-row>
        <table:table-row table:style-name="ro1">
          <table:table-cell office:value-type="string" calcext:value-type="string">
            <text:p>bruteforce-bla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table:number-columns-repeated="9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nsw(faiss)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nswli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ceneknn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GT-pann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T-q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ndescen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pensearchkn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g_embedding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ynndesce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sgng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d(NGT-anng)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nsw(vespa)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oyager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lan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rpt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an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iss-iv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ss-ivfpqf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kn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0:50:49.734894458</meta:creation-date>
    <dc:date>2024-12-15T16:47:46.001463474</dc:date>
    <meta:editing-duration>PT22H20M16S</meta:editing-duration>
    <meta:editing-cycles>4</meta:editing-cycles>
    <meta:generator>LibreOffice/7.3.7.2$Linux_X86_64 LibreOffice_project/30$Build-2</meta:generator>
    <meta:document-statistic meta:table-count="2" meta:cell-count="2733" meta:object-count="0"/>
  </office:meta>
</office:document-meta>
</file>